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6" style:family="table">
      <style:table-properties style:width="8.5cm" table:align="margins"/>
    </style:style>
    <style:style style:name="Tabla6.A" style:family="table-column">
      <style:table-column-properties style:column-width="0.953cm" style:rel-column-width="7343*"/>
    </style:style>
    <style:style style:name="Tabla6.B" style:family="table-column">
      <style:table-column-properties style:column-width="7.548cm" style:rel-column-width="58192*"/>
    </style:style>
    <style:style style:name="Tabla6.A1" style:family="table-cell">
      <style:table-cell-properties fo:padding="0.097cm" fo:border="none"/>
    </style:style>
    <style:style style:name="Tabla8" style:family="table">
      <style:table-properties style:width="8.5cm" table:align="margins"/>
    </style:style>
    <style:style style:name="Tabla8.A" style:family="table-column">
      <style:table-column-properties style:column-width="0.953cm" style:rel-column-width="7343*"/>
    </style:style>
    <style:style style:name="Tabla8.B" style:family="table-column">
      <style:table-column-properties style:column-width="7.548cm" style:rel-column-width="58192*"/>
    </style:style>
    <style:style style:name="Tabla8.A1" style:family="table-cell">
      <style:table-cell-properties fo:padding="0.097cm" fo:border="none"/>
    </style:style>
    <style:style style:name="Tabla15" style:family="table">
      <style:table-properties style:width="16.999cm" table:align="margins"/>
    </style:style>
    <style:style style:name="Tabla15.A" style:family="table-column">
      <style:table-column-properties style:column-width="16.999cm" style:rel-column-width="65535*"/>
    </style:style>
    <style:style style:name="Tabla15.1" style:family="table-row">
      <style:table-row-properties style:row-height="0.049cm"/>
    </style:style>
    <style:style style:name="Tabla15.A1" style:family="table-cell">
      <style:table-cell-properties fo:background-color="#000000" fo:padding="0.097cm" fo:border="0.002cm solid #000000">
        <style:background-image/>
      </style:table-cell-properties>
    </style:style>
    <style:style style:name="Table1" style:family="table">
      <style:table-properties style:width="16.999cm" table:align="margins" fo:keep-with-next="always"/>
    </style:style>
    <style:style style:name="Table1.A" style:family="table-column">
      <style:table-column-properties style:column-width="3.678cm" style:rel-column-width="14178*"/>
    </style:style>
    <style:style style:name="Table1.B" style:family="table-column">
      <style:table-column-properties style:column-width="2.408cm" style:rel-column-width="9282*"/>
    </style:style>
    <style:style style:name="Table1.C" style:family="table-column">
      <style:table-column-properties style:column-width="10.913cm" style:rel-column-width="4207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2" style:family="table-row">
      <style:table-row-properties style:row-height="0.15cm"/>
    </style:style>
    <style:style style:name="Table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a16" style:family="table">
      <style:table-properties style:width="16.999cm" table:align="margins"/>
    </style:style>
    <style:style style:name="Tabla16.A" style:family="table-column">
      <style:table-column-properties style:column-width="16.999cm" style:rel-column-width="65535*"/>
    </style:style>
    <style:style style:name="Tabla16.1" style:family="table-row">
      <style:table-row-properties style:row-height="0.049cm"/>
    </style:style>
    <style:style style:name="Tabla16.A1" style:family="table-cell">
      <style:table-cell-properties fo:background-color="#000000" fo:padding="0.097cm" fo:border="0.002cm solid #000000">
        <style:background-image/>
      </style:table-cell-properties>
    </style:style>
    <style:style style:name="Tabla17" style:family="table">
      <style:table-properties style:width="16.999cm" table:align="margins"/>
    </style:style>
    <style:style style:name="Tabla17.A" style:family="table-column">
      <style:table-column-properties style:column-width="16.999cm" style:rel-column-width="65535*"/>
    </style:style>
    <style:style style:name="Tabla17.1" style:family="table-row">
      <style:table-row-properties style:row-height="0.049cm"/>
    </style:style>
    <style:style style:name="Tabla17.A1" style:family="table-cell">
      <style:table-cell-properties fo:background-color="#000000" fo:padding="0.097cm" fo:border="0.002cm solid #000000">
        <style:background-image/>
      </style:table-cell-properties>
    </style:style>
    <style:style style:name="Tabla4" style:family="table">
      <style:table-properties style:width="16.999cm" table:align="margins" fo:keep-with-next="always"/>
    </style:style>
    <style:style style:name="Tabla4.A" style:family="table-column">
      <style:table-column-properties style:column-width="1.425cm" style:rel-column-width="5494*"/>
    </style:style>
    <style:style style:name="Tabla4.B" style:family="table-column">
      <style:table-column-properties style:column-width="2.094cm" style:rel-column-width="8072*"/>
    </style:style>
    <style:style style:name="Tabla4.C" style:family="table-column">
      <style:table-column-properties style:column-width="1.505cm" style:rel-column-width="5800*"/>
    </style:style>
    <style:style style:name="Tabla4.D" style:family="table-column">
      <style:table-column-properties style:column-width="1.346cm" style:rel-column-width="5188*"/>
    </style:style>
    <style:style style:name="Tabla4.L" style:family="table-column">
      <style:table-column-properties style:column-width="1.21cm" style:rel-column-width="4665*"/>
    </style:style>
    <style:style style:name="Tabla4.A1" style:family="table-cell">
      <style:table-cell-properties fo:padding="0.097cm" fo:border-left="0.002cm solid #000000" fo:border-right="none" fo:border-top="0.002cm solid #000000" fo:border-bottom="0.002cm solid #000000"/>
    </style:style>
    <style:style style:name="Tabla4.L1" style:family="table-cell">
      <style:table-cell-properties fo:padding="0.097cm" fo:border="0.002cm solid #000000"/>
    </style:style>
    <style:style style:name="Tabla4.2" style:family="table-row">
      <style:table-row-properties style:row-height="0.15cm"/>
    </style:style>
    <style:style style:name="Tabla4.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4.A3" style:family="table-cell">
      <style:table-cell-properties fo:padding="0.097cm" fo:border-left="0.002cm solid #000000" fo:border-right="none" fo:border-top="none" fo:border-bottom="0.002cm solid #000000"/>
    </style:style>
    <style:style style:name="Tabla4.L3" style:family="table-cell">
      <style:table-cell-properties fo:padding="0.097cm" fo:border-left="0.002cm solid #000000" fo:border-right="0.002cm solid #000000" fo:border-top="none" fo:border-bottom="0.002cm solid #000000"/>
    </style:style>
    <style:style style:name="Tabla4.A7" style:family="table-cell">
      <style:table-cell-properties fo:padding="0.097cm" fo:border-left="0.002cm solid #000000" fo:border-right="none" fo:border-top="0.002cm solid #000000" fo:border-bottom="none"/>
    </style:style>
    <style:style style:name="Tabla4.C7" style:family="table-cell">
      <style:table-cell-properties fo:padding="0.097cm" fo:border-left="0.002cm solid #000000" fo:border-right="0.002cm solid #000000" fo:border-top="0.002cm solid #000000" fo:border-bottom="none"/>
    </style:style>
    <style:style style:name="Tabla4.D7" style:family="table-cell">
      <style:table-cell-properties fo:padding="0.097cm" fo:border-left="none" fo:border-right="none" fo:border-top="0.002cm solid #000000" fo:border-bottom="0.002cm solid #000000"/>
    </style:style>
    <style:style style:name="Tabla4.12" style:family="table-row">
      <style:table-row-properties style:row-height="0.101cm"/>
    </style:style>
    <style:style style:name="Tabla4.A1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a4.D13" style:family="table-cell" style:data-style-name="N0">
      <style:table-cell-properties fo:padding="0.097cm" fo:border-left="0.002cm solid #000000" fo:border-right="none" fo:border-top="none" fo:border-bottom="0.002cm solid #000000"/>
    </style:style>
    <style:style style:name="Tabla4.J18" style:family="table-cell" style:data-style-name="N0">
      <style:table-cell-properties fo:padding="0.097cm" fo:border-left="none" fo:border-right="none" fo:border-top="0.002cm solid #000000" fo:border-bottom="0.002cm solid #000000"/>
    </style:style>
    <style:style style:name="Tabla4.A30" style:family="table-cell">
      <style:table-cell-properties fo:background-color="#666666" fo:padding="0.097cm" fo:border-left="0.002cm solid #000000" fo:border-right="0.002cm solid #000000" fo:border-top="none" fo:border-bottom="0.002cm solid #000000">
        <style:background-image/>
      </style:table-cell-properties>
    </style:style>
    <style:style style:name="Tabla4.K31" style:family="table-cell">
      <style:table-cell-properties fo:padding="0.097cm" fo:border-left="none" fo:border-right="0.002cm solid #000000" fo:border-top="0.002cm solid #000000" fo:border-bottom="0.002cm solid #000000"/>
    </style:style>
    <style:style style:name="Tabla2" style:family="table">
      <style:table-properties style:width="16.999cm" table:align="margins"/>
    </style:style>
    <style:style style:name="Tabla2.A" style:family="table-column">
      <style:table-column-properties style:column-width="1.429cm" style:rel-column-width="5508*"/>
    </style:style>
    <style:style style:name="Tabla2.B" style:family="table-column">
      <style:table-column-properties style:column-width="15.57cm" style:rel-column-width="60027*"/>
    </style:style>
    <style:style style:name="Tabla2.A1" style:family="table-cell">
      <style:table-cell-properties fo:padding="0.097cm" fo:border="none"/>
    </style:style>
    <style:style style:name="Tabla2.A2" style:family="table-cell" style:data-style-name="N0">
      <style:table-cell-properties fo:padding="0.097cm" fo:border="none"/>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1" style:family="table-row">
      <style:table-row-properties style:row-height="0.049cm"/>
    </style:style>
    <style:style style:name="Tabla18.A1" style:family="table-cell">
      <style:table-cell-properties fo:background-color="#000000" fo:padding="0.097cm" fo:border="0.002cm solid #000000">
        <style:background-image/>
      </style:table-cell-properties>
    </style:style>
    <style:style style:name="Tabla14" style:family="table">
      <style:table-properties style:width="10.769cm" fo:margin-left="3.212cm" fo:margin-right="3.018cm" table:align="margins"/>
    </style:style>
    <style:style style:name="Tabla14.A" style:family="table-column">
      <style:table-column-properties style:column-width="1.057cm" style:rel-column-width="6430*"/>
    </style:style>
    <style:style style:name="Tabla14.B" style:family="table-column">
      <style:table-column-properties style:column-width="2.884cm" style:rel-column-width="17551*"/>
    </style:style>
    <style:style style:name="Tabla14.C" style:family="table-column">
      <style:table-column-properties style:column-width="1.429cm" style:rel-column-width="8695*"/>
    </style:style>
    <style:style style:name="Tabla14.D" style:family="table-column">
      <style:table-column-properties style:column-width="2.249cm" style:rel-column-width="13686*"/>
    </style:style>
    <style:style style:name="Tabla14.E" style:family="table-column">
      <style:table-column-properties style:column-width="3.15cm" style:rel-column-width="19173*"/>
    </style:style>
    <style:style style:name="Tabla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4.E1" style:family="table-cell">
      <style:table-cell-properties fo:background-color="#cccccc" fo:padding="0.097cm" fo:border="0.002cm solid #000000">
        <style:background-image/>
      </style:table-cell-properties>
    </style:style>
    <style:style style:name="Tabla14.A2" style:family="table-cell" style:data-style-name="N0">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none" fo:border-top="none" fo:border-bottom="0.002cm solid #000000"/>
    </style:style>
    <style:style style:name="Tabla14.E2" style:family="table-cell">
      <style:table-cell-properties fo:padding="0.097cm" fo:border-left="0.002cm solid #000000" fo:border-right="0.002cm solid #000000" fo:border-top="none" fo:border-bottom="0.002cm solid #000000"/>
    </style:style>
    <style:style style:name="Tabla14.B4" style:family="table-cell">
      <style:table-cell-properties fo:background-color="#e6e6e6" fo:padding="0.097cm" fo:border-left="0.002cm solid #000000" fo:border-right="none" fo:border-top="none" fo:border-bottom="0.002cm solid #000000">
        <style:background-image/>
      </style:table-cell-properties>
    </style:style>
    <style:style style:name="Tabla14.E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9" style:family="table">
      <style:table-properties style:width="16.999cm" table:align="margins"/>
    </style:style>
    <style:style style:name="Tabla19.A" style:family="table-column">
      <style:table-column-properties style:column-width="16.999cm" style:rel-column-width="65535*"/>
    </style:style>
    <style:style style:name="Tabla19.1" style:family="table-row">
      <style:table-row-properties style:row-height="0.049cm"/>
    </style:style>
    <style:style style:name="Tabla19.A1" style:family="table-cell">
      <style:table-cell-properties fo:background-color="#000000" fo:padding="0.097cm" fo:border="0.002cm solid #000000">
        <style:background-image/>
      </style:table-cell-properties>
    </style:style>
    <style:style style:name="Tabla20" style:family="table">
      <style:table-properties style:width="16.999cm" table:align="margins"/>
    </style:style>
    <style:style style:name="Tabla20.A" style:family="table-column">
      <style:table-column-properties style:column-width="16.999cm" style:rel-column-width="65535*"/>
    </style:style>
    <style:style style:name="Tabla20.1" style:family="table-row">
      <style:table-row-properties style:row-height="0.049cm"/>
    </style:style>
    <style:style style:name="Tabla20.A1" style:family="table-cell">
      <style:table-cell-properties fo:background-color="#000000" fo:padding="0.097cm" fo:border="0.002cm solid #000000">
        <style:background-image/>
      </style:table-cell-properties>
    </style:style>
    <style:style style:name="Tabla1" style:family="table">
      <style:table-properties style:width="16.999cm" table:align="margins" fo:keep-with-next="always"/>
    </style:style>
    <style:style style:name="Tabla1.A" style:family="table-column">
      <style:table-column-properties style:column-width="6.218cm" style:rel-column-width="23971*"/>
    </style:style>
    <style:style style:name="Tabla1.B" style:family="table-column">
      <style:table-column-properties style:column-width="1.667cm" style:rel-column-width="6426*"/>
    </style:style>
    <style:style style:name="Tabla1.C" style:family="table-column">
      <style:table-column-properties style:column-width="9.114cm" style:rel-column-width="35138*"/>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2" style:family="table-row">
      <style:table-row-properties style:row-height="0.15cm"/>
    </style:style>
    <style:style style:name="Tabla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1.A3" style:family="table-cell">
      <style:table-cell-properties fo:padding="0.097cm" fo:border-left="0.002cm solid #000000" fo:border-right="none" fo:border-top="none" fo:border-bottom="0.002cm solid #000000"/>
    </style:style>
    <style:style style:name="Tabla1.B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0.002cm solid #000000" fo:border-top="none" fo:border-bottom="0.002cm solid #000000"/>
    </style:style>
    <style:style style:name="Tabla1.B12" style:family="table-cell" style:data-style-name="N100">
      <style:table-cell-properties fo:padding="0.097cm" fo:border-left="0.002cm solid #000000" fo:border-right="none" fo:border-top="none" fo:border-bottom="0.002cm solid #000000"/>
    </style:style>
    <style:style style:name="Tabla5" style:family="table">
      <style:table-properties style:width="16.999cm" table:align="margins"/>
    </style:style>
    <style:style style:name="Tabla5.A" style:family="table-column">
      <style:table-column-properties style:column-width="1.429cm" style:rel-column-width="5508*"/>
    </style:style>
    <style:style style:name="Tabla5.B" style:family="table-column">
      <style:table-column-properties style:column-width="15.57cm" style:rel-column-width="60027*"/>
    </style:style>
    <style:style style:name="Tabla5.A1" style:family="table-cell">
      <style:table-cell-properties fo:padding="0.097cm" fo:border="none"/>
    </style:style>
    <style:style style:name="Tabla5.A2" style:family="table-cell" style:data-style-name="N0">
      <style:table-cell-properties fo:padding="0.097cm" fo:border="none"/>
    </style:style>
    <style:style style:name="Tabla21" style:family="table">
      <style:table-properties style:width="16.999cm" table:align="margins"/>
    </style:style>
    <style:style style:name="Tabla21.A" style:family="table-column">
      <style:table-column-properties style:column-width="16.999cm" style:rel-column-width="65535*"/>
    </style:style>
    <style:style style:name="Tabla21.1" style:family="table-row">
      <style:table-row-properties style:row-height="0.049cm"/>
    </style:style>
    <style:style style:name="Tabla21.A1" style:family="table-cell">
      <style:table-cell-properties fo:background-color="#000000" fo:padding="0.097cm" fo:border="0.002cm solid #000000">
        <style:background-image/>
      </style:table-cell-properties>
    </style:style>
    <style:style style:name="Tabla7" style:family="table">
      <style:table-properties style:width="14.194cm" fo:margin-left="0.54cm" fo:margin-right="2.265cm" table:align="margins"/>
    </style:style>
    <style:style style:name="Tabla7.A" style:family="table-column">
      <style:table-column-properties style:column-width="2.143cm" style:rel-column-width="9894*"/>
    </style:style>
    <style:style style:name="Tabla7.B" style:family="table-column">
      <style:table-column-properties style:column-width="1.506cm" style:rel-column-width="6955*"/>
    </style:style>
    <style:style style:name="Tabla7.I" style:family="table-column">
      <style:table-column-properties style:column-width="1.506cm" style:rel-column-width="6956*"/>
    </style:style>
    <style:style style:name="Tabla7.A1" style:family="table-cell" style:data-style-name="N0">
      <style:table-cell-properties fo:padding="0.097cm" fo:border="none"/>
    </style:style>
    <style:style style:name="Tabla7.A2" style:family="table-cell">
      <style:table-cell-properties fo:padding="0.097cm" fo:border="none"/>
    </style:style>
    <style:style style:name="Tabla7.B2" style:family="table-cell" style:data-style-name="N0">
      <style:table-cell-properties fo:padding="0.097cm" fo:border-left="0.002cm solid #000000" fo:border-right="none" fo:border-top="0.002cm solid #000000" fo:border-bottom="0.002cm solid #000000"/>
    </style:style>
    <style:style style:name="Tabla7.D2" style:family="table-cell">
      <style:table-cell-properties fo:padding="0.097cm" fo:border-left="0.002cm solid #000000" fo:border-right="none" fo:border-top="0.002cm solid #000000" fo:border-bottom="0.002cm solid #000000"/>
    </style:style>
    <style:style style:name="Tabla7.I2" style:family="table-cell">
      <style:table-cell-properties fo:padding="0.097cm" fo:border="0.002cm solid #000000"/>
    </style:style>
    <style:style style:name="Tabla23" style:family="table">
      <style:table-properties style:width="11.086cm" fo:margin-left="2.921cm" fo:margin-right="2.992cm" table:align="margins"/>
    </style:style>
    <style:style style:name="Tabla23.A" style:family="table-column">
      <style:table-column-properties style:column-width="1.667cm" style:rel-column-width="9853*"/>
    </style:style>
    <style:style style:name="Tabla23.B" style:family="table-column">
      <style:table-column-properties style:column-width="9.419cm" style:rel-column-width="55682*"/>
    </style:style>
    <style:style style:name="Tabla23.A1" style:family="table-cell">
      <style:table-cell-properties style:vertical-align="middle" fo:padding="0.097cm" fo:border-left="none" fo:border-right="none" fo:border-top="0.002cm solid #000000" fo:border-bottom="0.002cm solid #000000"/>
    </style:style>
    <style:style style:name="Tabla12" style:family="table">
      <style:table-properties style:width="14.194cm" fo:margin-left="0.54cm" fo:margin-right="2.265cm" table:align="margins"/>
    </style:style>
    <style:style style:name="Tabla12.A" style:family="table-column">
      <style:table-column-properties style:column-width="2.141cm" style:rel-column-width="9886*"/>
    </style:style>
    <style:style style:name="Tabla12.B" style:family="table-column">
      <style:table-column-properties style:column-width="1.506cm" style:rel-column-width="6955*"/>
    </style:style>
    <style:style style:name="Tabla12.I" style:family="table-column">
      <style:table-column-properties style:column-width="1.508cm" style:rel-column-width="6964*"/>
    </style:style>
    <style:style style:name="Tabla12.A1" style:family="table-cell" style:data-style-name="N0">
      <style:table-cell-properties fo:padding="0.097cm" fo:border="none"/>
    </style:style>
    <style:style style:name="Tabla12.A2" style:family="table-cell">
      <style:table-cell-properties fo:padding="0.097cm" fo:border="none"/>
    </style:style>
    <style:style style:name="Tabla12.B2" style:family="table-cell">
      <style:table-cell-properties fo:padding="0.097cm" fo:border="0.002cm solid #000000"/>
    </style:style>
    <style:style style:name="Tabla9" style:family="table">
      <style:table-properties style:width="14.194cm" fo:margin-left="0.54cm" fo:margin-right="2.265cm" table:align="margins"/>
    </style:style>
    <style:style style:name="Tabla9.A" style:family="table-column">
      <style:table-column-properties style:column-width="2.143cm" style:rel-column-width="9894*"/>
    </style:style>
    <style:style style:name="Tabla9.B" style:family="table-column">
      <style:table-column-properties style:column-width="1.506cm" style:rel-column-width="6955*"/>
    </style:style>
    <style:style style:name="Tabla9.I" style:family="table-column">
      <style:table-column-properties style:column-width="1.506cm" style:rel-column-width="6956*"/>
    </style:style>
    <style:style style:name="Tabla9.A1" style:family="table-cell" style:data-style-name="N0">
      <style:table-cell-properties fo:padding="0.097cm" fo:border="none"/>
    </style:style>
    <style:style style:name="Tabla9.A2" style:family="table-cell">
      <style:table-cell-properties fo:padding="0.097cm" fo:border="none"/>
    </style:style>
    <style:style style:name="Tabla9.B2" style:family="table-cell" style:data-style-name="N0">
      <style:table-cell-properties fo:padding="0.097cm" fo:border-left="0.002cm solid #000000" fo:border-right="none" fo:border-top="0.002cm solid #000000" fo:border-bottom="0.002cm solid #000000"/>
    </style:style>
    <style:style style:name="Tabla9.D2" style:family="table-cell">
      <style:table-cell-properties fo:padding="0.097cm" fo:border-left="0.002cm solid #000000" fo:border-right="none" fo:border-top="0.002cm solid #000000" fo:border-bottom="0.002cm solid #000000"/>
    </style:style>
    <style:style style:name="Tabla9.I2" style:family="table-cell">
      <style:table-cell-properties fo:padding="0.097cm" fo:border="0.002cm solid #000000"/>
    </style:style>
    <style:style style:name="Tabla10" style:family="table">
      <style:table-properties style:width="14.194cm" fo:margin-left="0.54cm" fo:margin-right="2.265cm" table:align="margins"/>
    </style:style>
    <style:style style:name="Tabla10.A" style:family="table-column">
      <style:table-column-properties style:column-width="2.141cm" style:rel-column-width="9886*"/>
    </style:style>
    <style:style style:name="Tabla10.B" style:family="table-column">
      <style:table-column-properties style:column-width="1.506cm" style:rel-column-width="6955*"/>
    </style:style>
    <style:style style:name="Tabla10.I" style:family="table-column">
      <style:table-column-properties style:column-width="1.508cm" style:rel-column-width="6964*"/>
    </style:style>
    <style:style style:name="Tabla10.A1" style:family="table-cell" style:data-style-name="N0">
      <style:table-cell-properties fo:padding="0.097cm" fo:border="none"/>
    </style:style>
    <style:style style:name="Tabla10.A2" style:family="table-cell">
      <style:table-cell-properties fo:padding="0.097cm" fo:border="none"/>
    </style:style>
    <style:style style:name="Tabla10.B2" style:family="table-cell">
      <style:table-cell-properties fo:padding="0.097cm" fo:border="0.002cm solid #000000"/>
    </style:style>
    <style:style style:name="Tabla11" style:family="table">
      <style:table-properties style:width="14.194cm" fo:margin-left="0.54cm" fo:margin-right="2.265cm" table:align="margins"/>
    </style:style>
    <style:style style:name="Tabla11.A" style:family="table-column">
      <style:table-column-properties style:column-width="2.141cm" style:rel-column-width="9886*"/>
    </style:style>
    <style:style style:name="Tabla11.B" style:family="table-column">
      <style:table-column-properties style:column-width="1.506cm" style:rel-column-width="6955*"/>
    </style:style>
    <style:style style:name="Tabla11.I" style:family="table-column">
      <style:table-column-properties style:column-width="1.508cm" style:rel-column-width="6964*"/>
    </style:style>
    <style:style style:name="Tabla11.A1" style:family="table-cell" style:data-style-name="N0">
      <style:table-cell-properties fo:padding="0.097cm" fo:border="none"/>
    </style:style>
    <style:style style:name="Tabla11.A2" style:family="table-cell">
      <style:table-cell-properties fo:padding="0.097cm" fo:border="none"/>
    </style:style>
    <style:style style:name="Tabla11.B2" style:family="table-cell">
      <style:table-cell-properties fo:padding="0.097cm" fo:border="0.002cm solid #000000"/>
    </style:style>
    <style:style style:name="Tabla13" style:family="table">
      <style:table-properties style:width="14.194cm" fo:margin-left="0.54cm" fo:margin-right="2.265cm" table:align="margins"/>
    </style:style>
    <style:style style:name="Tabla13.A" style:family="table-column">
      <style:table-column-properties style:column-width="2.143cm" style:rel-column-width="9894*"/>
    </style:style>
    <style:style style:name="Tabla13.B" style:family="table-column">
      <style:table-column-properties style:column-width="1.506cm" style:rel-column-width="6955*"/>
    </style:style>
    <style:style style:name="Tabla13.I" style:family="table-column">
      <style:table-column-properties style:column-width="1.506cm" style:rel-column-width="6956*"/>
    </style:style>
    <style:style style:name="Tabla13.A1" style:family="table-cell" style:data-style-name="N0">
      <style:table-cell-properties fo:padding="0.097cm" fo:border="none"/>
    </style:style>
    <style:style style:name="Tabla13.A2" style:family="table-cell">
      <style:table-cell-properties fo:padding="0.097cm" fo:border="none"/>
    </style:style>
    <style:style style:name="Tabla13.B2" style:family="table-cell">
      <style:table-cell-properties fo:padding="0.097cm" fo:border-left="0.002cm solid #000000" fo:border-right="none" fo:border-top="0.002cm solid #000000" fo:border-bottom="0.002cm solid #000000"/>
    </style:style>
    <style:style style:name="Tabla13.I2" style:family="table-cell">
      <style:table-cell-properties fo:padding="0.097cm" fo:border="0.002cm solid #000000"/>
    </style:style>
    <style:style style:name="Tabla22" style:family="table">
      <style:table-properties style:width="16.999cm" table:align="margins"/>
    </style:style>
    <style:style style:name="Tabla22.A" style:family="table-column">
      <style:table-column-properties style:column-width="16.999cm" style:rel-column-width="65535*"/>
    </style:style>
    <style:style style:name="Tabla22.1" style:family="table-row">
      <style:table-row-properties style:row-height="0.049cm"/>
    </style:style>
    <style:style style:name="Tabla22.A1" style:family="table-cell">
      <style:table-cell-properties fo:background-color="#000000" fo:padding="0.097cm" fo:border="0.002cm solid #000000">
        <style:background-image/>
      </style:table-cell-properties>
    </style:style>
    <style:style style:name="Tabla24" style:family="table">
      <style:table-properties style:width="16.999cm" table:align="margins"/>
    </style:style>
    <style:style style:name="Tabla24.A" style:family="table-column">
      <style:table-column-properties style:column-width="2.425cm" style:rel-column-width="9350*"/>
    </style:style>
    <style:style style:name="Tabla24.B" style:family="table-column">
      <style:table-column-properties style:column-width="1.727cm" style:rel-column-width="6657*"/>
    </style:style>
    <style:style style:name="Tabla24.C" style:family="table-column">
      <style:table-column-properties style:column-width="1.429cm" style:rel-column-width="5508*"/>
    </style:style>
    <style:style style:name="Tabla24.D" style:family="table-column">
      <style:table-column-properties style:column-width="4.05cm" style:rel-column-width="15613*"/>
    </style:style>
    <style:style style:name="Tabla24.E" style:family="table-column">
      <style:table-column-properties style:column-width="1.138cm" style:rel-column-width="4386*"/>
    </style:style>
    <style:style style:name="Tabla24.F" style:family="table-column">
      <style:table-column-properties style:column-width="1.349cm" style:rel-column-width="5202*"/>
    </style:style>
    <style:style style:name="Tabla24.G" style:family="table-column">
      <style:table-column-properties style:column-width="4.881cm" style:rel-column-width="18819*"/>
    </style:style>
    <style:style style:name="Tabla24.A1" style:family="table-cell">
      <style:table-cell-properties fo:background-color="#e6e6e6" fo:padding="0.097cm" fo:border-left="0.002cm solid #000000" fo:border-right="none" fo:border-top="0.002cm solid #000000" fo:border-bottom="none">
        <style:background-image/>
      </style:table-cell-properties>
    </style:style>
    <style:style style:name="Tabla24.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Tabla24.D1" style:family="table-cell">
      <style:table-cell-properties fo:background-color="#e6e6e6" fo:padding="0.097cm" fo:border="0.002cm solid #000000">
        <style:background-image/>
      </style:table-cell-properties>
    </style:style>
    <style:style style:name="Tabla24.A2" style:family="table-cell">
      <style:table-cell-properties fo:background-color="#e6e6e6" fo:padding="0.097cm" fo:border-left="0.002cm solid #000000" fo:border-right="none" fo:border-top="none" fo:border-bottom="0.002cm solid #000000">
        <style:background-image/>
      </style:table-cell-properties>
    </style:style>
    <style:style style:name="Tabla24.C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D2" style:family="table-cell">
      <style:table-cell-properties fo:background-color="#cccccc" fo:padding="0.097cm" fo:border-left="0.002cm solid #000000" fo:border-right="none" fo:border-top="none" fo:border-bottom="0.002cm solid #000000">
        <style:background-image/>
      </style:table-cell-properties>
    </style:style>
    <style:style style:name="Tabla24.G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4.A3" style:family="table-cell">
      <style:table-cell-properties fo:padding="0.097cm" fo:border-left="0.002cm solid #000000" fo:border-right="none" fo:border-top="none" fo:border-bottom="0.002cm solid #000000"/>
    </style:style>
    <style:style style:name="Tabla24.G3" style:family="table-cell">
      <style:table-cell-properties fo:padding="0.097cm" fo:border-left="0.002cm solid #000000" fo:border-right="0.002cm solid #000000" fo:border-top="none" fo:border-bottom="0.002cm solid #000000"/>
    </style:style>
    <style:style style:name="Tabla24.A5" style:family="table-cell">
      <style:table-cell-properties fo:padding="0.097cm" fo:border="none"/>
    </style:style>
    <style:style style:name="Tabla25" style:family="table">
      <style:table-properties style:width="9.816cm" fo:margin-left="3.344cm" fo:margin-right="3.838cm" table:align="margins"/>
    </style:style>
    <style:style style:name="Tabla25.A" style:family="table-column">
      <style:table-column-properties style:column-width="1.931cm" style:rel-column-width="12895*"/>
    </style:style>
    <style:style style:name="Tabla25.B" style:family="table-column">
      <style:table-column-properties style:column-width="7.885cm" style:rel-column-width="52640*"/>
    </style:style>
    <style:style style:name="Tabla25.A1" style:family="table-cell">
      <style:table-cell-properties fo:background-color="#e6e6e6" fo:padding="0.097cm" fo:border="0.002cm solid #000000">
        <style:background-image/>
      </style:table-cell-properties>
    </style:style>
    <style:style style:name="Tabla25.A2" style:family="table-cell" style:data-style-name="N0">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A3" style:family="table-cell" style:data-style-name="N100">
      <style:table-cell-properties fo:padding="0.097cm" fo:border-left="0.002cm solid #000000" fo:border-right="none" fo:border-top="none" fo:border-bottom="0.002cm solid #000000"/>
    </style:style>
    <style:style style:name="Tabla25.A5" style:family="table-cell">
      <style:table-cell-properties fo:padding="0.097cm" fo:border="none"/>
    </style:style>
    <style:style style:name="Tabla26" style:family="table">
      <style:table-properties style:width="11.748cm" fo:margin-left="2.656cm" fo:margin-right="2.595cm" table:align="margins"/>
    </style:style>
    <style:style style:name="Tabla26.A" style:family="table-column">
      <style:table-column-properties style:column-width="3.993cm" style:rel-column-width="22277*"/>
    </style:style>
    <style:style style:name="Tabla26.B" style:family="table-column">
      <style:table-column-properties style:column-width="2.092cm" style:rel-column-width="11670*"/>
    </style:style>
    <style:style style:name="Tabla26.C" style:family="table-column">
      <style:table-column-properties style:column-width="3.702cm" style:rel-column-width="20654*"/>
    </style:style>
    <style:style style:name="Tabla26.D" style:family="table-column">
      <style:table-column-properties style:column-width="1.96cm" style:rel-column-width="10934*"/>
    </style:style>
    <style:style style:name="Tabl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6.D1" style:family="table-cell">
      <style:table-cell-properties fo:background-color="#e6e6e6"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D2" style:family="table-cell">
      <style:table-cell-properties fo:padding="0.097cm" fo:border-left="0.002cm solid #000000" fo:border-right="0.002cm solid #000000" fo:border-top="none" fo:border-bottom="0.002cm solid #000000"/>
    </style:style>
    <style:style style:name="Tabla26.A5" style:family="table-cell">
      <style:table-cell-properties fo:padding="0.097cm" fo:border="none"/>
    </style:style>
    <style:style style:name="P1" style:family="paragraph" style:parent-style-name="Table_20_Contents">
      <style:paragraph-properties fo:margin-top="0.199cm" fo:margin-bottom="0.101cm"/>
      <style:text-properties style:font-name="DejaVu Sans Condensed" fo:font-size="10pt" style:font-size-asian="10pt" style:font-size-complex="10pt"/>
    </style:style>
    <style:style style:name="P2" style:family="paragraph" style:parent-style-name="Table_20_Contents">
      <style:paragraph-properties fo:margin-top="0.199cm" fo:margin-bottom="0.101cm" fo:text-align="center" style:justify-single-word="false"/>
      <style:text-properties style:font-name="DejaVu Sans Condensed" fo:font-size="10pt" style:font-size-asian="10pt" style:font-size-complex="10pt"/>
    </style:style>
    <style:style style:name="P3" style:family="paragraph" style:parent-style-name="Table_20_Contents">
      <style:text-properties style:font-name="DejaVu Sans Condensed1"/>
    </style:style>
    <style:style style:name="P4"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P5" style:family="paragraph" style:parent-style-name="Table_20_Contents">
      <style:paragraph-properties fo:text-align="center" style:justify-single-word="false"/>
      <style:text-properties style:font-name="DejaVu Sans Condensed1"/>
    </style:style>
    <style:style style:name="P6" style:family="paragraph" style:parent-style-name="Table_20_Contents">
      <style:paragraph-properties fo:text-align="end" style:justify-single-word="false"/>
      <style:text-properties style:font-name="DejaVu Sans Condensed1"/>
    </style:style>
    <style:style style:name="P7"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8" style:family="paragraph" style:parent-style-name="Table_20_Contents">
      <style:text-properties style:font-name="DejaVu Sans Condensed" fo:font-size="10pt" style:font-size-asian="10pt" style:font-size-complex="10pt"/>
    </style:style>
    <style:style style:name="P9" style:family="paragraph" style:parent-style-name="Table_20_Contents">
      <style:paragraph-properties fo:text-align="end" style:justify-single-word="false"/>
      <style:text-properties style:font-name="DejaVu Sans Condensed" fo:font-size="10pt" style:font-size-asian="10pt" style:font-size-complex="10pt"/>
    </style:style>
    <style:style style:name="P10" style:family="paragraph" style:parent-style-name="Table_20_Contents">
      <style:paragraph-properties fo:text-align="justify" style:justify-single-word="false"/>
      <style:text-properties style:font-name="DejaVu Sans Condensed" fo:font-size="10pt" style:font-size-asian="10pt" style:font-size-complex="10pt"/>
    </style:style>
    <style:style style:name="P11" style:family="paragraph" style:parent-style-name="Table_20_Contents">
      <style:paragraph-properties fo:text-align="center" style:justify-single-word="false"/>
      <style:text-properties style:font-name="DejaVu Sans Condensed" fo:font-size="10pt" style:font-size-asian="10pt" style:font-size-complex="10pt"/>
    </style:style>
    <style:style style:name="P12" style:family="paragraph" style:parent-style-name="Table_20_Contents">
      <style:paragraph-properties fo:text-align="start" style:justify-single-word="false"/>
      <style:text-properties style:font-name="DejaVu Sans Condensed" fo:font-size="10pt" style:font-size-asian="10pt" style:font-name-complex="Tahoma1" style:font-size-complex="10pt"/>
    </style:style>
    <style:style style:name="P13" style:family="paragraph" style:parent-style-name="Table_20_Contents">
      <style:paragraph-properties fo:text-align="justify" style:justify-single-word="false"/>
      <style:text-properties style:font-name="DejaVu Sans Condensed" fo:font-size="10pt" style:font-size-asian="10pt" style:font-name-complex="Tahoma1" style:font-size-complex="10pt"/>
    </style:style>
    <style:style style:name="P14" style:family="paragraph" style:parent-style-name="Table_20_Contents">
      <style:paragraph-properties fo:text-align="center" style:justify-single-word="false"/>
      <style:text-properties style:font-name="DejaVu Sans Condensed" fo:font-size="10pt" style:font-size-asian="10pt" style:font-name-complex="Tahoma1" style:font-size-complex="10pt"/>
    </style:style>
    <style:style style:name="P15" style:family="paragraph" style:parent-style-name="Table_20_Contents">
      <style:paragraph-properties fo:text-align="start" style:justify-single-word="false"/>
      <style:text-properties style:font-name="DejaVu Sans Condensed" fo:font-size="10pt" fo:font-weight="bold" style:font-size-asian="10pt" style:font-weight-asian="bold" style:font-name-complex="Tahoma1" style:font-size-complex="10pt" style:font-weight-complex="bold"/>
    </style:style>
    <style:style style:name="P16" style:family="paragraph" style:parent-style-name="Table_20_Contents">
      <style:paragraph-properties fo:text-align="justify" style:justify-single-word="false"/>
      <style:text-properties style:font-name="DejaVu Sans Condensed" fo:font-size="10pt" fo:font-weight="bold" style:font-size-asian="10pt" style:font-weight-asian="bold" style:font-name-complex="Tahoma1" style:font-size-complex="10pt" style:font-weight-complex="bold"/>
    </style:style>
    <style:style style:name="P17" style:family="paragraph" style:parent-style-name="Table_20_Contents">
      <style:text-properties style:font-name="DejaVu Sans Condensed" fo:font-size="10pt" fo:font-weight="bold" style:font-size-asian="10pt" style:font-weight-asian="bold" style:font-size-complex="10pt" style:font-weight-complex="bold"/>
    </style:style>
    <style:style style:name="P18" style:family="paragraph" style:parent-style-name="Table_20_Contents">
      <style:paragraph-properties fo:text-align="justify" style:justify-single-word="false"/>
      <style:text-properties style:font-name="DejaVu Sans Condensed" fo:font-size="10pt" fo:font-weight="bold"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DejaVu Sans Condensed" fo:font-size="10pt" fo:font-weight="bold" style:font-size-asian="10pt" style:font-weight-asian="bold" style:font-size-complex="10pt" style:font-weight-complex="bold"/>
    </style:style>
    <style:style style:name="P20" style:family="paragraph" style:parent-style-name="Table_20_Contents">
      <style:paragraph-properties fo:text-align="justify" style:justify-single-word="false"/>
      <style:text-properties style:font-name="DejaVu Sans Condensed" fo:font-size="10.5pt" style:font-size-asian="10.5pt" style:font-size-complex="10.5pt"/>
    </style:style>
    <style:style style:name="P21" style:family="paragraph" style:parent-style-name="Table_20_Contents">
      <style:text-properties style:font-name="DejaVu Sans Condensed" fo:font-size="10.5pt" fo:font-weight="bold" style:font-size-asian="10.5pt" style:font-weight-asian="bold" style:font-size-complex="10.5pt" style:font-weight-complex="bold"/>
    </style:style>
    <style:style style:name="P22" style:family="paragraph" style:parent-style-name="Table_20_Contents">
      <style:paragraph-properties fo:text-align="justify" style:justify-single-word="false"/>
      <style:text-properties style:font-name="DejaVu Sans Condensed" fo:font-size="10.5pt" style:font-name-asian="Calibri" style:font-size-asian="10.5pt" style:font-name-complex="Calibri" style:font-size-complex="10.5pt"/>
    </style:style>
    <style:style style:name="P23" style:family="paragraph" style:parent-style-name="Table_20_Contents">
      <style:paragraph-properties fo:text-align="center" style:justify-single-word="false"/>
      <style:text-properties style:font-name="DejaVu Sans Condensed" fo:font-size="11pt" style:font-size-asian="11pt" style:font-name-complex="Tahoma1" style:font-size-complex="11pt"/>
    </style:style>
    <style:style style:name="P24" style:family="paragraph" style:parent-style-name="Table_20_Contents">
      <style:paragraph-properties fo:text-align="justify" style:justify-single-word="false"/>
      <style:text-properties style:font-name="DejaVu Sans Condensed" fo:font-size="11pt" style:font-size-asian="11pt" style:font-name-complex="Tahoma1" style:font-size-complex="11pt"/>
    </style:style>
    <style:style style:name="P25" style:family="paragraph" style:parent-style-name="Table_20_Contents">
      <style:paragraph-properties fo:text-align="start" style:justify-single-word="false"/>
      <style:text-properties style:font-name="DejaVu Sans Condensed" fo:font-size="11pt" fo:font-weight="bold" style:font-size-asian="11pt" style:font-weight-asian="bold" style:font-name-complex="Tahoma1" style:font-size-complex="11pt" style:font-weight-complex="bold"/>
    </style:style>
    <style:style style:name="P26" style:family="paragraph" style:parent-style-name="Table_20_Contents">
      <style:paragraph-properties fo:text-align="justify" style:justify-single-word="false"/>
      <style:text-properties style:font-name="DejaVu Sans Condensed" fo:font-size="11pt" fo:font-weight="bold" style:font-size-asian="11pt" style:font-weight-asian="bold" style:font-name-complex="Tahoma1" style:font-size-complex="11pt" style:font-weight-complex="bold"/>
    </style:style>
    <style:style style:name="P27" style:family="paragraph" style:parent-style-name="Table_20_Contents">
      <style:text-properties style:font-name="DejaVu Sans Condensed" fo:font-size="9pt" style:font-size-asian="9pt" style:font-size-complex="9pt"/>
    </style:style>
    <style:style style:name="P28" style:family="paragraph" style:parent-style-name="Table_20_Contents">
      <style:paragraph-properties fo:text-align="center" style:justify-single-word="false"/>
      <style:text-properties style:font-name="DejaVu Sans Condensed" fo:font-size="9pt" style:font-size-asian="9pt" style:font-size-complex="9pt"/>
    </style:style>
    <style:style style:name="P29" style:family="paragraph" style:parent-style-name="Table_20_Contents">
      <style:paragraph-properties fo:text-align="end" style:justify-single-word="false"/>
      <style:text-properties style:font-name="DejaVu Sans Condensed" fo:font-size="9pt" style:font-size-asian="9pt" style:font-size-complex="9pt"/>
    </style:style>
    <style:style style:name="P30" style:family="paragraph" style:parent-style-name="Table_20_Contents">
      <style:text-properties style:font-name="DejaVu Sans Condensed" fo:font-size="9pt" style:font-size-asian="9pt" style:font-name-complex="Tahoma1" style:font-size-complex="9pt"/>
    </style:style>
    <style:style style:name="P31" style:family="paragraph" style:parent-style-name="Table_20_Contents">
      <style:paragraph-properties fo:text-align="start" style:justify-single-word="false"/>
      <style:text-properties style:font-name="DejaVu Sans Condensed" fo:font-size="9pt" style:font-size-asian="9pt" style:font-name-complex="Tahoma1" style:font-size-complex="9pt"/>
    </style:style>
    <style:style style:name="P32" style:family="paragraph" style:parent-style-name="Table_20_Contents">
      <style:paragraph-properties fo:text-align="justify" style:justify-single-word="false"/>
      <style:text-properties style:font-name="DejaVu Sans Condensed" fo:font-size="9pt" style:font-size-asian="9pt" style:font-name-complex="Tahoma1" style:font-size-complex="9pt"/>
    </style:style>
    <style:style style:name="P33" style:family="paragraph" style:parent-style-name="Table_20_Contents">
      <style:paragraph-properties fo:text-align="center" style:justify-single-word="false"/>
      <style:text-properties style:font-name="DejaVu Sans Condensed" fo:font-size="9pt" fo:font-weight="bold" style:font-size-asian="9pt" style:font-weight-asian="bold" style:font-size-complex="9pt" style:font-weight-complex="bold"/>
    </style:style>
    <style:style style:name="P34" style:family="paragraph" style:parent-style-name="Table_20_Contents">
      <style:text-properties style:font-name="DejaVu Sans Condensed" fo:font-size="9pt" fo:font-weight="bold" style:font-size-asian="9pt" style:font-weight-asian="bold" style:font-name-complex="Tahoma1" style:font-size-complex="9pt" style:font-weight-complex="bold"/>
    </style:style>
    <style:style style:name="P35" style:family="paragraph" style:parent-style-name="Table_20_Contents">
      <style:paragraph-properties fo:text-align="center" style:justify-single-word="false"/>
      <style:text-properties style:font-name="DejaVu Sans Condensed" fo:font-size="12pt" style:font-size-asian="12pt" style:font-name-complex="Tahoma1" style:font-size-complex="12pt"/>
    </style:style>
    <style:style style:name="P36" style:family="paragraph" style:parent-style-name="Table_20_Contents">
      <style:paragraph-properties fo:text-align="center" style:justify-single-word="false"/>
      <style:text-properties fo:color="#008000" style:font-name="DejaVu Sans Condensed" fo:font-size="10.5pt" style:font-name-asian="OpenSymbol1" style:font-size-asian="10.5pt" style:font-name-complex="OpenSymbol1" style:font-size-complex="10.5pt"/>
    </style:style>
    <style:style style:name="P37" style:family="paragraph" style:parent-style-name="Table_20_Contents">
      <style:paragraph-properties fo:text-align="start" style:justify-single-word="false"/>
      <style:text-properties fo:color="#999999" style:font-name="DejaVu Sans Condensed" fo:font-size="12pt" style:font-size-asian="12pt" style:font-name-complex="Tahoma1" style:font-size-complex="12pt"/>
    </style:style>
    <style:style style:name="P38" style:family="paragraph" style:parent-style-name="Table_20_Contents">
      <style:paragraph-properties fo:text-align="center" style:justify-single-word="false"/>
      <style:text-properties fo:color="#999999" style:font-name="DejaVu Sans Condensed" fo:font-size="12pt" style:font-size-asian="12pt" style:font-name-complex="Tahoma1" style:font-size-complex="12pt"/>
    </style:style>
    <style:style style:name="P39" style:family="paragraph" style:parent-style-name="Standard">
      <style:text-properties style:font-name="DejaVu Sans Condensed"/>
    </style:style>
    <style:style style:name="P40" style:family="paragraph" style:parent-style-name="Standard">
      <style:paragraph-properties fo:text-align="justify" style:justify-single-word="false"/>
      <style:text-properties style:font-name="DejaVu Sans Condensed"/>
    </style:style>
    <style:style style:name="P41" style:family="paragraph" style:parent-style-name="Standard">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42" style:family="paragraph" style:parent-style-name="Standard">
      <style:paragraph-properties fo:text-align="justify" style:justify-single-word="false"/>
      <style:text-properties style:font-name="DejaVu Sans Condensed" fo:font-size="11pt" style:font-size-asian="11pt" style:font-size-complex="11pt"/>
    </style:style>
    <style:style style:name="P43" style:family="paragraph" style:parent-style-name="Standard">
      <style:text-properties style:font-name="DejaVu Sans Light"/>
    </style:style>
    <style:style style:name="P44" style:family="paragraph" style:parent-style-name="Standard">
      <style:paragraph-properties fo:margin-left="0.499cm" fo:margin-right="0cm" fo:text-indent="0cm" style:auto-text-indent="false"/>
      <style:text-properties style:font-name="DejaVu Sans Condensed"/>
    </style:style>
    <style:style style:name="P45" style:family="paragraph" style:parent-style-name="Standard">
      <style:paragraph-properties fo:margin-left="0.499cm" fo:margin-right="0cm" fo:text-align="justify" style:justify-single-word="false" fo:text-indent="0cm" style:auto-text-indent="false"/>
      <style:text-properties style:font-name="DejaVu Sans Condensed" fo:font-size="10.5pt" style:font-size-asian="10.5pt" style:font-size-complex="10.5pt"/>
    </style:style>
    <style:style style:name="P46" style:family="paragraph" style:parent-style-name="Standard">
      <style:paragraph-properties fo:margin-left="0.499cm" fo:margin-right="0cm" fo:text-indent="0cm" style:auto-text-indent="false"/>
      <style:text-properties style:font-name="DejaVu Sans Condensed" fo:font-size="11pt" style:font-size-asian="11pt" style:font-size-complex="11pt"/>
    </style:style>
    <style:style style:name="P47" style:family="paragraph" style:parent-style-name="Standard">
      <style:paragraph-properties fo:margin-left="0.499cm" fo:margin-right="0cm" fo:text-align="justify" style:justify-single-word="false" fo:text-indent="0cm" style:auto-text-indent="false"/>
      <style:text-properties style:font-name="DejaVu Sans Condensed" fo:font-size="11pt" style:font-size-asian="11pt" style:font-size-complex="11pt"/>
    </style:style>
    <style:style style:name="P48" style:family="paragraph" style:parent-style-name="Standard">
      <style:paragraph-properties fo:margin-left="0cm" fo:margin-right="0.499cm" fo:text-indent="0cm" style:auto-text-indent="false"/>
      <style:text-properties style:font-name="DejaVu Sans Condensed"/>
    </style:style>
    <style:style style:name="P49" style:family="paragraph" style:parent-style-name="Standard">
      <style:paragraph-properties fo:margin-left="0cm" fo:margin-right="0.499cm" fo:text-indent="0cm" style:auto-text-indent="false"/>
      <style:text-properties style:font-name="DejaVu Sans Condensed" fo:font-weight="bold" style:font-weight-asian="bold" style:font-weight-complex="bold"/>
    </style:style>
    <style:style style:name="P50" style:family="paragraph" style:parent-style-name="Standard">
      <style:paragraph-properties fo:margin-left="0cm" fo:margin-right="0.499cm" fo:text-indent="0cm" style:auto-text-indent="false"/>
      <style:text-properties style:font-name="DejaVu Sans Condensed" fo:font-weight="normal" style:font-weight-asian="normal" style:font-weight-complex="normal"/>
    </style:style>
    <style:style style:name="P51" style:family="paragraph" style:parent-style-name="Standard">
      <style:paragraph-properties fo:margin-left="0cm" fo:margin-right="0.499cm" fo:text-align="justify" style:justify-single-word="false" fo:text-indent="0cm" style:auto-text-indent="false"/>
      <style:text-properties style:font-name="DejaVu Sans Condensed"/>
    </style:style>
    <style:style style:name="P52" style:family="paragraph" style:parent-style-name="Standard">
      <style:paragraph-properties fo:margin-left="0cm" fo:margin-right="0.499cm" fo:text-indent="0cm" style:auto-text-indent="false"/>
      <style:text-properties fo:color="#004586" style:font-name="DejaVu Sans Condensed" fo:font-weight="bold" style:font-weight-asian="bold" style:font-weight-complex="bold"/>
    </style:style>
    <style:style style:name="P53" style:family="paragraph" style:parent-style-name="Standard">
      <style:paragraph-properties fo:margin-left="0cm" fo:margin-right="0.499cm" fo:text-align="center" style:justify-single-word="false" fo:text-indent="0cm" style:auto-text-indent="false"/>
      <style:text-properties fo:color="#004586" style:font-name="DejaVu Sans Condensed" fo:font-weight="bold" style:font-weight-asian="bold" style:font-weight-complex="bold"/>
    </style:style>
    <style:style style:name="P54" style:family="paragraph" style:parent-style-name="Text_20_body">
      <style:paragraph-properties fo:margin-left="0cm" fo:margin-right="0.499cm" fo:text-align="justify" style:justify-single-word="false" fo:text-indent="0cm" style:auto-text-indent="false"/>
      <style:text-properties style:font-name="DejaVu Sans Condensed" fo:font-size="10.5pt" style:font-size-asian="10.5pt" style:font-size-complex="10.5pt"/>
    </style:style>
    <style:style style:name="P55" style:family="paragraph" style:parent-style-name="Text_20_body">
      <style:paragraph-properties fo:margin-left="0cm" fo:margin-right="0.499cm" fo:text-align="justify" style:justify-single-word="false" fo:text-indent="0cm" style:auto-text-indent="false"/>
      <style:text-properties style:font-name="DejaVu Sans Condensed" fo:font-size="11pt" style:font-size-asian="11pt" style:font-size-complex="11pt"/>
    </style:style>
    <style:style style:name="P56" style:family="paragraph" style:parent-style-name="Text_20_body">
      <style:paragraph-properties fo:margin-left="0cm" fo:margin-right="0.499cm" fo:text-align="justify" style:justify-single-word="false" fo:text-indent="0cm" style:auto-text-indent="false"/>
      <style:text-properties style:font-name="DejaVu Sans Condensed"/>
    </style:style>
    <style:style style:name="P57" style:family="paragraph" style:parent-style-name="Text_20_body">
      <style:paragraph-properties fo:margin-left="0cm" fo:margin-right="0.499cm" fo:text-align="justify" style:justify-single-word="false" fo:text-indent="0cm" style:auto-text-indent="false"/>
      <style:text-properties fo:color="#c5000b" style:font-name="DejaVu Sans Condensed" fo:font-size="10.5pt" style:font-size-asian="10.5pt" style:font-size-complex="10.5pt"/>
    </style:style>
    <style:style style:name="P58" style:family="paragraph" style:parent-style-name="Standard">
      <style:paragraph-properties fo:margin-left="0cm" fo:margin-right="0cm" fo:text-indent="0cm" style:auto-text-indent="false"/>
    </style:style>
    <style:style style:name="P59" style:family="paragraph" style:parent-style-name="Standard">
      <style:paragraph-properties fo:margin-left="0cm" fo:margin-right="0cm" fo:text-indent="0cm" style:auto-text-indent="false"/>
      <style:text-properties style:font-name="DejaVu Sans Condensed" fo:font-size="11pt" style:font-size-asian="11pt" style:font-size-complex="11pt"/>
    </style:style>
    <style:style style:name="P60" style:family="paragraph" style:parent-style-name="Standard">
      <style:paragraph-properties fo:margin-left="0cm" fo:margin-right="0cm" fo:text-align="center" style:justify-single-word="false" fo:text-indent="0cm" style:auto-text-indent="false"/>
      <style:text-properties fo:color="#004586" style:font-name="DejaVu Sans Condensed" fo:font-weight="bold" style:font-weight-asian="bold" style:font-weight-complex="bold"/>
    </style:style>
    <style:style style:name="P61" style:family="paragraph" style:parent-style-name="Text_20_body">
      <style:text-properties style:font-name="DejaVu Sans Condensed"/>
    </style:style>
    <style:style style:name="P62" style:family="paragraph" style:parent-style-name="Text_20_body">
      <style:text-properties style:font-name="DejaVu Sans Condensed" fo:font-size="11pt" style:font-size-asian="11pt" style:font-size-complex="11pt"/>
    </style:style>
    <style:style style:name="P63" style:family="paragraph" style:parent-style-name="Text_20_body">
      <style:paragraph-properties fo:text-align="justify" style:justify-single-word="false"/>
      <style:text-properties style:font-name="DejaVu Sans Condensed" fo:font-size="11pt" style:font-size-asian="11pt" style:font-size-complex="11pt"/>
    </style:style>
    <style:style style:name="P64" style:family="paragraph" style:parent-style-name="Text_20_body">
      <style:paragraph-properties>
        <style:tab-stops>
          <style:tab-stop style:position="1.958cm"/>
        </style:tab-stops>
      </style:paragraph-properties>
      <style:text-properties style:font-name="DejaVu Sans Condensed" fo:font-size="11pt" fo:font-style="italic" style:font-size-asian="11pt" style:font-style-asian="italic" style:font-size-complex="11pt" style:font-style-complex="italic"/>
    </style:style>
    <style:style style:name="P65" style:family="paragraph" style:parent-style-name="Text_20_body">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justify" style:justify-single-word="false"/>
      <style:text-properties fo:color="#004586" style:font-name="DejaVu Sans Condensed" fo:font-size="11pt" fo:font-style="normal" style:font-size-asian="11pt" style:font-style-asian="normal" style:font-size-complex="11pt" style:font-style-complex="normal"/>
    </style:style>
    <style:style style:name="P68" style:family="paragraph" style:parent-style-name="Text_20_body">
      <style:paragraph-properties fo:text-align="justify" style:justify-single-word="false"/>
      <style:text-properties fo:color="#800000" style:font-name="DejaVu Sans Condensed" fo:font-size="11pt" style:font-size-asian="11pt" style:font-size-complex="11pt"/>
    </style:style>
    <style:style style:name="P69" style:family="paragraph" style:parent-style-name="Table_20_Contents">
      <style:paragraph-properties fo:text-align="center" style:justify-single-word="false" fo:background-color="#004586">
        <style:background-image/>
      </style:paragraph-properties>
      <style:text-properties style:font-name="DejaVu Sans Condensed" fo:font-size="9pt" fo:font-weight="bold" style:font-size-asian="9pt" style:font-weight-asian="bold" style:font-size-complex="9pt" style:font-weight-complex="bold"/>
    </style:style>
    <style:style style:name="P70" style:family="paragraph" style:parent-style-name="Table">
      <style:text-properties style:font-name="DejaVu Sans Condensed"/>
    </style:style>
    <style:style style:name="P71" style:family="paragraph" style:parent-style-name="Table">
      <style:text-properties style:font-name="DejaVu Sans Condensed" fo:font-size="11pt" style:font-size-asian="11pt" style:font-size-complex="11pt"/>
    </style:style>
    <style:style style:name="P72" style:family="paragraph" style:parent-style-name="Table">
      <style:text-properties style:font-name="DejaVu Sans Condensed" fo:font-size="11pt" fo:font-style="normal" style:font-size-asian="11pt" style:font-style-asian="normal" style:font-size-complex="11pt" style:font-style-complex="normal"/>
    </style:style>
    <style:style style:name="P73" style:family="paragraph" style:parent-style-name="Table">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74" style:family="paragraph" style:parent-style-name="Table">
      <style:paragraph-properties fo:text-align="justify" style:justify-single-word="false">
        <style:tab-stops>
          <style:tab-stop style:position="1.958cm"/>
        </style:tab-stops>
      </style:paragraph-properties>
      <style:text-properties style:font-name="DejaVu Sans Condensed" fo:font-size="11pt" fo:font-style="normal" style:font-size-asian="11pt" style:font-style-asian="normal" style:font-size-complex="11pt" style:font-style-complex="normal"/>
    </style:style>
    <style:style style:name="P75" style:family="paragraph" style:parent-style-name="Table">
      <style:paragraph-properties fo:text-align="justify" style:justify-single-word="false"/>
      <style:text-properties style:font-name="DejaVu Sans Condensed" fo:font-size="11pt" fo:font-style="normal" fo:background-color="#ffff00" style:font-size-asian="11pt" style:font-style-asian="normal" style:font-size-complex="11pt" style:font-style-complex="normal"/>
    </style:style>
    <style:style style:name="P76" style:family="paragraph" style:parent-style-name="Table">
      <style:paragraph-properties fo:text-align="justify" style:justify-single-word="false"/>
      <style:text-properties style:font-name="DejaVu Sans Condensed" fo:font-size="11pt" fo:background-color="#ffff00" style:font-size-asian="11pt" style:font-size-complex="11pt"/>
    </style:style>
    <style:style style:name="P77" style:family="paragraph" style:parent-style-name="Table">
      <style:paragraph-properties fo:text-align="justify" style:justify-single-word="false"/>
      <style:text-properties style:font-name="DejaVu Sans Condensed" fo:font-size="13pt" fo:font-style="normal" style:font-size-asian="13pt" style:font-style-asian="normal" style:font-size-complex="13pt" style:font-style-complex="normal"/>
    </style:style>
    <style:style style:name="P78" style:family="paragraph" style:parent-style-name="Table">
      <style:paragraph-properties fo:text-align="justify" style:justify-single-word="false"/>
      <style:text-properties style:font-name="DejaVu Sans Condensed"/>
    </style:style>
    <style:style style:name="P79" style:family="paragraph" style:parent-style-name="Table">
      <style:paragraph-properties fo:text-align="justify" style:justify-single-word="false"/>
      <style:text-properties style:font-name="DejaVu Sans Condensed" fo:font-size="10pt" fo:font-style="normal" style:font-size-asian="10pt" style:font-style-asian="normal" style:font-size-complex="10pt" style:font-style-complex="normal"/>
    </style:style>
    <style:style style:name="P80" style:family="paragraph" style:parent-style-name="Table">
      <style:paragraph-properties fo:text-align="justify" style:justify-single-word="false"/>
      <style:text-properties fo:color="#800000" style:font-name="DejaVu Sans Condensed" fo:font-size="11pt" fo:font-style="normal" style:font-size-asian="11pt" style:font-style-asian="normal" style:font-size-complex="11pt" style:font-style-complex="normal"/>
    </style:style>
    <style:style style:name="P81" style:family="paragraph" style:parent-style-name="Table">
      <style:paragraph-properties fo:text-align="justify" style:justify-single-word="false"/>
      <style:text-properties fo:color="#c5000b" style:font-name="DejaVu Sans Condensed" fo:font-size="11pt" fo:font-style="normal" style:font-size-asian="11pt" style:font-style-asian="normal" style:font-size-complex="11pt" style:font-style-complex="normal"/>
    </style:style>
    <style:style style:name="P82" style:family="paragraph" style:parent-style-name="Table">
      <style:paragraph-properties fo:text-align="justify" style:justify-single-word="false"/>
    </style:style>
    <style:style style:name="P83" style:family="paragraph" style:parent-style-name="Table">
      <style:paragraph-properties fo:keep-with-next="always"/>
    </style:style>
    <style:style style:name="P84" style:family="paragraph" style:parent-style-name="Table">
      <style:paragraph-properties fo:keep-with-next="always"/>
      <style:text-properties style:font-name="DejaVu Sans Condensed"/>
    </style:style>
    <style:style style:name="P85" style:family="paragraph" style:parent-style-name="Table">
      <style:paragraph-properties fo:keep-with-next="always"/>
      <style:text-properties style:font-name="DejaVu Sans Condensed" fo:font-size="10pt" style:font-size-asian="10pt" style:font-size-complex="10pt"/>
    </style:style>
    <style:style style:name="P86" style:family="paragraph" style:parent-style-name="Standard" style:master-page-name="First_20_Page">
      <style:paragraph-properties fo:margin-left="0.499cm" fo:margin-right="0cm" fo:text-indent="0cm" style:auto-text-indent="false" style:page-number="auto"/>
      <style:text-properties style:font-name="DejaVu Sans Condensed" fo:font-weight="bold" style:font-weight-asian="bold" style:font-weight-complex="bold"/>
    </style:style>
    <style:style style:name="P87" style:family="paragraph" style:parent-style-name="Text_20_body" style:list-style-name="L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88" style:family="paragraph" style:parent-style-name="Text_20_body" style:list-style-name="L4">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89" style:family="paragraph" style:parent-style-name="Heading_20_2">
      <style:text-properties style:font-name="DejaVu Sans Condensed" fo:font-size="13pt" style:font-size-asian="13pt" style:font-size-complex="13pt"/>
    </style:style>
    <style:style style:name="P90" style:family="paragraph" style:parent-style-name="Heading_20_2">
      <style:paragraph-properties fo:text-align="justify" style:justify-single-word="false"/>
      <style:text-properties style:font-name="DejaVu Sans Condensed" fo:font-size="13pt" style:font-size-asian="13pt" style:font-size-complex="13pt"/>
    </style:style>
    <style:style style:name="P91" style:family="paragraph" style:parent-style-name="Heading_20_2">
      <style:paragraph-properties fo:break-before="page"/>
      <style:text-properties fo:font-size="13pt" style:font-size-asian="13pt" style:font-size-complex="13pt"/>
    </style:style>
    <style:style style:name="P92" style:family="paragraph" style:parent-style-name="Heading_20_2">
      <style:paragraph-properties fo:break-before="page"/>
      <style:text-properties style:font-name="DejaVu Sans Condensed"/>
    </style:style>
    <style:style style:name="P93" style:family="paragraph" style:parent-style-name="Heading_20_2">
      <style:paragraph-properties fo:break-before="page"/>
      <style:text-properties style:font-name="DejaVu Sans Condensed" fo:font-size="13pt" style:font-size-asian="13pt" style:font-size-complex="13pt"/>
    </style:style>
    <style:style style:name="P94" style:family="paragraph" style:parent-style-name="Heading_20_3">
      <style:paragraph-properties fo:text-align="justify" style:justify-single-word="false"/>
      <style:text-properties style:font-name="DejaVu Sans Condensed" fo:font-size="12pt" fo:font-style="normal" style:font-size-asian="12pt" style:font-style-asian="normal" style:font-size-complex="12pt" style:font-style-complex="normal"/>
    </style:style>
    <style:style style:name="P95" style:family="paragraph" style:parent-style-name="Heading_20_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6" style:family="paragraph" style:parent-style-name="Heading_20_3">
      <style:paragraph-properties fo:break-before="page"/>
      <style:text-properties style:font-name="DejaVu Sans Condensed"/>
    </style:style>
    <style:style style:name="P97" style:family="paragraph" style:parent-style-name="Heading_20_3">
      <style:paragraph-properties fo:break-before="page"/>
      <style:text-properties style:font-name="DejaVu Sans Condensed" fo:font-size="13pt" style:font-size-asian="13pt" style:font-size-complex="13pt"/>
    </style:style>
    <style:style style:name="P98" style:family="paragraph" style:parent-style-name="Heading_20_3">
      <style:paragraph-properties fo:break-before="page"/>
      <style:text-properties style:font-name="DejaVu Sans Condensed" fo:font-size="12pt" style:font-size-asian="12pt" style:font-size-complex="12pt"/>
    </style:style>
    <style:style style:name="P99" style:family="paragraph" style:parent-style-name="Heading_20_3">
      <style:paragraph-properties fo:text-align="justify" style:justify-single-word="false" fo:break-before="page"/>
      <style:text-properties style:font-name="DejaVu Sans Condensed" fo:font-size="12pt" fo:font-style="normal" style:font-size-asian="12pt" style:font-style-asian="normal" style:font-size-complex="12pt" style:font-style-complex="normal"/>
    </style:style>
    <style:style style:name="P100" style:family="paragraph" style:parent-style-name="Table" style:list-style-name="L1">
      <style:text-properties style:font-name="DejaVu Sans Condensed" fo:font-size="11pt" fo:font-style="normal" style:font-size-asian="11pt" style:font-style-asian="normal" style:font-size-complex="11pt" style:font-style-complex="normal"/>
    </style:style>
    <style:style style:name="P101" style:family="paragraph" style:parent-style-name="Table" style:list-style-name="L2">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2" style:family="paragraph" style:parent-style-name="Table" style:list-style-name="L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3" style:family="paragraph" style:parent-style-name="Heading_20_4">
      <style:paragraph-properties fo:text-align="justify" style:justify-single-word="false"/>
      <style:text-properties style:font-name="DejaVu Sans Condensed" fo:font-size="11pt" style:font-size-asian="11pt" style:font-size-complex="11pt"/>
    </style:style>
    <style:style style:name="P104" style:family="paragraph" style:parent-style-name="Heading_20_4">
      <style:paragraph-properties fo:text-align="justify" style:justify-single-word="false"/>
      <style:text-properties fo:color="#004586" style:font-name="DejaVu Sans Condensed"/>
    </style:style>
    <style:style style:name="P105" style:family="paragraph" style:parent-style-name="Heading_20_4">
      <style:text-properties fo:color="#004586" style:font-name="DejaVu Sans Condensed" fo:font-size="11pt" fo:font-style="normal" style:font-size-asian="11pt" style:font-style-asian="normal" style:font-size-complex="11pt" style:font-style-complex="normal"/>
    </style:style>
    <style:style style:name="P106" style:family="paragraph" style:parent-style-name="Heading_20_4">
      <style:paragraph-properties fo:break-before="page"/>
    </style:style>
    <style:style style:name="P107" style:family="paragraph" style:parent-style-name="Heading_20_4">
      <style:paragraph-properties fo:break-before="page"/>
      <style:text-properties fo:color="#004586" style:font-name="DejaVu Sans Condensed" fo:font-size="11pt" fo:font-style="normal" style:font-size-asian="11pt" style:font-style-asian="normal" style:font-size-complex="11pt" style:font-style-complex="normal"/>
    </style:style>
    <style:style style:name="P108" style:family="paragraph" style:parent-style-name="Heading_20_5">
      <style:text-properties style:font-name="DejaVu Sans Condensed"/>
    </style:style>
    <style:style style:name="P109" style:family="paragraph" style:parent-style-name="Heading_20_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fo:color="#008000" fo:font-weight="bold" style:font-weight-asian="bold" style:font-weight-complex="bold"/>
    </style:style>
    <style:style style:name="T4" style:family="text">
      <style:text-properties fo:color="#004586" fo:font-weight="bold" style:font-weight-asian="bold" style:font-weight-complex="bold"/>
    </style:style>
    <style:style style:name="T5" style:family="text">
      <style:text-properties fo:color="#800000"/>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tyle="italic" style:font-style-asian="italic" style:font-style-complex="italic"/>
    </style:style>
    <style:style style:name="T9" style:family="text">
      <style:text-properties style:font-name="DejaVu Sans Condensed" fo:font-size="11pt" style:font-size-asian="11pt" style:font-size-complex="11pt"/>
    </style:style>
    <style:style style:name="T10" style:family="text">
      <style:text-properties style:font-name="DejaVu Sans Condensed" fo:font-size="11pt" fo:font-style="normal" style:font-size-asian="11pt" style:font-style-asian="normal" style:font-size-complex="11pt" style:font-style-complex="normal"/>
    </style:style>
    <style:style style:name="T11" style:family="text">
      <style:text-properties style:font-name="DejaVu Sans Condensed" fo:font-size="10pt" style:font-size-asian="10pt" style:font-size-complex="10pt"/>
    </style:style>
    <style:style style:name="T12" style:family="text">
      <style:text-properties style:font-name="DejaVu Sans Condensed" fo:font-size="10pt" fo:font-weight="bold" style:font-size-asian="10pt" style:font-weight-asian="bold" style:font-size-complex="10pt" style:font-weight-complex="bold"/>
    </style:style>
    <style:style style:name="T13" style:family="text">
      <style:text-properties fo:font-size="13pt" style:font-size-asian="13pt" style:font-size-complex="13pt"/>
    </style:style>
    <style:style style:name="T14" style:family="text">
      <style:text-properties fo:color="#00ae00" fo:font-weight="bold" style:font-weight-asian="bold" style:font-weight-complex="bold"/>
    </style:style>
    <style:style style:name="T15" style:family="text">
      <style:text-properties style:text-position="sub 64%"/>
    </style:style>
    <style:style style:name="T16"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53">OVERVIEW</text:p>
      <text:p text:style-name="P49"/>
      <text:p text:style-name="P50"/>
      <text:p text:style-name="P55">Light52 is a free, small open-source CPU core compatible to the Intel MCS51 architecture.</text:p>
      <text:p text:style-name="P55"/>
      <text:p text:style-name="P55">While the core is within the performance envelope of other free MCS51 cores, the implementation trades area for speed. </text:p>
      <text:p text:style-name="P55">This core is smaller than most free and commercial MCS51 cores and its speed is comparable to that of a 6-clocker -- see section 8.</text:p>
      <text:p text:style-name="P55"/>
      <text:p text:style-name="P55">The full original MCS51 instruction set is implemented with the possible exception of the BCD opcodes (DA and XCHD) which are optional.</text:p>
      <text:p text:style-name="P54"/>
      <text:p text:style-name="P54"/>
      <text:p text:style-name="P57">This core is in a very early stage of development; it is not fully tested and not documented at all except for the code comments and this file. </text:p>
      <text:p text:style-name="P57">All the information presented in this datasheet should be considered preliminary.</text:p>
      <text:p text:style-name="P56"/>
      <text:p text:style-name="P51"/>
      <text:p text:style-name="P51"/>
      <text:p text:style-name="P51"/>
      <text:p text:style-name="P51"/>
      <text:p text:style-name="P51"/>
      <text:p text:style-name="P51"/>
      <text:p text:style-name="P51"/>
      <text:p text:style-name="P48"/>
      <text:p text:style-name="P48"/>
      <text:p text:style-name="P48"/>
      <text:p text:style-name="P48"/>
      <text:p text:style-name="P48"/>
      <text:p text:style-name="P52"/>
      <text:p text:style-name="P60">FEATURES</text:p>
      <text:p text:style-name="P44"/>
      <text:p text:style-name="P45"/>
      <table:table table:name="Tabla6" table:style-name="Tabla6">
        <table:table-column table:style-name="Tabla6.A"/>
        <table:table-column table:style-name="Tabla6.B"/>
        <table:table-row>
          <table:table-cell table:style-name="Tabla6.A1" office:value-type="string">
            <text:p text:style-name="P36">●</text:p>
          </table:table-cell>
          <table:table-cell table:style-name="Tabla6.A1" office:value-type="string">
            <text:p text:style-name="P20">100% binary compatible to MCS51 (except possibly for optional BCD instructions).</text:p>
          </table:table-cell>
        </table:table-row>
        <table:table-row>
          <table:table-cell table:style-name="Tabla6.A1" office:value-type="string">
            <text:p text:style-name="P36">●</text:p>
          </table:table-cell>
          <table:table-cell table:style-name="Tabla6.A1" office:value-type="string">
            <text:p text:style-name="P20">Speed comparable to a 6-clocker.</text:p>
          </table:table-cell>
        </table:table-row>
        <table:table-row>
          <table:table-cell table:style-name="Tabla6.A1" office:value-type="string">
            <text:p text:style-name="P36">●</text:p>
          </table:table-cell>
          <table:table-cell table:style-name="Tabla6.A1" office:value-type="string">
            <text:p text:style-name="P20">Configurable through VHDL generics.</text:p>
          </table:table-cell>
        </table:table-row>
        <table:table-row>
          <table:table-cell table:style-name="Tabla6.A1" office:value-type="string">
            <text:p text:style-name="P36">●</text:p>
          </table:table-cell>
          <table:table-cell table:style-name="Tabla6.A1" office:value-type="string">
            <text:p text:style-name="P20">Smaller than most other cores.</text:p>
          </table:table-cell>
        </table:table-row>
        <table:table-row>
          <table:table-cell table:style-name="Tabla6.A1" office:value-type="string">
            <text:p text:style-name="P36">●</text:p>
          </table:table-cell>
          <table:table-cell table:style-name="Tabla6.A1" office:value-type="string">
            <text:p text:style-name="P20">Includes 16-bit timer, UART and I/O ports.</text:p>
          </table:table-cell>
        </table:table-row>
        <table:table-row>
          <table:table-cell table:style-name="Tabla6.A1" office:value-type="string">
            <text:p text:style-name="P36">●</text:p>
          </table:table-cell>
          <table:table-cell table:style-name="Tabla6.A1" office:value-type="string">
            <text:p text:style-name="P20">Additional peripherals and SFRs can be added easily.</text:p>
          </table:table-cell>
        </table:table-row>
        <table:table-row>
          <table:table-cell table:style-name="Tabla6.A1" office:value-type="string">
            <text:p text:style-name="P36">●</text:p>
          </table:table-cell>
          <table:table-cell table:style-name="Tabla6.A1" office:value-type="string">
            <text:p text:style-name="P20">256 bytes of IRAM -- fixed size.</text:p>
          </table:table-cell>
        </table:table-row>
        <table:table-row>
          <table:table-cell table:style-name="Tabla6.A1" office:value-type="string">
            <text:p text:style-name="P36">●</text:p>
          </table:table-cell>
          <table:table-cell table:style-name="Tabla6.A1" office:value-type="string">
            <text:p text:style-name="P22">Fully synthesizable, static synchronous design with positive edge clocking and no internal tri-states.</text:p>
          </table:table-cell>
        </table:table-row>
      </table:table>
      <text:p text:style-name="P59"/>
      <text:p text:style-name="P46"/>
      <text:p text:style-name="P47">Light52 lacks some features usually present in other MCS51 cores and has some important limitations: </text:p>
      <text:p text:style-name="P46"/>
      <text:p text:style-name="P46"/>
      <text:p text:style-name="P60">SHORTCOMINGS</text:p>
      <text:p text:style-name="P44"/>
      <text:p text:style-name="P45"/>
      <table:table table:name="Tabla8" table:style-name="Tabla8">
        <table:table-column table:style-name="Tabla8.A"/>
        <table:table-column table:style-name="Tabla8.B"/>
        <table:table-row>
          <table:table-cell table:style-name="Tabla8.A1" office:value-type="string">
            <text:p text:style-name="P36">●</text:p>
          </table:table-cell>
          <table:table-cell table:style-name="Tabla8.A1" office:value-type="string">
            <text:p text:style-name="P20">No access to off-chip memory.</text:p>
          </table:table-cell>
        </table:table-row>
        <table:table-row>
          <table:table-cell table:style-name="Tabla8.A1" office:value-type="string">
            <text:p text:style-name="P36">●</text:p>
          </table:table-cell>
          <table:table-cell table:style-name="Tabla8.A1" office:value-type="string">
            <text:p text:style-name="P20">Strictly Harvard: XDATA and XCODE spaces can't be merged into a Von Neumann architecture.</text:p>
          </table:table-cell>
        </table:table-row>
        <table:table-row>
          <table:table-cell table:style-name="Tabla8.A1" office:value-type="string">
            <text:p text:style-name="P36">●</text:p>
          </table:table-cell>
          <table:table-cell table:style-name="Tabla8.A1" office:value-type="string">
            <text:p text:style-name="P20">From 2 to 8 clocks per instruction.</text:p>
          </table:table-cell>
        </table:table-row>
        <table:table-row>
          <table:table-cell table:style-name="Tabla8.A1" office:value-type="string">
            <text:p text:style-name="P36">●</text:p>
          </table:table-cell>
          <table:table-cell table:style-name="Tabla8.A1" office:value-type="string">
            <text:p text:style-name="P20">Far slower than most commercial cores: performance/area ratio is worse even though area is much smaller.</text:p>
          </table:table-cell>
        </table:table-row>
        <table:table-row>
          <table:table-cell table:style-name="Tabla8.A1" office:value-type="string">
            <text:p text:style-name="P36">●</text:p>
          </table:table-cell>
          <table:table-cell table:style-name="Tabla8.A1" office:value-type="string">
            <text:p text:style-name="P20">No On-Chip Debugging capability.</text:p>
          </table:table-cell>
        </table:table-row>
      </table:table>
      <text:p text:style-name="P58"/>
      <text:p text:style-name="P58"/>
      <text:p text:style-name="P58"/>
      <text:h text:style-name="P91" text:outline-level="2">1.- Pinout</text:h>
      <table:table table:name="Tabla15" table:style-name="Tabla15">
        <table:table-column table:style-name="Tabla15.A"/>
        <table:table-row table:style-name="Tabla15.1">
          <table:table-cell table:style-name="Tabla15.A1" office:value-type="string">
            <text:p text:style-name="Table_20_Contents"/>
          </table:table-cell>
        </table:table-row>
      </table:table>
      <text:p text:style-name="P61"/>
      <text:p text:style-name="P85">Table <text:sequence text:ref-name="refTable0" text:name="Table" text:formula="ooow:Table+1" style:num-format="1">1</text:sequence>: <text:span text:style-name="T1">Core Signal Pinout</text:span> </text:p>
      <table:table table:name="Table1" table:style-name="Table1">
        <table:table-column table:style-name="Table1.A"/>
        <table:table-column table:style-name="Table1.B"/>
        <table:table-column table:style-name="Table1.C"/>
        <table:table-row>
          <table:table-cell table:style-name="Table1.A1" office:value-type="string">
            <text:p text:style-name="P21">Signal</text:p>
          </table:table-cell>
          <table:table-cell table:style-name="Table1.A1" office:value-type="string">
            <text:p text:style-name="P21">Direction</text:p>
          </table:table-cell>
          <table:table-cell table:style-name="Table1.C1" office:value-type="string">
            <text:p text:style-name="P21">Description</text:p>
          </table:table-cell>
        </table:table-row>
        <table:table-row table:style-name="Table1.2">
          <table:table-cell table:style-name="Table1.A2" table:number-columns-spanned="3" office:value-type="string">
            <text:p text:style-name="P21"/>
          </table:table-cell>
          <table:covered-table-cell/>
          <table:covered-table-cell/>
        </table:table-row>
        <table:table-row>
          <table:table-cell table:style-name="Table1.A3" office:value-type="string">
            <text:p text:style-name="P27">clk</text:p>
          </table:table-cell>
          <table:table-cell table:style-name="Table1.A3" office:value-type="string">
            <text:p text:style-name="P27">input</text:p>
          </table:table-cell>
          <table:table-cell table:style-name="Table1.C3" office:value-type="string">
            <text:p text:style-name="P27">Clock, active on rising edge.</text:p>
          </table:table-cell>
        </table:table-row>
        <table:table-row>
          <table:table-cell table:style-name="Table1.A3" office:value-type="string">
            <text:p text:style-name="P27">reset</text:p>
          </table:table-cell>
          <table:table-cell table:style-name="Table1.A3" office:value-type="string">
            <text:p text:style-name="P27">input</text:p>
          </table:table-cell>
          <table:table-cell table:style-name="Table1.C3" office:value-type="string">
            <text:p text:style-name="P27">Active high synchronous reset.</text:p>
          </table:table-cell>
        </table:table-row>
        <table:table-row>
          <table:table-cell table:style-name="Table1.A3" office:value-type="string">
            <text:p text:style-name="P27">rxd</text:p>
          </table:table-cell>
          <table:table-cell table:style-name="Table1.A3" office:value-type="string">
            <text:p text:style-name="P27">input</text:p>
          </table:table-cell>
          <table:table-cell table:style-name="Table1.C3" office:value-type="string">
            <text:p text:style-name="P27">RxD input for on-board UART.</text:p>
          </table:table-cell>
        </table:table-row>
        <table:table-row>
          <table:table-cell table:style-name="Table1.A3" office:value-type="string">
            <text:p text:style-name="P27">txd</text:p>
          </table:table-cell>
          <table:table-cell table:style-name="Table1.A3" office:value-type="string">
            <text:p text:style-name="P27">output</text:p>
          </table:table-cell>
          <table:table-cell table:style-name="Table1.C3" office:value-type="string">
            <text:p text:style-name="P27">TxD output from on-board UART.</text:p>
          </table:table-cell>
        </table:table-row>
        <table:table-row>
          <table:table-cell table:style-name="Table1.A3" office:value-type="string">
            <text:p text:style-name="P27">external_irq[7..0]</text:p>
          </table:table-cell>
          <table:table-cell table:style-name="Table1.A3" office:value-type="string">
            <text:p text:style-name="P27">input</text:p>
          </table:table-cell>
          <table:table-cell table:style-name="Table1.C3" office:value-type="string">
            <text:p text:style-name="P27">High-level-sensitive interrupt inputs</text:p>
          </table:table-cell>
        </table:table-row>
        <table:table-row>
          <table:table-cell table:style-name="Table1.A3" office:value-type="string">
            <text:p text:style-name="P27">p0_out[7..0]</text:p>
          </table:table-cell>
          <table:table-cell table:style-name="Table1.A3" office:value-type="string">
            <text:p text:style-name="P27">output</text:p>
          </table:table-cell>
          <table:table-cell table:style-name="Table1.C3" office:value-type="string">
            <text:p text:style-name="P27">Port P0 8-bit output.</text:p>
          </table:table-cell>
        </table:table-row>
        <table:table-row>
          <table:table-cell table:style-name="Table1.A3" office:value-type="string">
            <text:p text:style-name="P27">p1_out[7..0]</text:p>
          </table:table-cell>
          <table:table-cell table:style-name="Table1.A3" office:value-type="string">
            <text:p text:style-name="P27">output</text:p>
          </table:table-cell>
          <table:table-cell table:style-name="Table1.C3" office:value-type="string">
            <text:p text:style-name="P27">Port P1 8-bit output.</text:p>
          </table:table-cell>
        </table:table-row>
        <table:table-row>
          <table:table-cell table:style-name="Table1.A3" office:value-type="string">
            <text:p text:style-name="P27">p2_in[7..0]</text:p>
          </table:table-cell>
          <table:table-cell table:style-name="Table1.A3" office:value-type="string">
            <text:p text:style-name="P27">input</text:p>
          </table:table-cell>
          <table:table-cell table:style-name="Table1.C3" office:value-type="string">
            <text:p text:style-name="P27">Port P2 8-bit input.</text:p>
          </table:table-cell>
        </table:table-row>
        <table:table-row>
          <table:table-cell table:style-name="Table1.A3" office:value-type="string">
            <text:p text:style-name="P27">p3_in[7..0]</text:p>
          </table:table-cell>
          <table:table-cell table:style-name="Table1.A3" office:value-type="string">
            <text:p text:style-name="P27">input</text:p>
          </table:table-cell>
          <table:table-cell table:style-name="Table1.C3" office:value-type="string">
            <text:p text:style-name="P27">Port P3 8-bit input.</text:p>
          </table:table-cell>
        </table:table-row>
      </table:table>
      <text:p text:style-name="P70"/>
      <text:h text:style-name="P89" text:outline-level="2">2.- Functional Description</text:h>
      <table:table table:name="Tabla16" table:style-name="Tabla16">
        <table:table-column table:style-name="Tabla16.A"/>
        <table:table-row table:style-name="Tabla16.1">
          <table:table-cell table:style-name="Tabla16.A1" office:value-type="string">
            <text:p text:style-name="Table_20_Contents"/>
          </table:table-cell>
        </table:table-row>
      </table:table>
      <text:p text:style-name="P63"/>
      <text:p text:style-name="P63">Since the MCS51 architecture is already well documented elsewhere, this datasheet will only deal with those aspects of the core which depart from the original.</text:p>
      <text:p text:style-name="P63"/>
      <text:p text:style-name="P63">In this version of the core, there is no support for shared XCODE/XDATA memory spaces (the core performs simultaneous accesses to XCODE and XDATA and there is no wait state or access arbitration logic yet). The MCU memory model is therefore strictly Harvard.</text:p>
      <text:p text:style-name="P63"/>
      <text:p text:style-name="P63">The peripherals included in the MCU core are generally not compatible to the MS51 peripherals and are somewhat less flexible -- the core trades programmability in run-time for configurability in synthesis time. See section 7 below for a detailed description of available peripherals. </text:p>
      <text:p text:style-name="P63">Existing MCS51 programs will generally NOT work unmodified on this core -- code needs to be ported to the available peripherals and their SFRs like it needs to be in any other MCS51 derivative.</text:p>
      <text:p text:style-name="P61"/>
      <text:p text:style-name="P63">Interrupt operation is identical to the original, except for SFR register IP: interrupt priorities are fixed to their default values and the IP SFR is unimplemented. Interrupts can be tailored to any specific application by customizing the MCU VHDL source.</text:p>
      <text:p text:style-name="P61"/>
      <text:h text:style-name="P93" text:outline-level="2">3.- Special Function Registers</text:h>
      <table:table table:name="Tabla17" table:style-name="Tabla17">
        <table:table-column table:style-name="Tabla17.A"/>
        <table:table-row table:style-name="Tabla17.1">
          <table:table-cell table:style-name="Tabla17.A1" office:value-type="string">
            <text:p text:style-name="Table_20_Contents"/>
          </table:table-cell>
        </table:table-row>
      </table:table>
      <text:p text:style-name="P62"/>
      <text:p text:style-name="P62">Table 2 lists the SFRs implemented in the current version of the core.</text:p>
      <text:p text:style-name="P62"/>
      <text:p text:style-name="P84"><text:span text:style-name="T6">Table </text:span><text:span text:style-name="T6"><text:sequence text:ref-name="refTable1" text:name="Table" text:formula="ooow:Table+1" style:num-format="1">2</text:sequence></text:span><text:span text:style-name="T6">: </text:span><text:span text:style-name="T7">Light52 Special Function Registers</text:span></text:p>
      <table:table table:name="Tabla4" table:style-name="Tabla4">
        <table:table-column table:style-name="Tabla4.A"/>
        <table:table-column table:style-name="Tabla4.B"/>
        <table:table-column table:style-name="Tabla4.C"/>
        <table:table-column table:style-name="Tabla4.D" table:number-columns-repeated="8"/>
        <table:table-column table:style-name="Tabla4.L"/>
        <table:table-row>
          <table:table-cell table:style-name="Tabla4.A1" office:value-type="string">
            <text:p text:style-name="P33">Symbol</text:p>
          </table:table-cell>
          <table:table-cell table:style-name="Tabla4.A1" office:value-type="string">
            <text:p text:style-name="P33">Description</text:p>
          </table:table-cell>
          <table:table-cell table:style-name="Tabla4.A1" office:value-type="string">
            <text:p text:style-name="P33">Direct Address</text:p>
          </table:table-cell>
          <table:table-cell table:style-name="Tabla4.A1" table:number-columns-spanned="8" office:value-type="string">
            <text:p text:style-name="P33">Bit Address and Symbol</text:p>
          </table:table-cell>
          <table:covered-table-cell/>
          <table:covered-table-cell/>
          <table:covered-table-cell/>
          <table:covered-table-cell/>
          <table:covered-table-cell/>
          <table:covered-table-cell/>
          <table:covered-table-cell/>
          <table:table-cell table:style-name="Tabla4.L1" office:value-type="string">
            <text:p text:style-name="P33">Reset</text:p>
            <text:p text:style-name="P33">Value</text:p>
          </table:table-cell>
        </table:table-row>
        <table:table-row table:style-name="Tabla4.2">
          <table:table-cell table:style-name="Tabla4.A2" table:number-columns-spanned="12"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27">ACC</text:p>
          </table:table-cell>
          <table:table-cell table:style-name="Tabla4.A3" office:value-type="string">
            <text:p text:style-name="P27">Accumulator</text:p>
          </table:table-cell>
          <table:table-cell table:style-name="Tabla4.A3" office:value-type="string">
            <text:p text:style-name="P28">E0H</text:p>
          </table:table-cell>
          <table:table-cell table:style-name="Tabla4.A3" office:value-type="string">
            <text:p text:style-name="P28">E7</text:p>
          </table:table-cell>
          <table:table-cell table:style-name="Tabla4.A3" office:value-type="string">
            <text:p text:style-name="P28">E6</text:p>
          </table:table-cell>
          <table:table-cell table:style-name="Tabla4.A3" office:value-type="string">
            <text:p text:style-name="P28">E5</text:p>
          </table:table-cell>
          <table:table-cell table:style-name="Tabla4.A3" office:value-type="string">
            <text:p text:style-name="P28">E4</text:p>
          </table:table-cell>
          <table:table-cell table:style-name="Tabla4.A3" office:value-type="string">
            <text:p text:style-name="P28">E3</text:p>
          </table:table-cell>
          <table:table-cell table:style-name="Tabla4.A3" office:value-type="string">
            <text:p text:style-name="P28">E2</text:p>
          </table:table-cell>
          <table:table-cell table:style-name="Tabla4.A3" office:value-type="string">
            <text:p text:style-name="P28">E1</text:p>
          </table:table-cell>
          <table:table-cell table:style-name="Tabla4.A3" office:value-type="string">
            <text:p text:style-name="P28">E0</text:p>
          </table:table-cell>
          <table:table-cell table:style-name="Tabla4.L3" office:value-type="string">
            <text:p text:style-name="P29">00H</text:p>
          </table:table-cell>
        </table:table-row>
        <table:table-row>
          <table:table-cell table:style-name="Tabla4.A3" office:value-type="string">
            <text:p text:style-name="P27">B</text:p>
          </table:table-cell>
          <table:table-cell table:style-name="Tabla4.A3" office:value-type="string">
            <text:p text:style-name="P27">B register</text:p>
          </table:table-cell>
          <table:table-cell table:style-name="Tabla4.A3" office:value-type="string">
            <text:p text:style-name="P28">F0H</text:p>
          </table:table-cell>
          <table:table-cell table:style-name="Tabla4.A3" office:value-type="string">
            <text:p text:style-name="P28">F7</text:p>
          </table:table-cell>
          <table:table-cell table:style-name="Tabla4.A3" office:value-type="string">
            <text:p text:style-name="P28">F6</text:p>
          </table:table-cell>
          <table:table-cell table:style-name="Tabla4.A3" office:value-type="string">
            <text:p text:style-name="P28">F5</text:p>
          </table:table-cell>
          <table:table-cell table:style-name="Tabla4.A3" office:value-type="string">
            <text:p text:style-name="P28">F4</text:p>
          </table:table-cell>
          <table:table-cell table:style-name="Tabla4.A3" office:value-type="string">
            <text:p text:style-name="P28">F3</text:p>
          </table:table-cell>
          <table:table-cell table:style-name="Tabla4.A3" office:value-type="string">
            <text:p text:style-name="P28">F2</text:p>
          </table:table-cell>
          <table:table-cell table:style-name="Tabla4.A3" office:value-type="string">
            <text:p text:style-name="P28">F1</text:p>
          </table:table-cell>
          <table:table-cell table:style-name="Tabla4.A3" office:value-type="string">
            <text:p text:style-name="P28">F0</text:p>
          </table:table-cell>
          <table:table-cell table:style-name="Tabla4.L3" office:value-type="string">
            <text:p text:style-name="P29">00H</text:p>
          </table:table-cell>
        </table:table-row>
        <table:table-row>
          <table:table-cell table:style-name="Tabla4.A3" office:value-type="string">
            <text:p text:style-name="P27">DPH</text:p>
          </table:table-cell>
          <table:table-cell table:style-name="Tabla4.A3" office:value-type="string">
            <text:p text:style-name="P27">DPTR high</text:p>
          </table:table-cell>
          <table:table-cell table:style-name="Tabla4.A3" office:value-type="string">
            <text:p text:style-name="P28">83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DPL</text:p>
          </table:table-cell>
          <table:table-cell table:style-name="Tabla4.A3" office:value-type="string">
            <text:p text:style-name="P27">DPTR low</text:p>
          </table:table-cell>
          <table:table-cell table:style-name="Tabla4.A3" office:value-type="string">
            <text:p text:style-name="P28">82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7" office:value-type="string">
            <text:p text:style-name="P27">IE</text:p>
          </table:table-cell>
          <table:table-cell table:style-name="Tabla4.A7" office:value-type="string">
            <text:p text:style-name="P27">IQR Enable</text:p>
          </table:table-cell>
          <table:table-cell table:style-name="Tabla4.C7" office:value-type="string">
            <text:p text:style-name="P28">A8H</text:p>
          </table:table-cell>
          <table:table-cell table:style-name="Tabla4.D7" office:value-type="string">
            <text:p text:style-name="P28">AF</text:p>
          </table:table-cell>
          <table:table-cell table:style-name="Tabla4.D7" office:value-type="string">
            <text:p text:style-name="P28">AE</text:p>
          </table:table-cell>
          <table:table-cell table:style-name="Tabla4.D7" office:value-type="string">
            <text:p text:style-name="P28">AD</text:p>
          </table:table-cell>
          <table:table-cell table:style-name="Tabla4.D7" office:value-type="string">
            <text:p text:style-name="P28">AC</text:p>
          </table:table-cell>
          <table:table-cell table:style-name="Tabla4.D7" office:value-type="string">
            <text:p text:style-name="P28">AB</text:p>
          </table:table-cell>
          <table:table-cell table:style-name="Tabla4.D7" office:value-type="string">
            <text:p text:style-name="P28">AA</text:p>
          </table:table-cell>
          <table:table-cell table:style-name="Tabla4.D7" office:value-type="string">
            <text:p text:style-name="P28">A9</text:p>
          </table:table-cell>
          <table:table-cell table:style-name="Tabla4.D7" office:value-type="string">
            <text:p text:style-name="P28">A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
          </table:table-cell>
          <table:table-cell table:style-name="Tabla4.L3" office:value-type="string">
            <text:p text:style-name="P28"/>
          </table:table-cell>
          <table:table-cell table:style-name="Tabla4.A3" office:value-type="string">
            <text:p text:style-name="P28">EA</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ES</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ET0</text:p>
          </table:table-cell>
          <table:table-cell table:style-name="Tabla4.A3" office:value-type="string">
            <text:p text:style-name="P28">-</text:p>
          </table:table-cell>
          <table:table-cell table:style-name="Tabla4.L3" office:value-type="string">
            <text:p text:style-name="P29"/>
          </table:table-cell>
        </table:table-row>
        <table:table-row>
          <table:table-cell table:style-name="Tabla4.A7" office:value-type="string">
            <text:p text:style-name="P27">PSW</text:p>
          </table:table-cell>
          <table:table-cell table:style-name="Tabla4.A7" office:value-type="string">
            <text:p text:style-name="P27">Program</text:p>
          </table:table-cell>
          <table:table-cell table:style-name="Tabla4.C7" office:value-type="string">
            <text:p text:style-name="P28">D0H</text:p>
          </table:table-cell>
          <table:table-cell table:style-name="Tabla4.D7" office:value-type="string">
            <text:p text:style-name="P28">D7</text:p>
          </table:table-cell>
          <table:table-cell table:style-name="Tabla4.D7" office:value-type="string">
            <text:p text:style-name="P28">D6</text:p>
          </table:table-cell>
          <table:table-cell table:style-name="Tabla4.D7" office:value-type="string">
            <text:p text:style-name="P28">D5</text:p>
          </table:table-cell>
          <table:table-cell table:style-name="Tabla4.D7" office:value-type="string">
            <text:p text:style-name="P28">D4</text:p>
          </table:table-cell>
          <table:table-cell table:style-name="Tabla4.D7" office:value-type="string">
            <text:p text:style-name="P28">D3</text:p>
          </table:table-cell>
          <table:table-cell table:style-name="Tabla4.D7" office:value-type="string">
            <text:p text:style-name="P28">D2</text:p>
          </table:table-cell>
          <table:table-cell table:style-name="Tabla4.D7" office:value-type="string">
            <text:p text:style-name="P28">D1</text:p>
          </table:table-cell>
          <table:table-cell table:style-name="Tabla4.D7" office:value-type="string">
            <text:p text:style-name="P28">D0</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Status Word</text:p>
          </table:table-cell>
          <table:table-cell table:style-name="Tabla4.L3" office:value-type="string">
            <text:p text:style-name="P28"/>
          </table:table-cell>
          <table:table-cell table:style-name="Tabla4.A3" office:value-type="string">
            <text:p text:style-name="P28">CY</text:p>
          </table:table-cell>
          <table:table-cell table:style-name="Tabla4.A3" office:value-type="string">
            <text:p text:style-name="P28">AC</text:p>
          </table:table-cell>
          <table:table-cell table:style-name="Tabla4.A3" office:value-type="string">
            <text:p text:style-name="P28">F0</text:p>
          </table:table-cell>
          <table:table-cell table:style-name="Tabla4.A3" office:value-type="string">
            <text:p text:style-name="P28">RS1</text:p>
          </table:table-cell>
          <table:table-cell table:style-name="Tabla4.A3" office:value-type="string">
            <text:p text:style-name="P28">RS0</text:p>
          </table:table-cell>
          <table:table-cell table:style-name="Tabla4.A3" office:value-type="string">
            <text:p text:style-name="P28">OV</text:p>
          </table:table-cell>
          <table:table-cell table:style-name="Tabla4.A3" office:value-type="string">
            <text:p text:style-name="P28">-</text:p>
          </table:table-cell>
          <table:table-cell table:style-name="Tabla4.A3" office:value-type="string">
            <text:p text:style-name="P28">P</text:p>
          </table:table-cell>
          <table:table-cell table:style-name="Tabla4.L3" office:value-type="string">
            <text:p text:style-name="P29"/>
          </table:table-cell>
        </table:table-row>
        <table:table-row>
          <table:table-cell table:style-name="Tabla4.A3" office:value-type="string">
            <text:p text:style-name="P27">SP</text:p>
          </table:table-cell>
          <table:table-cell table:style-name="Tabla4.A3" office:value-type="string">
            <text:p text:style-name="P27">Stack Pointer</text:p>
          </table:table-cell>
          <table:table-cell table:style-name="Tabla4.L3" office:value-type="string">
            <text:p text:style-name="P28">81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7H</text:p>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27">P0</text:p>
          </table:table-cell>
          <table:table-cell table:style-name="Tabla4.A3" office:value-type="string">
            <text:p text:style-name="P27">Port 0 outp.</text:p>
          </table:table-cell>
          <table:table-cell table:style-name="Tabla4.L3" office:value-type="string">
            <text:p text:style-name="P28">80H</text:p>
          </table:table-cell>
          <table:table-cell table:style-name="Tabla4.D13" office:value-type="float" office:value="87">
            <text:p text:style-name="P28">87</text:p>
          </table:table-cell>
          <table:table-cell table:style-name="Tabla4.D13" office:value-type="float" office:value="86">
            <text:p text:style-name="P28">86</text:p>
          </table:table-cell>
          <table:table-cell table:style-name="Tabla4.D13" office:value-type="float" office:value="85">
            <text:p text:style-name="P28">85</text:p>
          </table:table-cell>
          <table:table-cell table:style-name="Tabla4.D13" office:value-type="float" office:value="84">
            <text:p text:style-name="P28">84</text:p>
          </table:table-cell>
          <table:table-cell table:style-name="Tabla4.D13" office:value-type="float" office:value="83">
            <text:p text:style-name="P28">83</text:p>
          </table:table-cell>
          <table:table-cell table:style-name="Tabla4.D13" office:value-type="float" office:value="82">
            <text:p text:style-name="P28">82</text:p>
          </table:table-cell>
          <table:table-cell table:style-name="Tabla4.D13" office:value-type="float" office:value="81">
            <text:p text:style-name="P28">81</text:p>
          </table:table-cell>
          <table:table-cell table:style-name="Tabla4.D13" office:value-type="float" office:value="80">
            <text:p text:style-name="P28">80</text:p>
          </table:table-cell>
          <table:table-cell table:style-name="Tabla4.L3" office:value-type="string">
            <text:p text:style-name="P29">00H</text:p>
          </table:table-cell>
        </table:table-row>
        <table:table-row>
          <table:table-cell table:style-name="Tabla4.A3" office:value-type="string">
            <text:p text:style-name="P27">P1</text:p>
          </table:table-cell>
          <table:table-cell table:style-name="Tabla4.A3" office:value-type="string">
            <text:p text:style-name="P27">Port 1 outp.</text:p>
          </table:table-cell>
          <table:table-cell table:style-name="Tabla4.L3" office:value-type="string">
            <text:p text:style-name="P28">90H</text:p>
          </table:table-cell>
          <table:table-cell table:style-name="Tabla4.D13" office:value-type="float" office:value="97">
            <text:p text:style-name="P28">97</text:p>
          </table:table-cell>
          <table:table-cell table:style-name="Tabla4.D13" office:value-type="float" office:value="96">
            <text:p text:style-name="P28">96</text:p>
          </table:table-cell>
          <table:table-cell table:style-name="Tabla4.D13" office:value-type="float" office:value="95">
            <text:p text:style-name="P28">95</text:p>
          </table:table-cell>
          <table:table-cell table:style-name="Tabla4.D13" office:value-type="float" office:value="94">
            <text:p text:style-name="P28">94</text:p>
          </table:table-cell>
          <table:table-cell table:style-name="Tabla4.D13" office:value-type="float" office:value="93">
            <text:p text:style-name="P28">93</text:p>
          </table:table-cell>
          <table:table-cell table:style-name="Tabla4.D13" office:value-type="float" office:value="92">
            <text:p text:style-name="P28">92</text:p>
          </table:table-cell>
          <table:table-cell table:style-name="Tabla4.D13" office:value-type="float" office:value="91">
            <text:p text:style-name="P28">91</text:p>
          </table:table-cell>
          <table:table-cell table:style-name="Tabla4.D13" office:value-type="float" office:value="90">
            <text:p text:style-name="P28">90</text:p>
          </table:table-cell>
          <table:table-cell table:style-name="Tabla4.L3" office:value-type="string">
            <text:p text:style-name="P29">00H</text:p>
          </table:table-cell>
        </table:table-row>
        <table:table-row>
          <table:table-cell table:style-name="Tabla4.A3" office:value-type="string">
            <text:p text:style-name="P27">P2</text:p>
          </table:table-cell>
          <table:table-cell table:style-name="Tabla4.A3" office:value-type="string">
            <text:p text:style-name="P27">Port 2 inp.</text:p>
          </table:table-cell>
          <table:table-cell table:style-name="Tabla4.L3" office:value-type="string">
            <text:p text:style-name="P28">A0H</text:p>
          </table:table-cell>
          <table:table-cell table:style-name="Tabla4.A3" office:value-type="string">
            <text:p text:style-name="P28">A7</text:p>
          </table:table-cell>
          <table:table-cell table:style-name="Tabla4.A3" office:value-type="string">
            <text:p text:style-name="P28">A6</text:p>
          </table:table-cell>
          <table:table-cell table:style-name="Tabla4.A3" office:value-type="string">
            <text:p text:style-name="P28">A5</text:p>
          </table:table-cell>
          <table:table-cell table:style-name="Tabla4.A3" office:value-type="string">
            <text:p text:style-name="P28">A4</text:p>
          </table:table-cell>
          <table:table-cell table:style-name="Tabla4.A3" office:value-type="string">
            <text:p text:style-name="P28">A3</text:p>
          </table:table-cell>
          <table:table-cell table:style-name="Tabla4.A3" office:value-type="string">
            <text:p text:style-name="P28">A2</text:p>
          </table:table-cell>
          <table:table-cell table:style-name="Tabla4.A3" office:value-type="string">
            <text:p text:style-name="P28">A1</text:p>
          </table:table-cell>
          <table:table-cell table:style-name="Tabla4.A3" office:value-type="string">
            <text:p text:style-name="P28">A0</text:p>
          </table:table-cell>
          <table:table-cell table:style-name="Tabla4.L3" office:value-type="string">
            <text:p text:style-name="P29"/>
          </table:table-cell>
        </table:table-row>
        <table:table-row>
          <table:table-cell table:style-name="Tabla4.A3" office:value-type="string">
            <text:p text:style-name="P27">P3</text:p>
          </table:table-cell>
          <table:table-cell table:style-name="Tabla4.A3" office:value-type="string">
            <text:p text:style-name="P27">Port 3 inp.</text:p>
          </table:table-cell>
          <table:table-cell table:style-name="Tabla4.L3" office:value-type="string">
            <text:p text:style-name="P28">B0H</text:p>
          </table:table-cell>
          <table:table-cell table:style-name="Tabla4.A3" office:value-type="string">
            <text:p text:style-name="P28">B7</text:p>
          </table:table-cell>
          <table:table-cell table:style-name="Tabla4.A3" office:value-type="string">
            <text:p text:style-name="P28">B6</text:p>
          </table:table-cell>
          <table:table-cell table:style-name="Tabla4.A3" office:value-type="string">
            <text:p text:style-name="P28">B5</text:p>
          </table:table-cell>
          <table:table-cell table:style-name="Tabla4.A3" office:value-type="string">
            <text:p text:style-name="P28">B4</text:p>
          </table:table-cell>
          <table:table-cell table:style-name="Tabla4.A3" office:value-type="string">
            <text:p text:style-name="P28">B3</text:p>
          </table:table-cell>
          <table:table-cell table:style-name="Tabla4.A3" office:value-type="string">
            <text:p text:style-name="P28">B2</text:p>
          </table:table-cell>
          <table:table-cell table:style-name="Tabla4.A3" office:value-type="string">
            <text:p text:style-name="P28">B1</text:p>
          </table:table-cell>
          <table:table-cell table:style-name="Tabla4.A3" office:value-type="string">
            <text:p text:style-name="P28">B0</text:p>
          </table:table-cell>
          <table:table-cell table:style-name="Tabla4.L3" office:value-type="string">
            <text:p text:style-name="P29"/>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T0CON</text:p>
          </table:table-cell>
          <table:table-cell table:style-name="Tabla4.A7" office:value-type="string">
            <text:p text:style-name="P27">Timer 0</text:p>
          </table:table-cell>
          <table:table-cell table:style-name="Tabla4.C7" office:value-type="string">
            <text:p text:style-name="P28">88H</text:p>
          </table:table-cell>
          <table:table-cell table:style-name="Tabla4.D7" office:value-type="string">
            <text:p text:style-name="P28">8F</text:p>
          </table:table-cell>
          <table:table-cell table:style-name="Tabla4.D7" office:value-type="string">
            <text:p text:style-name="P28">8E</text:p>
          </table:table-cell>
          <table:table-cell table:style-name="Tabla4.D7" office:value-type="string">
            <text:p text:style-name="P28">8D</text:p>
          </table:table-cell>
          <table:table-cell table:style-name="Tabla4.D7" office:value-type="string">
            <text:p text:style-name="P28">8C</text:p>
          </table:table-cell>
          <table:table-cell table:style-name="Tabla4.D7" office:value-type="string">
            <text:p text:style-name="P28">8B</text:p>
          </table:table-cell>
          <table:table-cell table:style-name="Tabla4.D7" office:value-type="string">
            <text:p text:style-name="P28">8A</text:p>
          </table:table-cell>
          <table:table-cell table:style-name="Tabla4.J18" office:value-type="float" office:value="89">
            <text:p text:style-name="P28">89</text:p>
          </table:table-cell>
          <table:table-cell table:style-name="Tabla4.J18" office:value-type="float" office:value="88">
            <text:p text:style-name="P28">8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Control</text:p>
          </table:table-cell>
          <table:table-cell table:style-name="Tabla4.L3" office:value-type="string">
            <text:p text:style-name="P28"/>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0CEN</text:p>
          </table:table-cell>
          <table:table-cell table:style-name="Tabla4.A3" office:value-type="string">
            <text:p text:style-name="P28">T0ARL</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0IRQ</text:p>
          </table:table-cell>
          <table:table-cell table:style-name="Tabla4.L3" office:value-type="string">
            <text:p text:style-name="P29"/>
          </table:table-cell>
        </table:table-row>
        <table:table-row>
          <table:table-cell table:style-name="Tabla4.A3" office:value-type="string">
            <text:p text:style-name="P27">T0L</text:p>
          </table:table-cell>
          <table:table-cell table:style-name="Tabla4.A3" office:value-type="string">
            <text:p text:style-name="P27"/>
          </table:table-cell>
          <table:table-cell table:style-name="Tabla4.L3" office:value-type="string">
            <text:p text:style-name="P28">8C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T0H</text:p>
          </table:table-cell>
          <table:table-cell table:style-name="Tabla4.A3" office:value-type="string">
            <text:p text:style-name="P27"/>
          </table:table-cell>
          <table:table-cell table:style-name="Tabla4.L3" office:value-type="string">
            <text:p text:style-name="P28">8D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T0CL</text:p>
          </table:table-cell>
          <table:table-cell table:style-name="Tabla4.A3" office:value-type="string">
            <text:p text:style-name="P27"/>
          </table:table-cell>
          <table:table-cell table:style-name="Tabla4.L3" office:value-type="string">
            <text:p text:style-name="P28">8E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FFH</text:p>
          </table:table-cell>
        </table:table-row>
        <table:table-row>
          <table:table-cell table:style-name="Tabla4.A3" office:value-type="string">
            <text:p text:style-name="P27">T0CH</text:p>
          </table:table-cell>
          <table:table-cell table:style-name="Tabla4.A3" office:value-type="string">
            <text:p text:style-name="P27"/>
          </table:table-cell>
          <table:table-cell table:style-name="Tabla4.L3" office:value-type="string">
            <text:p text:style-name="P28">8F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FFH</text:p>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SCON</text:p>
          </table:table-cell>
          <table:table-cell table:style-name="Tabla4.A7" office:value-type="string">
            <text:p text:style-name="P27">UART</text:p>
          </table:table-cell>
          <table:table-cell table:style-name="Tabla4.C7" office:value-type="string">
            <text:p text:style-name="P28">98H</text:p>
          </table:table-cell>
          <table:table-cell table:style-name="Tabla4.D7" office:value-type="string">
            <text:p text:style-name="P28">9F</text:p>
          </table:table-cell>
          <table:table-cell table:style-name="Tabla4.D7" office:value-type="string">
            <text:p text:style-name="P28">9E</text:p>
          </table:table-cell>
          <table:table-cell table:style-name="Tabla4.D7" office:value-type="string">
            <text:p text:style-name="P28">9D</text:p>
          </table:table-cell>
          <table:table-cell table:style-name="Tabla4.D7" office:value-type="string">
            <text:p text:style-name="P28">9C</text:p>
          </table:table-cell>
          <table:table-cell table:style-name="Tabla4.D7" office:value-type="string">
            <text:p text:style-name="P28">9B</text:p>
          </table:table-cell>
          <table:table-cell table:style-name="Tabla4.D7" office:value-type="string">
            <text:p text:style-name="P28">9A</text:p>
          </table:table-cell>
          <table:table-cell table:style-name="Tabla4.J18" office:value-type="float" office:value="99">
            <text:p text:style-name="P28">99</text:p>
          </table:table-cell>
          <table:table-cell table:style-name="Tabla4.J18" office:value-type="float" office:value="98">
            <text:p text:style-name="P28">9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Control</text:p>
          </table:table-cell>
          <table:table-cell table:style-name="Tabla4.L3" office:value-type="string">
            <text:p text:style-name="P28"/>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RxRdy</text:p>
          </table:table-cell>
          <table:table-cell table:style-name="Tabla4.A3" office:value-type="string">
            <text:p text:style-name="P28">TxRdy</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RxIrq</text:p>
          </table:table-cell>
          <table:table-cell table:style-name="Tabla4.A3" office:value-type="string">
            <text:p text:style-name="P28">TxIrq</text:p>
          </table:table-cell>
          <table:table-cell table:style-name="Tabla4.L3" office:value-type="string">
            <text:p text:style-name="P29"/>
          </table:table-cell>
        </table:table-row>
        <table:table-row>
          <table:table-cell table:style-name="Tabla4.A3" office:value-type="string">
            <text:p text:style-name="P27">SBUF</text:p>
          </table:table-cell>
          <table:table-cell table:style-name="Tabla4.A3" office:value-type="string">
            <text:p text:style-name="P27">Data Buffer</text:p>
          </table:table-cell>
          <table:table-cell table:style-name="Tabla4.L3" office:value-type="string">
            <text:p text:style-name="P28">99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
          </table:table-cell>
        </table:table-row>
        <table:table-row>
          <table:table-cell table:style-name="Tabla4.A3" office:value-type="string">
            <text:p text:style-name="P27">SBPL</text:p>
          </table:table-cell>
          <table:table-cell table:style-name="Tabla4.A3" office:value-type="string">
            <text:p text:style-name="P27">Baud Rate L</text:p>
          </table:table-cell>
          <table:table-cell table:style-name="Tabla4.L3" office:value-type="string">
            <text:p text:style-name="P28">9A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1)</text:p>
          </table:table-cell>
        </table:table-row>
        <table:table-row>
          <table:table-cell table:style-name="Tabla4.A3" office:value-type="string">
            <text:p text:style-name="P27">SBPH</text:p>
          </table:table-cell>
          <table:table-cell table:style-name="Tabla4.A3" office:value-type="string">
            <text:p text:style-name="P27">Baud Rate H</text:p>
          </table:table-cell>
          <table:table-cell table:style-name="Tabla4.L3" office:value-type="string">
            <text:p text:style-name="P28">9B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1)</text:p>
          </table:table-cell>
        </table:table-row>
        <table:table-row table:style-name="Tabla4.12">
          <table:table-cell table:style-name="Tabla4.A30"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EXTINT</text:p>
          </table:table-cell>
          <table:table-cell table:style-name="Tabla4.A7" office:value-type="string">
            <text:p text:style-name="P27">External</text:p>
          </table:table-cell>
          <table:table-cell table:style-name="Tabla4.C7" office:value-type="string">
            <text:p text:style-name="P28">C0H</text:p>
          </table:table-cell>
          <table:table-cell table:style-name="Tabla4.A1" office:value-type="string">
            <text:p text:style-name="P28">C7</text:p>
          </table:table-cell>
          <table:table-cell table:style-name="Tabla4.D7" office:value-type="string">
            <text:p text:style-name="P28">C6</text:p>
          </table:table-cell>
          <table:table-cell table:style-name="Tabla4.D7" office:value-type="string">
            <text:p text:style-name="P28">C5</text:p>
          </table:table-cell>
          <table:table-cell table:style-name="Tabla4.D7" office:value-type="string">
            <text:p text:style-name="P28">C4</text:p>
          </table:table-cell>
          <table:table-cell table:style-name="Tabla4.D7" office:value-type="string">
            <text:p text:style-name="P28">C3</text:p>
          </table:table-cell>
          <table:table-cell table:style-name="Tabla4.D7" office:value-type="string">
            <text:p text:style-name="P28">C2</text:p>
          </table:table-cell>
          <table:table-cell table:style-name="Tabla4.D7" office:value-type="string">
            <text:p text:style-name="P28">C1</text:p>
          </table:table-cell>
          <table:table-cell table:style-name="Tabla4.K31" office:value-type="string">
            <text:p text:style-name="P28">C0</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IRQ Flags</text:p>
          </table:table-cell>
          <table:table-cell table:style-name="Tabla4.L3" office:value-type="string">
            <text:p text:style-name="P28"/>
          </table:table-cell>
          <table:table-cell table:style-name="Tabla4.A3" office:value-type="string">
            <text:p text:style-name="P28">EIRQ7</text:p>
          </table:table-cell>
          <table:table-cell table:style-name="Tabla4.A3" office:value-type="string">
            <text:p text:style-name="P28">EIRQ6</text:p>
          </table:table-cell>
          <table:table-cell table:style-name="Tabla4.A3" office:value-type="string">
            <text:p text:style-name="P28">EIRQ5</text:p>
          </table:table-cell>
          <table:table-cell table:style-name="Tabla4.A3" office:value-type="string">
            <text:p text:style-name="P28">EIRQ4</text:p>
          </table:table-cell>
          <table:table-cell table:style-name="Tabla4.A3" office:value-type="string">
            <text:p text:style-name="P28">EIRQ3</text:p>
          </table:table-cell>
          <table:table-cell table:style-name="Tabla4.A3" office:value-type="string">
            <text:p text:style-name="P28">EIRQ2</text:p>
          </table:table-cell>
          <table:table-cell table:style-name="Tabla4.A3" office:value-type="string">
            <text:p text:style-name="P28">EIRQ1</text:p>
          </table:table-cell>
          <table:table-cell table:style-name="Tabla4.A3" office:value-type="string">
            <text:p text:style-name="P28">EIRQ0</text:p>
          </table:table-cell>
          <table:table-cell table:style-name="Tabla4.L3" office:value-type="string">
            <text:p text:style-name="P29"/>
          </table:table-cell>
        </table:table-row>
      </table:table>
      <table:table table:name="Tabla2" table:style-name="Tabla2">
        <table:table-column table:style-name="Tabla2.A"/>
        <table:table-column table:style-name="Tabla2.B"/>
        <table:table-row>
          <table:table-cell table:style-name="Tabla2.A1" office:value-type="string">
            <text:p text:style-name="P34">Notes</text:p>
          </table:table-cell>
          <table:table-cell table:style-name="Tabla2.A1" office:value-type="string">
            <text:p text:style-name="P30"/>
          </table:table-cell>
        </table:table-row>
        <table:table-row>
          <table:table-cell table:style-name="Tabla2.A2" office:value-type="float" office:value="1">
            <text:p text:style-name="P30">1</text:p>
          </table:table-cell>
          <table:table-cell table:style-name="Tabla2.A1" office:value-type="string">
            <text:p text:style-name="P30">Only if generic UART_HARDWIRED is false, and then write only.</text:p>
            <text:p text:style-name="P30">Registers SBPL and SBPH are initialized as per generics UART_BAUD_RATE and UART_CLOCK_RATE. </text:p>
          </table:table-cell>
        </table:table-row>
      </table:table>
      <text:h text:style-name="P90" text:outline-level="2"><text:soft-page-break/>4.- Interrupt Vectors</text:h>
      <table:table table:name="Tabla18" table:style-name="Tabla18">
        <table:table-column table:style-name="Tabla18.A"/>
        <table:table-row table:style-name="Tabla18.1">
          <table:table-cell table:style-name="Tabla18.A1" office:value-type="string">
            <text:p text:style-name="Table_20_Contents"/>
          </table:table-cell>
        </table:table-row>
      </table:table>
      <text:p text:style-name="P63"/>
      <text:p text:style-name="P63">Interrupt management is identical to the original MCS51. The only difference is that the five available interrupt request inputs are connected to different sources:</text:p>
      <text:p text:style-name="P63"/>
      <text:p text:style-name="P83"><text:tab/><text:tab/> <text:s text:c="6"/><text:span text:style-name="T11">Table </text:span><text:span text:style-name="T11"><text:sequence text:ref-name="refTable2" text:name="Table" text:formula="ooow:Table+1" style:num-format="1">3</text:sequence></text:span><text:span text:style-name="T11">: </text:span><text:span text:style-name="T12">Interrupt Vectors and Sources</text:span></text:p>
      <table:table table:name="Tabla14" table:style-name="Tabla14">
        <table:table-column table:style-name="Tabla14.A"/>
        <table:table-column table:style-name="Tabla14.B"/>
        <table:table-column table:style-name="Tabla14.C"/>
        <table:table-column table:style-name="Tabla14.D"/>
        <table:table-column table:style-name="Tabla14.E"/>
        <table:table-row>
          <table:table-cell table:style-name="Tabla14.A1" office:value-type="string">
            <text:p text:style-name="P18">IRQ</text:p>
          </table:table-cell>
          <table:table-cell table:style-name="Tabla14.A1" office:value-type="string">
            <text:p text:style-name="P18">Source</text:p>
          </table:table-cell>
          <table:table-cell table:style-name="Tabla14.A1" office:value-type="string">
            <text:p text:style-name="P19">Vector</text:p>
          </table:table-cell>
          <table:table-cell table:style-name="Tabla14.A1" office:value-type="string">
            <text:p text:style-name="P18">Priority</text:p>
          </table:table-cell>
          <table:table-cell table:style-name="Tabla14.E1" office:value-type="string">
            <text:p text:style-name="P18">8051 equivalent</text:p>
          </table:table-cell>
        </table:table-row>
        <table:table-row>
          <table:table-cell table:style-name="Tabla14.A2" office:value-type="float" office:value="0">
            <text:p text:style-name="P10">0</text:p>
          </table:table-cell>
          <table:table-cell table:style-name="Tabla14.B2" office:value-type="string">
            <text:p text:style-name="P10">External IRQ</text:p>
          </table:table-cell>
          <table:table-cell table:style-name="Tabla14.B2" office:value-type="string">
            <text:p text:style-name="P11">0003h</text:p>
          </table:table-cell>
          <table:table-cell table:style-name="Tabla14.B2" office:value-type="string">
            <text:p text:style-name="P10">(highest)</text:p>
          </table:table-cell>
          <table:table-cell table:style-name="Tabla14.E2" office:value-type="string">
            <text:p text:style-name="P10">IE0</text:p>
          </table:table-cell>
        </table:table-row>
        <table:table-row>
          <table:table-cell table:style-name="Tabla14.A2" office:value-type="float" office:value="1">
            <text:p text:style-name="P10">1</text:p>
          </table:table-cell>
          <table:table-cell table:style-name="Tabla14.B2" office:value-type="string">
            <text:p text:style-name="P10">Timer 0</text:p>
          </table:table-cell>
          <table:table-cell table:style-name="Tabla14.B2" office:value-type="string">
            <text:p text:style-name="P11">000Bh</text:p>
          </table:table-cell>
          <table:table-cell table:style-name="Tabla14.B2" office:value-type="string">
            <text:p text:style-name="P10"/>
          </table:table-cell>
          <table:table-cell table:style-name="Tabla14.E2" office:value-type="string">
            <text:p text:style-name="P10">TF0</text:p>
          </table:table-cell>
        </table:table-row>
        <table:table-row>
          <table:table-cell table:style-name="Tabla14.A2" office:value-type="float" office:value="2">
            <text:p text:style-name="P10">2</text:p>
          </table:table-cell>
          <table:table-cell table:style-name="Tabla14.B4" office:value-type="string">
            <text:p text:style-name="P10">Unassigned</text:p>
          </table:table-cell>
          <table:table-cell table:style-name="Tabla14.B4" office:value-type="string">
            <text:p text:style-name="P11">0013h</text:p>
          </table:table-cell>
          <table:table-cell table:style-name="Tabla14.B4" office:value-type="string">
            <text:p text:style-name="P10"/>
          </table:table-cell>
          <table:table-cell table:style-name="Tabla14.E4" office:value-type="string">
            <text:p text:style-name="P10">IE1</text:p>
          </table:table-cell>
        </table:table-row>
        <table:table-row>
          <table:table-cell table:style-name="Tabla14.A2" office:value-type="float" office:value="3">
            <text:p text:style-name="P10">3</text:p>
          </table:table-cell>
          <table:table-cell table:style-name="Tabla14.B4" office:value-type="string">
            <text:p text:style-name="P10">Unassigned</text:p>
          </table:table-cell>
          <table:table-cell table:style-name="Tabla14.B4" office:value-type="string">
            <text:p text:style-name="P11">001Bh</text:p>
          </table:table-cell>
          <table:table-cell table:style-name="Tabla14.B4" office:value-type="string">
            <text:p text:style-name="P10"/>
          </table:table-cell>
          <table:table-cell table:style-name="Tabla14.E4" office:value-type="string">
            <text:p text:style-name="P10">TF1</text:p>
          </table:table-cell>
        </table:table-row>
        <table:table-row>
          <table:table-cell table:style-name="Tabla14.A2" office:value-type="float" office:value="4">
            <text:p text:style-name="P10">4</text:p>
          </table:table-cell>
          <table:table-cell table:style-name="Tabla14.B2" office:value-type="string">
            <text:p text:style-name="P10">UART</text:p>
          </table:table-cell>
          <table:table-cell table:style-name="Tabla14.B2" office:value-type="string">
            <text:p text:style-name="P11">0023h</text:p>
          </table:table-cell>
          <table:table-cell table:style-name="Tabla14.B2" office:value-type="string">
            <text:p text:style-name="P10">(lowest)</text:p>
          </table:table-cell>
          <table:table-cell table:style-name="Tabla14.E2" office:value-type="string">
            <text:p text:style-name="P10">RI+TI</text:p>
          </table:table-cell>
        </table:table-row>
      </table:table>
      <text:p text:style-name="P63"/>
      <text:p text:style-name="P63"/>
      <text:p text:style-name="P63">The only other difference is that interrupt priorities are fixed and can't be changed in run time. <text:s/>SFR IP is not implemented. Since there's full access to the VHDL source of the MCU this is not a major limitation.</text:p>
      <text:p text:style-name="P63"/>
      <text:p text:style-name="P63">Register IE works exactly like in the original MCS51, and so does instruction RETI.</text:p>
      <text:p text:style-name="P63"/>
      <text:p text:style-name="P63">When an interrupt is serviced, its priority level is stored internally. Until instruction RETI is executed, no other interrupts of equal or lower priority will be serviced <text:span text:style-name="T8">even if enabled in register IE</text:span>. </text:p>
      <text:p text:style-name="P63">Instruction RETI clears the current interrupt priority level register. Immediately after executing RETI, and before executing the next instruction of he main program, any pending interrupts of lower priority will be serviced.</text:p>
      <text:p text:style-name="P63"/>
      <text:h text:style-name="P93" text:outline-level="2">5.- Object Code Initialization</text:h>
      <table:table table:name="Tabla19" table:style-name="Tabla19">
        <table:table-column table:style-name="Tabla19.A"/>
        <table:table-row table:style-name="Tabla19.1">
          <table:table-cell table:style-name="Tabla19.A1" office:value-type="string">
            <text:p text:style-name="Table_20_Contents"/>
          </table:table-cell>
        </table:table-row>
      </table:table>
      <text:p text:style-name="P63"/>
      <text:p text:style-name="P63">The object code for the MCU application is contained within the MCU module. The XCODE ROM is initialized at synthesis time with the contents of generic <text:span text:style-name="T4">OBJ_CODE</text:span>, which is expected to be defined in a package named <text:span text:style-name="T3">obj_code_pkg</text:span>.</text:p>
      <text:p text:style-name="P63">This package must be generated separately for each project and can be considered part of the program application rather than part of the core source.</text:p>
      <text:p text:style-name="P63"/>
      <text:p text:style-name="P63">The light52 project has adopted the convention that the package <text:span text:style-name="T3">obj_code_pkg</text:span> must be defined in a vhdl file placed within the MCS51 program directories -- for this purpose, the <text:span text:style-name="T3">obj_code_pkg</text:span> package can be considered as just another object code format. </text:p>
      <text:p text:style-name="P63">This way, the object code for different projects using this core (or for the different code samples within this project) can be neatly separated from the core sources.</text:p>
      <text:p text:style-name="P63"/>
      <text:p text:style-name="P63">The project includes a Python script (directory <text:span text:style-name="T1">/tools/build_rom</text:span>) which can be used to produce a suitable <text:span text:style-name="T3">obj_code_pkg</text:span> package file from an Intel-HEX object file. The code samples in directory <text:span text:style-name="T1">/test </text:span>contain usage examples for this script (<text:span text:style-name="T1">makefile</text:span>s and/or BAT files <text:span text:style-name="T1">build.bat</text:span>).</text:p>
      <text:p text:style-name="P63"/>
      <text:p text:style-name="P63">While the method chosen for object code initialization is clean and vendor-independent, it has a major drawback: The object code must be available at synthesis time, and every time the code changes the synthesis has to be re-run. This may be a big handicap in certain applications. </text:p>
      <text:p text:style-name="P63"/>
      <text:p text:style-name="P68">Subsequent versions of the core may provide the option to use memory initialization files so that the XCODE memory can be initialized post-synthesis.</text:p>
      <text:p text:style-name="P63"/>
      <text:p text:style-name="P62"/>
      <text:h text:style-name="Heading_20_2" text:outline-level="2"/>
      <text:h text:style-name="P93" text:outline-level="2">6.- Configuration Generics</text:h>
      <table:table table:name="Tabla20" table:style-name="Tabla20">
        <table:table-column table:style-name="Tabla20.A"/>
        <table:table-row table:style-name="Tabla20.1">
          <table:table-cell table:style-name="Tabla20.A1" office:value-type="string">
            <text:p text:style-name="Table_20_Contents"/>
          </table:table-cell>
        </table:table-row>
      </table:table>
      <text:p text:style-name="P62"/>
      <text:p text:style-name="P62">Some of the core features can be configured through VHDL generics:</text:p>
      <text:p text:style-name="P61"/>
      <text:p text:style-name="P85">Table <text:sequence text:ref-name="refTable3" text:name="Table" text:formula="ooow:Table+1" style:num-format="1">4</text:sequence>:<text:span text:style-name="T1"> Core Configuration Generics</text:span></text:p>
      <table:table table:name="Tabla1" table:style-name="Tabla1">
        <table:table-column table:style-name="Tabla1.A"/>
        <table:table-column table:style-name="Tabla1.B"/>
        <table:table-column table:style-name="Tabla1.C"/>
        <table:table-row>
          <table:table-cell table:style-name="Tabla1.A1" office:value-type="string">
            <text:p text:style-name="P21">Generic</text:p>
          </table:table-cell>
          <table:table-cell table:style-name="Tabla1.A1" office:value-type="string">
            <text:p text:style-name="P21">Default</text:p>
          </table:table-cell>
          <table:table-cell table:style-name="Tabla1.C1" office:value-type="string">
            <text:p text:style-name="P21">Description</text:p>
          </table:table-cell>
        </table:table-row>
        <table:table-row table:style-name="Tabla1.2">
          <table:table-cell table:style-name="Tabla1.A2" table:number-columns-spanned="3" office:value-type="string">
            <text:p text:style-name="P21"/>
          </table:table-cell>
          <table:covered-table-cell/>
          <table:covered-table-cell/>
        </table:table-row>
        <table:table-row>
          <table:table-cell table:style-name="Tabla1.A3" office:value-type="string">
            <text:p text:style-name="P27">CODE_ROM_SIZE</text:p>
          </table:table-cell>
          <table:table-cell table:style-name="Tabla1.B3" office:value-type="float" office:value="1024">
            <text:p text:style-name="P27">1024</text:p>
          </table:table-cell>
          <table:table-cell table:style-name="Tabla1.C3" office:value-type="string">
            <text:p text:style-name="P27">Size of XCODE ROM in bytes. Can't be zero.</text:p>
          </table:table-cell>
        </table:table-row>
        <table:table-row>
          <table:table-cell table:style-name="Tabla1.A3" office:value-type="string">
            <text:p text:style-name="P27">XDATA_RAM_SIZE</text:p>
          </table:table-cell>
          <table:table-cell table:style-name="Tabla1.B3" office:value-type="float" office:value="512">
            <text:p text:style-name="P27">512</text:p>
          </table:table-cell>
          <table:table-cell table:style-name="Tabla1.C3" office:value-type="string">
            <text:p text:style-name="P27">Size of XDATA RAM in bytes. Can't be zero.</text:p>
          </table:table-cell>
        </table:table-row>
        <table:table-row>
          <table:table-cell table:style-name="Tabla1.A3" office:value-type="string">
            <text:p text:style-name="P27">OBJ_CODE</text:p>
          </table:table-cell>
          <table:table-cell table:style-name="Tabla1.A3" office:value-type="string">
            <text:p text:style-name="P27">(dummy)</text:p>
          </table:table-cell>
          <table:table-cell table:style-name="Tabla1.C3" office:value-type="string">
            <text:p text:style-name="P27">Object code to be placed on ROM. See previous section.</text:p>
          </table:table-cell>
        </table:table-row>
        <table:table-row>
          <table:table-cell table:style-name="Tabla1.A3" office:value-type="string">
            <text:p text:style-name="P27">USE_BRAM_FOR_XRAM <text:span text:style-name="T5">(*1)</text:span></text:p>
          </table:table-cell>
          <table:table-cell table:style-name="Tabla1.A3" office:value-type="string">
            <text:p text:style-name="P27">false</text:p>
          </table:table-cell>
          <table:table-cell table:style-name="Tabla1.C3" office:value-type="string">
            <text:p text:style-name="P27">Use extra BRAM as XDATA RAM.</text:p>
          </table:table-cell>
        </table:table-row>
        <table:table-row>
          <table:table-cell table:style-name="Tabla1.A3" office:value-type="string">
            <text:p text:style-name="P27">IMPLEMENT_BCD_INSTRUCTIONS <text:span text:style-name="T5">(*1)</text:span></text:p>
          </table:table-cell>
          <table:table-cell table:style-name="Tabla1.A3" office:value-type="string">
            <text:p text:style-name="P27">false</text:p>
          </table:table-cell>
          <table:table-cell table:style-name="Tabla1.C3" office:value-type="string">
            <text:p text:style-name="P27">True to implement DA and XCHD, false to execute them as NOPs.</text:p>
          </table:table-cell>
        </table:table-row>
        <table:table-row>
          <table:table-cell table:style-name="Tabla1.A3" office:value-type="string">
            <text:p text:style-name="P27">SEQUENTIAL_MULTIPLIER <text:span text:style-name="T5">(*1)</text:span></text:p>
          </table:table-cell>
          <table:table-cell table:style-name="Tabla1.A3" office:value-type="string">
            <text:p text:style-name="P27">false</text:p>
          </table:table-cell>
          <table:table-cell table:style-name="Tabla1.C3" office:value-type="string">
            <text:p text:style-name="P27">Use sequential multiplier instead of combinational.</text:p>
          </table:table-cell>
        </table:table-row>
        <table:table-row>
          <table:table-cell table:style-name="Tabla1.A3" office:value-type="string">
            <text:p text:style-name="P27">UART_HARDWIRED</text:p>
          </table:table-cell>
          <table:table-cell table:style-name="Tabla1.A3" office:value-type="string">
            <text:p text:style-name="P27">true</text:p>
          </table:table-cell>
          <table:table-cell table:style-name="Tabla1.C3" office:value-type="string">
            <text:p text:style-name="P27">True to hardwire UART baud rate, false to make it configurable at run time.</text:p>
          </table:table-cell>
        </table:table-row>
        <table:table-row>
          <table:table-cell table:style-name="Tabla1.A3" office:value-type="string">
            <text:p text:style-name="P27">UART_BAUD_RATE</text:p>
          </table:table-cell>
          <table:table-cell table:style-name="Tabla1.B3" office:value-type="float" office:value="19200">
            <text:p text:style-name="P27">19200</text:p>
          </table:table-cell>
          <table:table-cell table:style-name="Tabla1.C3" office:value-type="string">
            <text:p text:style-name="P27">Default baud rate for UART.</text:p>
          </table:table-cell>
        </table:table-row>
        <table:table-row>
          <table:table-cell table:style-name="Tabla1.A3" office:value-type="string">
            <text:p text:style-name="P27">UART_CLOCK_RATE</text:p>
          </table:table-cell>
          <table:table-cell table:style-name="Tabla1.A3" office:value-type="string">
            <text:p text:style-name="P27">50MHz</text:p>
          </table:table-cell>
          <table:table-cell table:style-name="Tabla1.C3" office:value-type="string">
            <text:p text:style-name="P27">Clock rate assumed by UART initialization constants.</text:p>
          </table:table-cell>
        </table:table-row>
        <table:table-row>
          <table:table-cell table:style-name="Tabla1.A3" office:value-type="string">
            <text:p text:style-name="P27">TIMER0_PRESCALER</text:p>
          </table:table-cell>
          <table:table-cell table:style-name="Tabla1.B12" office:value-type="float" office:value="50000">
            <text:p text:style-name="P27">50000</text:p>
          </table:table-cell>
          <table:table-cell table:style-name="Tabla1.C3" office:value-type="string">
            <text:p text:style-name="P27">Value of Timer0 prescaler.</text:p>
          </table:table-cell>
        </table:table-row>
      </table:table>
      <table:table table:name="Tabla5" table:style-name="Tabla5">
        <table:table-column table:style-name="Tabla5.A"/>
        <table:table-column table:style-name="Tabla5.B"/>
        <table:table-row>
          <table:table-cell table:style-name="Tabla5.A1" office:value-type="string">
            <text:p text:style-name="P34">Notes</text:p>
          </table:table-cell>
          <table:table-cell table:style-name="Tabla5.A1" office:value-type="string">
            <text:p text:style-name="P30"/>
          </table:table-cell>
        </table:table-row>
        <table:table-row>
          <table:table-cell table:style-name="Tabla5.A2" office:value-type="float" office:value="1">
            <text:p text:style-name="P30">1</text:p>
          </table:table-cell>
          <table:table-cell table:style-name="Tabla5.A1" office:value-type="string">
            <text:p text:style-name="P30">Unimplemented, will cause a synthesis assertion failure if given a non-default value.</text:p>
          </table:table-cell>
        </table:table-row>
      </table:table>
      <text:p text:style-name="P71"/>
      <text:p text:style-name="P80">At this early stage of development some of these generics do not work, and others are not checked against bounds. </text:p>
      <text:p text:style-name="P77"/>
      <text:p text:style-name="P75">TBD: This datasheet should explain each of the configuration generics.</text:p>
      <text:p text:style-name="P75"/>
      <text:p text:style-name="P75"/>
      <text:h text:style-name="P92" text:outline-level="2"><text:span text:style-name="T13">7.- Peripheral</text:span> Modules</text:h>
      <table:table table:name="Tabla21" table:style-name="Tabla21">
        <table:table-column table:style-name="Tabla21.A"/>
        <table:table-row table:style-name="Tabla21.1">
          <table:table-cell table:style-name="Tabla21.A1" office:value-type="string">
            <text:p text:style-name="Table_20_Contents"/>
          </table:table-cell>
        </table:table-row>
      </table:table>
      <text:p text:style-name="P73"/>
      <text:p text:style-name="P73">The MCU core includes a number of peripheral modules. These peripherals have been designed hastily in order to provide a working environment for the CPU -- they do not have their own separate test bench, for example. </text:p>
      <text:p text:style-name="P73">The current version of the MCU ships with a simple, hardwired UART, a 16-bit timer and four 8-bit input/output ports.</text:p>
      <text:p text:style-name="P78"/>
      <text:p text:style-name="P76">TBD: Explain SFR bus in MCU entity and how to add new peripherals</text:p>
      <text:h text:style-name="P96" text:outline-level="3">7.1.- UART</text:h>
      <text:p text:style-name="P39"/>
      <text:p text:style-name="P72">The light52 UART is a simplified version of the original MCS51 serial port. </text:p>
      <text:p text:style-name="P72">Some of the operational parameters of the UART are hardwired and non-configurable in the current version, not even at synthesis time:</text:p>
      <text:list xml:id="list27539542" text:style-name="L1">
        <text:list-item>
          <text:p text:style-name="P100">Number of stop bits hardwired to 1.</text:p>
        </text:list-item>
        <text:list-item>
          <text:p text:style-name="P100">Parity hardwired to NONE.</text:p>
        </text:list-item>
        <text:list-item>
          <text:p text:style-name="P100">Number of bits per character hardwired to 8.</text:p>
        </text:list-item>
      </text:list>
      <text:p text:style-name="P73"/>
      <text:p text:style-name="P73">Besides, the 9-bit mode of the original MCS51, whith its applications in inter-MCU communication, is unimplemented yet.</text:p>
      <text:p text:style-name="P41"/>
      <text:p text:style-name="P41">Serial port interrupts work the same as in the original serial port (same vector IRQ4 and same interrupt enable flag IE.ES).</text:p>
      <text:p text:style-name="P72"/>
      <text:p text:style-name="P73">The UART core has some limited capability to recover from errors, described in the VHDL source file <text:span text:style-name="T14">light52_uart</text:span> and very similar to that of the original UART: <text:s/></text:p>
      <text:list xml:id="list27530942" text:style-name="L2">
        <text:list-item>
          <text:p text:style-name="P101">Error conditions such as bad start and stop bits are detected and cause the UART to discard the received byte and wait for the next start bit. </text:p>
        </text:list-item>
        <text:list-item>
          <text:p text:style-name="P101">Bit sampling mismatches are detected and the bit values are decided by majority.</text:p>
        </text:list-item>
      </text:list>
      <text:p text:style-name="P73"/>
      <text:p text:style-name="P73">A follow-up version of this core will include flags for those detected errors, as well as TX and RX overruns.</text:p>
      <text:p text:style-name="P73">Since all operational parameters are hardwired except possibly the baud rate, the UART setup is easy: set the baud rate by writing to registers SBPL and SBPH and enable interrupts by setting flag IE.ES -- the UART can be operated in polling mode too if desired.</text:p>
      <text:p text:style-name="P73"/>
      <text:p text:style-name="P73"/>
      <text:p text:style-name="P73"/>
      <text:h text:style-name="P107" text:outline-level="4">Register SCON</text:h>
      <text:p text:style-name="Text_20_body"/>
      <text:p text:style-name="P72">This register reflects the status of the serial port:</text:p>
      <text:p text:style-name="P72"/>
      <table:table table:name="Tabla7" table:style-name="Tabla7">
        <table:table-column table:style-name="Tabla7.A"/>
        <table:table-column table:style-name="Tabla7.B" table:number-columns-repeated="7"/>
        <table:table-column table:style-name="Tabla7.I"/>
        <table:table-row>
          <table:table-cell table:style-name="Tabla7.A1">
            <text:p text:style-name="P35"/>
          </table:table-cell>
          <table:table-cell table:style-name="Tabla7.A1" office:value-type="float" office:value="7">
            <text:p text:style-name="P35">7</text:p>
          </table:table-cell>
          <table:table-cell table:style-name="Tabla7.A1" office:value-type="float" office:value="6">
            <text:p text:style-name="P35">6</text:p>
          </table:table-cell>
          <table:table-cell table:style-name="Tabla7.A1" office:value-type="float" office:value="5">
            <text:p text:style-name="P35">5</text:p>
          </table:table-cell>
          <table:table-cell table:style-name="Tabla7.A1" office:value-type="float" office:value="4">
            <text:p text:style-name="P35">4</text:p>
          </table:table-cell>
          <table:table-cell table:style-name="Tabla7.A1" office:value-type="float" office:value="3">
            <text:p text:style-name="P35">3</text:p>
          </table:table-cell>
          <table:table-cell table:style-name="Tabla7.A1" office:value-type="float" office:value="2">
            <text:p text:style-name="P35">2</text:p>
          </table:table-cell>
          <table:table-cell table:style-name="Tabla7.A1" office:value-type="float" office:value="1">
            <text:p text:style-name="P35">1</text:p>
          </table:table-cell>
          <table:table-cell table:style-name="Tabla7.A1" office:value-type="float" office:value="0">
            <text:p text:style-name="P35">0</text:p>
          </table:table-cell>
        </table:table-row>
        <table:table-row>
          <table:table-cell table:style-name="Tabla7.A2" office:value-type="string">
            <text:p text:style-name="P25">SCON</text:p>
          </table:table-cell>
          <table:table-cell table:style-name="Tabla7.B2" office:value-type="float" office:value="0">
            <text:p text:style-name="P23">0</text:p>
          </table:table-cell>
          <table:table-cell table:style-name="Tabla7.B2" office:value-type="float" office:value="0">
            <text:p text:style-name="P23">0</text:p>
          </table:table-cell>
          <table:table-cell table:style-name="Tabla7.D2" office:value-type="string">
            <text:p text:style-name="P23">RxRdy</text:p>
          </table:table-cell>
          <table:table-cell table:style-name="Tabla7.D2" office:value-type="string">
            <text:p text:style-name="P23">TxRdy</text:p>
          </table:table-cell>
          <table:table-cell table:style-name="Tabla7.B2" office:value-type="float" office:value="0">
            <text:p text:style-name="P23">0</text:p>
          </table:table-cell>
          <table:table-cell table:style-name="Tabla7.B2" office:value-type="float" office:value="0">
            <text:p text:style-name="P23">0</text:p>
          </table:table-cell>
          <table:table-cell table:style-name="Tabla7.D2" office:value-type="string">
            <text:p text:style-name="P23">RxIrq</text:p>
          </table:table-cell>
          <table:table-cell table:style-name="Tabla7.I2" office:value-type="string">
            <text:p text:style-name="P23">TxIrq</text:p>
          </table:table-cell>
        </table:table-row>
        <table:table-row>
          <table:table-cell table:style-name="Tabla7.A2" office:value-type="string">
            <text:p text:style-name="P35"/>
          </table:table-cell>
          <table:table-cell table:style-name="Tabla7.A2" office:value-type="string">
            <text:p text:style-name="P35">h</text:p>
          </table:table-cell>
          <table:table-cell table:style-name="Tabla7.A2" office:value-type="string">
            <text:p text:style-name="P35">h</text:p>
          </table:table-cell>
          <table:table-cell table:style-name="Tabla7.A2" office:value-type="string">
            <text:p text:style-name="P35">r</text:p>
          </table:table-cell>
          <table:table-cell table:style-name="Tabla7.A2" office:value-type="string">
            <text:p text:style-name="P35">r</text:p>
          </table:table-cell>
          <table:table-cell table:style-name="Tabla7.A2" office:value-type="string">
            <text:p text:style-name="P35">h</text:p>
          </table:table-cell>
          <table:table-cell table:style-name="Tabla7.A2" office:value-type="string">
            <text:p text:style-name="P35">h</text:p>
          </table:table-cell>
          <table:table-cell table:style-name="Tabla7.A2" office:value-type="string">
            <text:p text:style-name="P35">w1c</text:p>
          </table:table-cell>
          <table:table-cell table:style-name="Tabla7.A2" office:value-type="string">
            <text:p text:style-name="P35">w1c</text:p>
          </table:table-cell>
        </table:table-row>
        <table:table-row>
          <table:table-cell table:style-name="Tabla7.A2" office:value-type="string">
            <text:p text:style-name="P35"/>
          </table:table-cell>
          <table:table-cell table:style-name="Tabla7.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TxRdy</text:p>
          </table:table-cell>
          <table:table-cell table:style-name="Tabla7.A2" table:number-columns-spanned="8" office:value-type="string">
            <text:p text:style-name="P12">Ready to transmit. High when there's no transmission in progress.</text:p>
            <text:p text:style-name="P12">It is cleared when data is written to SBUF and is raised at the same time a TX interrupt is trigger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RxRdy</text:p>
          </table:table-cell>
          <table:table-cell table:style-name="Tabla7.A2" table:number-columns-spanned="8" office:value-type="string">
            <text:p text:style-name="P12">Received data ready. High when there's data in the RX buffer. </text:p>
            <text:p text:style-name="P12">Raised at the same time the RX interrupt is triggered, cleared when SBUF is rea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RxIrq</text:p>
          </table:table-cell>
          <table:table-cell table:style-name="Tabla7.A2" table:number-columns-spanned="8" office:value-type="string">
            <text:p text:style-name="P12">RX interrupt pending service.</text:p>
            <text:p text:style-name="P12">Raised when the RX interrupt is triggered, cleared when 1 is written to it.</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TxIrq</text:p>
          </table:table-cell>
          <table:table-cell table:style-name="Tabla7.A2" table:number-columns-spanned="8" office:value-type="string">
            <text:p text:style-name="P12">TX interrupt pending service.</text:p>
            <text:p text:style-name="P12">Raised when the TX interrupt is triggered, cleared when 1 is written to it.</text:p>
          </table:table-cell>
          <table:covered-table-cell/>
          <table:covered-table-cell/>
          <table:covered-table-cell/>
          <table:covered-table-cell/>
          <table:covered-table-cell/>
          <table:covered-table-cell/>
          <table:covered-table-cell/>
        </table:table-row>
      </table:table>
      <text:p text:style-name="P72"/>
      <text:p text:style-name="P73">When writing to the status/control registers, only flags <text:span text:style-name="T1">TxIrq</text:span> and <text:span text:style-name="T1">RxIrq </text:span><text:s/>are affected, and only when writing a '1' as explained above. All other flags are read-only.</text:p>
      <text:p text:style-name="P39"/>
      <text:p text:style-name="P39"/>
      <text:p text:style-name="P42">Interrupt flags are triggered at the following moments:</text:p>
      <text:p text:style-name="P42"/>
      <text:p text:style-name="P43"/>
      <table:table table:name="Tabla23" table:style-name="Tabla23">
        <table:table-column table:style-name="Tabla23.A"/>
        <table:table-column table:style-name="Tabla23.B"/>
        <table:table-row>
          <table:table-cell table:style-name="Tabla23.A1" office:value-type="string">
            <text:p text:style-name="P17">TxIrq</text:p>
          </table:table-cell>
          <table:table-cell table:style-name="Tabla23.A1" office:value-type="string">
            <text:p text:style-name="P79">Last clock cycle of the TX stop bit.</text:p>
          </table:table-cell>
        </table:table-row>
        <table:table-row>
          <table:table-cell table:style-name="Tabla23.A1" office:value-type="string">
            <text:p text:style-name="P17">RxIrq</text:p>
          </table:table-cell>
          <table:table-cell table:style-name="Tabla23.A1" office:value-type="string">
            <text:p text:style-name="P79">At 11/16ths of the RX stop bit, only if the stop bit is valid.</text:p>
          </table:table-cell>
        </table:table-row>
      </table:table>
      <text:p text:style-name="P39"/>
      <text:p text:style-name="P73"/>
      <text:h text:style-name="P106" text:outline-level="4">Register SBUF</text:h>
      <text:p text:style-name="P62"/>
      <text:p text:style-name="P66"><text:span text:style-name="T9">This is the read/write buffer of the serial port. It gives the software access to the 1-byte-deep </text:span><text:span text:style-name="T9">receive and transmit buffers. These buffers work like the original MCS51 serial port. </text:span></text:p>
      <text:p text:style-name="P67"/>
      <table:table table:name="Tabla12" table:style-name="Tabla12">
        <table:table-column table:style-name="Tabla12.A"/>
        <table:table-column table:style-name="Tabla12.B" table:number-columns-repeated="7"/>
        <table:table-column table:style-name="Tabla12.I"/>
        <table:table-row>
          <table:table-cell table:style-name="Tabla12.A1">
            <text:p text:style-name="P35"/>
          </table:table-cell>
          <table:table-cell table:style-name="Tabla12.A1" office:value-type="float" office:value="7">
            <text:p text:style-name="P35">7</text:p>
          </table:table-cell>
          <table:table-cell table:style-name="Tabla12.A1" office:value-type="float" office:value="6">
            <text:p text:style-name="P35">6</text:p>
          </table:table-cell>
          <table:table-cell table:style-name="Tabla12.A1" office:value-type="float" office:value="5">
            <text:p text:style-name="P35">5</text:p>
          </table:table-cell>
          <table:table-cell table:style-name="Tabla12.A1" office:value-type="float" office:value="4">
            <text:p text:style-name="P35">4</text:p>
          </table:table-cell>
          <table:table-cell table:style-name="Tabla12.A1" office:value-type="float" office:value="3">
            <text:p text:style-name="P35">3</text:p>
          </table:table-cell>
          <table:table-cell table:style-name="Tabla12.A1" office:value-type="float" office:value="2">
            <text:p text:style-name="P35">2</text:p>
          </table:table-cell>
          <table:table-cell table:style-name="Tabla12.A1" office:value-type="float" office:value="1">
            <text:p text:style-name="P35">1</text:p>
          </table:table-cell>
          <table:table-cell table:style-name="Tabla12.A1" office:value-type="float" office:value="0">
            <text:p text:style-name="P35">0</text:p>
          </table:table-cell>
        </table:table-row>
        <table:table-row>
          <table:table-cell table:style-name="Tabla12.A2" office:value-type="string">
            <text:p text:style-name="P25">SBUF</text:p>
          </table:table-cell>
          <table:table-cell table:style-name="Tabla12.B2" table:number-columns-spanned="8" office:value-type="string">
            <text:p text:style-name="P23">UART Tx/Rx buffer register</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7">reset</text:p>
          </table:table-cell>
          <table:table-cell table:style-name="Tabla12.A2" office:value-type="string">
            <text:p text:style-name="P38">x</text:p>
          </table:table-cell>
          <table:table-cell table:style-name="Tabla12.A2" office:value-type="string">
            <text:p text:style-name="P38">x</text:p>
          </table:table-cell>
          <table:table-cell table:style-name="Tabla12.A2" office:value-type="string">
            <text:p text:style-name="P38">x</text:p>
          </table:table-cell>
          <table:table-cell table:style-name="Tabla12.A2" office:value-type="string">
            <text:p text:style-name="P38">x</text:p>
          </table:table-cell>
          <table:table-cell table:style-name="Tabla12.A2" office:value-type="string">
            <text:p text:style-name="P38">x</text:p>
          </table:table-cell>
          <table:table-cell table:style-name="Tabla12.A2" office:value-type="string">
            <text:p text:style-name="P38">x</text:p>
          </table:table-cell>
          <table:table-cell table:style-name="Tabla12.A2" office:value-type="string">
            <text:p text:style-name="P38">x</text:p>
          </table:table-cell>
          <table:table-cell table:style-name="Tabla12.A2" office:value-type="string">
            <text:p text:style-name="P38">x</text:p>
          </table:table-cell>
        </table:table-row>
        <table:table-row>
          <table:table-cell table:style-name="Tabla12.A2" office:value-type="string">
            <text:p text:style-name="P35"/>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row>
        <table:table-row>
          <table:table-cell table:style-name="Tabla12.A2" office:value-type="string">
            <text:p text:style-name="P35"/>
          </table:table-cell>
          <table:table-cell table:style-name="Tabla12.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1"/>
          </table:table-cell>
          <table:table-cell table:style-name="Tabla12.A2" table:number-columns-spanned="8" office:value-type="string">
            <text:p text:style-name="P31">Bits marked 'r/w' can be read and written to by the CPU and can be updated by the core.</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1"/>
          </table:table-cell>
          <table:table-cell table:style-name="Tabla12.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2.A2" office:value-type="string">
            <text:p text:style-name="P15">SBUF</text:p>
          </table:table-cell>
          <table:table-cell table:style-name="Tabla12.A2" table:number-columns-spanned="8" office:value-type="string">
            <text:p text:style-name="P12">Writing to this register will trigger a serial port transmission unless SCON.TxRdy=0.</text:p>
            <text:p text:style-name="P12">Reading this register will give the last byte received by the UART, if any.</text:p>
          </table:table-cell>
          <table:covered-table-cell/>
          <table:covered-table-cell/>
          <table:covered-table-cell/>
          <table:covered-table-cell/>
          <table:covered-table-cell/>
          <table:covered-table-cell/>
          <table:covered-table-cell/>
        </table:table-row>
      </table:table>
      <text:h text:style-name="P103" text:outline-level="4"/>
      <text:p text:style-name="P63">Writing to this register will trigger a transmission unless there is already a transmission going on <text:s/>(flag SCON.TxRdy=0). In which case the last write access will be ignored. there is no overrun flag to signal this event; the user must prevent it from happening.</text:p>
      <text:p text:style-name="P63"/>
      <text:p text:style-name="P63">When a byte is received, the core raises flag <text:s/>SCON.RxRdy=1. If a new byte is received before the last one has been read (i.e. with flag SCON.RxRdy=1), the receive buffer register will be overwritten with the new data. Again, there is no indication that this has happened; the user must make sure to prevent these overruns.</text:p>
      <text:p text:style-name="P63"/>
      <text:p text:style-name="P63">Reading from this register when flag SCON.RxRdy=1 will clear the flag and return the last received byte. </text:p>
      <text:p text:style-name="P63">Reading from this register when flag SCON.RxRdy=0 will return undefined data (usually the last received byte but this may change in later versions). </text:p>
      <text:p text:style-name="P40"/>
      <text:p text:style-name="P42">Note that reading SBUF does NOT clear the RxIrq flag. The flag must be cleared explicitly.</text:p>
      <text:p text:style-name="P40"/>
      <text:p text:style-name="P40"/>
      <text:p text:style-name="P40"/>
      <text:p text:style-name="P40"/>
      <text:p text:style-name="P40"/>
      <text:h text:style-name="P104" text:outline-level="4"><text:soft-page-break/>Registers SBPH and SBPL</text:h>
      <text:p text:style-name="P39"/>
      <text:p text:style-name="P63">If generic UART_HARDWIRED is set to false, then the UART implements these two write-only registers.</text:p>
      <text:p text:style-name="P63">These registers should be loaded with the baud period measured in clock cycles -- no prescaling involved:</text:p>
      <text:p text:style-name="P63"/>
      <text:p text:style-name="P63"><text:tab/>BIT_PERIOD = UART_CLOCK_RATE / UART_BAUD_RATE</text:p>
      <text:p text:style-name="P63"/>
      <text:p text:style-name="P63">The bit period register is the 13-bit wide combination of SBPH and SBPL, with the 3 higher bits of SBPH being ignored.</text:p>
      <text:p text:style-name="P63"/>
      <text:p text:style-name="P63">Note that these registers are write only: reading from their addresses will return an indeterminate value (actually, the value of the SCON register). This saves logic and is hardly an inconvenience for the programmer, which will seldom have to read these registers.</text:p>
      <text:p text:style-name="P63"/>
      <text:p text:style-name="P63">These registers are loaded at reset with their default value, defined by generics UART_BAUD_RATE and UART_CLOCK_RATE, according to the same formula above.</text:p>
      <text:p text:style-name="P63"/>
      <text:p text:style-name="P63">When the generic UART_HARDWIRED is set to true, these registers are hardwired to their default value and writing to them has no effect.</text:p>
      <text:p text:style-name="P63"/>
      <text:p text:style-name="P63">Note that the UART is totally independent of the timer and indeed of any other module, unlike the original MCS51.</text:p>
      <text:h text:style-name="P97" text:outline-level="3">7.2.- Timer 0</text:h>
      <text:p text:style-name="P62"/>
      <text:p text:style-name="P63">Basic timer, not directly compatible to any of the original MCS51 timers. This timer is totally independent of the UART.</text:p>
      <text:p text:style-name="P63"><text:line-break/>This is essentially a reloadable 16-bit up-counter that optionally triggers an interrupt every time the count reaches a certain value.</text:p>
      <text:h text:style-name="P109" text:outline-level="5">Timer Registers</text:h>
      <text:p text:style-name="P65"/>
      <text:p text:style-name="P65">The timer includes 3 registers: </text:p>
      <text:list xml:id="list27524654" text:style-name="L3">
        <text:list-item>
          <text:p text:style-name="P87">A configurable prescaler register of up to 31 bits. </text:p>
        </text:list-item>
        <text:list-item>
          <text:p text:style-name="P87">A 16-bit <text:s/>compare register accessible through T0CL and T0CH. </text:p>
        </text:list-item>
        <text:list-item>
          <text:p text:style-name="P87">A 16-bit counter register accessible through T0L and T0H.</text:p>
        </text:list-item>
      </text:list>
      <text:p text:style-name="P65"><text:line-break/>Reading T0L or T0H will give the value of the timer register. If the registers are read while the count is enabled, the software has to deal with a possibly inconsistent (T0L,T0H) pair and should apply the usual tricks -- majority vote, etc.</text:p>
      <text:p text:style-name="P65"><text:s text:c="2"/><text:line-break/>The prescaler is reset to 0 when T0CEN=0. </text:p>
      <text:p text:style-name="P65">When T0CEN=1 it counts up to (TIMER0_PRESCALER - 1), then rolls over to 0 and the timer register is incremented.</text:p>
      <text:p text:style-name="P65">TIMER0_PRESCALER is a VHDL generic configurable at synthesis time.</text:p>
      <text:p text:style-name="P65"><text:line-break/>The compare register is write-only, in order to save logic. Reading T0CH or T0CL will give the value of T0CON instead.</text:p>
      <text:h text:style-name="P108" text:outline-level="5">Timer Operation</text:h>
      <text:p text:style-name="P65"/>
      <text:p text:style-name="P65">The counter register is reset to 0 when T0CEN=0. When flag T0CEN is set to 1, the counter starts counting up at a rate of one count every TIMER0_PRESCALER clock cycles. </text:p>
      <text:p text:style-name="P65">When counter register = reload register, the following will happen:</text:p>
      <text:p text:style-name="P65"/>
      <text:list xml:id="list27530863" text:style-name="L4">
        <text:list-item>
          <text:p text:style-name="P88">If flag T0ARL is 0 the core will clear flag T0CEN and and raise flag Irq, triggering an interrupt. The counter will overflow to 0000h and stop.</text:p>
        </text:list-item>
        <text:list-item>
          <text:p text:style-name="P88">If flag T0ARL is 1 then flag T0CEN will remain high and flag Irq will be raised, triggering an interrupt. The counter will overflow to 0000h and continue counting.</text:p>
        </text:list-item>
      </text:list>
      <text:h text:style-name="P105" text:outline-level="4"><text:soft-page-break/>Register TSTAT</text:h>
      <text:p text:style-name="Text_20_body"/>
      <text:p text:style-name="P72">This register reflects the status of the timer:</text:p>
      <text:p text:style-name="P72"/>
      <table:table table:name="Tabla9" table:style-name="Tabla9">
        <table:table-column table:style-name="Tabla9.A"/>
        <table:table-column table:style-name="Tabla9.B" table:number-columns-repeated="7"/>
        <table:table-column table:style-name="Tabla9.I"/>
        <table:table-row>
          <table:table-cell table:style-name="Tabla9.A1">
            <text:p text:style-name="P35"/>
          </table:table-cell>
          <table:table-cell table:style-name="Tabla9.A1" office:value-type="float" office:value="7">
            <text:p text:style-name="P35">7</text:p>
          </table:table-cell>
          <table:table-cell table:style-name="Tabla9.A1" office:value-type="float" office:value="6">
            <text:p text:style-name="P35">6</text:p>
          </table:table-cell>
          <table:table-cell table:style-name="Tabla9.A1" office:value-type="float" office:value="5">
            <text:p text:style-name="P35">5</text:p>
          </table:table-cell>
          <table:table-cell table:style-name="Tabla9.A1" office:value-type="float" office:value="4">
            <text:p text:style-name="P35">4</text:p>
          </table:table-cell>
          <table:table-cell table:style-name="Tabla9.A1" office:value-type="float" office:value="3">
            <text:p text:style-name="P35">3</text:p>
          </table:table-cell>
          <table:table-cell table:style-name="Tabla9.A1" office:value-type="float" office:value="2">
            <text:p text:style-name="P35">2</text:p>
          </table:table-cell>
          <table:table-cell table:style-name="Tabla9.A1" office:value-type="float" office:value="1">
            <text:p text:style-name="P35">1</text:p>
          </table:table-cell>
          <table:table-cell table:style-name="Tabla9.A1" office:value-type="float" office:value="0">
            <text:p text:style-name="P35">0</text:p>
          </table:table-cell>
        </table:table-row>
        <table:table-row>
          <table:table-cell table:style-name="Tabla9.A2" office:value-type="string">
            <text:p text:style-name="P25">TSTAT</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D2" office:value-type="string">
            <text:p text:style-name="P23">T0CEN</text:p>
          </table:table-cell>
          <table:table-cell table:style-name="Tabla9.D2" office:value-type="string">
            <text:p text:style-name="P23">T0ARL</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I2" office:value-type="string">
            <text:p text:style-name="P23">T0IRQ</text:p>
          </table:table-cell>
        </table:table-row>
        <table:table-row>
          <table:table-cell table:style-name="Tabla9.A2" office:value-type="string">
            <text:p text:style-name="P37">reset</text:p>
          </table:table-cell>
          <table:table-cell table:style-name="Tabla9.A1" office:value-type="float" office:value="0">
            <text:p text:style-name="P38">0</text:p>
          </table:table-cell>
          <table:table-cell table:style-name="Tabla9.A1" office:value-type="float" office:value="0">
            <text:p text:style-name="P38">0</text:p>
          </table:table-cell>
          <table:table-cell table:style-name="Tabla9.A1" office:value-type="float" office:value="0">
            <text:p text:style-name="P38">0</text:p>
          </table:table-cell>
          <table:table-cell table:style-name="Tabla9.A1" office:value-type="float" office:value="0">
            <text:p text:style-name="P38">0</text:p>
          </table:table-cell>
          <table:table-cell table:style-name="Tabla9.A1" office:value-type="float" office:value="0">
            <text:p text:style-name="P38">0</text:p>
          </table:table-cell>
          <table:table-cell table:style-name="Tabla9.A1" office:value-type="float" office:value="0">
            <text:p text:style-name="P38">0</text:p>
          </table:table-cell>
          <table:table-cell table:style-name="Tabla9.A1" office:value-type="float" office:value="0">
            <text:p text:style-name="P38">0</text:p>
          </table:table-cell>
          <table:table-cell table:style-name="Tabla9.A1" office:value-type="float" office:value="0">
            <text:p text:style-name="P38">0</text:p>
          </table:table-cell>
        </table:table-row>
        <table:table-row>
          <table:table-cell table:style-name="Tabla9.A2" office:value-type="string">
            <text:p text:style-name="P35"/>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r/w</text:p>
          </table:table-cell>
          <table:table-cell table:style-name="Tabla9.A2" office:value-type="string">
            <text:p text:style-name="P35">r/w</text:p>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w1c</text:p>
          </table:table-cell>
        </table:table-row>
        <table:table-row>
          <table:table-cell table:style-name="Tabla9.A2" office:value-type="string">
            <text:p text:style-name="P35"/>
          </table:table-cell>
          <table:table-cell table:style-name="Tabla9.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CEN</text:p>
          </table:table-cell>
          <table:table-cell table:style-name="Tabla9.A2" table:number-columns-spanned="8" office:value-type="string">
            <text:p text:style-name="P12">Count ENable.</text:p>
            <text:p text:style-name="P12">Must be set to 1 by the CPU to start the counter.</text:p>
            <text:p text:style-name="P12">When T0CEN=0 the prescaler and the counter register are reset to 0.</text:p>
            <text:p text:style-name="P13">Writing a 1 to T0CEN will start the count up. The counter will increment until it matches the compare register value (if T0ARL=1) or until it overflows (if T0ARL=0), at which moment the counter register will roll back to zero.</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ARL</text:p>
          </table:table-cell>
          <table:table-cell table:style-name="Tabla9.A2" table:number-columns-spanned="8" office:value-type="string">
            <text:p text:style-name="P12">Auto ReLoad. Set to 1 to enable compare/autoreload mode. </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IRQ</text:p>
          </table:table-cell>
          <table:table-cell table:style-name="Tabla9.A2" table:number-columns-spanned="8" office:value-type="string">
            <text:p text:style-name="P12">Timer interrupt pending service.</text:p>
            <text:p text:style-name="P12">Raised when the timer interrupt is triggered, cleared by writing 1 to it.</text:p>
          </table:table-cell>
          <table:covered-table-cell/>
          <table:covered-table-cell/>
          <table:covered-table-cell/>
          <table:covered-table-cell/>
          <table:covered-table-cell/>
          <table:covered-table-cell/>
          <table:covered-table-cell/>
        </table:table-row>
      </table:table>
      <text:p text:style-name="P72"/>
      <text:p text:style-name="P73"/>
      <text:p text:style-name="P73"/>
      <text:p text:style-name="P73"/>
      <text:p text:style-name="P73"/>
      <text:p text:style-name="P73"/>
      <text:p text:style-name="P73"/>
      <text:p text:style-name="P73"/>
      <text:h text:style-name="P105" text:outline-level="4"><text:soft-page-break/>Registers T0L,T0H</text:h>
      <table:table table:name="Tabla10" table:style-name="Tabla10">
        <table:table-column table:style-name="Tabla10.A"/>
        <table:table-column table:style-name="Tabla10.B" table:number-columns-repeated="7"/>
        <table:table-column table:style-name="Tabla10.I"/>
        <table:table-row>
          <table:table-cell table:style-name="Tabla10.A1">
            <text:p text:style-name="P35"/>
          </table:table-cell>
          <table:table-cell table:style-name="Tabla10.A1" office:value-type="float" office:value="7">
            <text:p text:style-name="P35">7</text:p>
          </table:table-cell>
          <table:table-cell table:style-name="Tabla10.A1" office:value-type="float" office:value="6">
            <text:p text:style-name="P35">6</text:p>
          </table:table-cell>
          <table:table-cell table:style-name="Tabla10.A1" office:value-type="float" office:value="5">
            <text:p text:style-name="P35">5</text:p>
          </table:table-cell>
          <table:table-cell table:style-name="Tabla10.A1" office:value-type="float" office:value="4">
            <text:p text:style-name="P35">4</text:p>
          </table:table-cell>
          <table:table-cell table:style-name="Tabla10.A1" office:value-type="float" office:value="3">
            <text:p text:style-name="P35">3</text:p>
          </table:table-cell>
          <table:table-cell table:style-name="Tabla10.A1" office:value-type="float" office:value="2">
            <text:p text:style-name="P35">2</text:p>
          </table:table-cell>
          <table:table-cell table:style-name="Tabla10.A1" office:value-type="float" office:value="1">
            <text:p text:style-name="P35">1</text:p>
          </table:table-cell>
          <table:table-cell table:style-name="Tabla10.A1" office:value-type="float" office:value="0">
            <text:p text:style-name="P35">0</text:p>
          </table:table-cell>
        </table:table-row>
        <table:table-row>
          <table:table-cell table:style-name="Tabla10.A2" office:value-type="string">
            <text:p text:style-name="P25">T0L</text:p>
          </table:table-cell>
          <table:table-cell table:style-name="Tabla10.B2" table:number-columns-spanned="8" office:value-type="string">
            <text:p text:style-name="P23">Counter register value, bits 7..0</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7">reset</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row>
        <table:table-row>
          <table:table-cell table:style-name="Tabla10.A2" office:value-type="string">
            <text:p text:style-name="P35"/>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row>
        <table:table-row>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row>
        <table:table-row>
          <table:table-cell table:style-name="Tabla10.A1">
            <text:p text:style-name="P35"/>
          </table:table-cell>
          <table:table-cell table:style-name="Tabla10.A1" office:value-type="float" office:value="7">
            <text:p text:style-name="P35">7</text:p>
          </table:table-cell>
          <table:table-cell table:style-name="Tabla10.A1" office:value-type="float" office:value="6">
            <text:p text:style-name="P35">6</text:p>
          </table:table-cell>
          <table:table-cell table:style-name="Tabla10.A1" office:value-type="float" office:value="5">
            <text:p text:style-name="P35">5</text:p>
          </table:table-cell>
          <table:table-cell table:style-name="Tabla10.A1" office:value-type="float" office:value="4">
            <text:p text:style-name="P35">4</text:p>
          </table:table-cell>
          <table:table-cell table:style-name="Tabla10.A1" office:value-type="float" office:value="3">
            <text:p text:style-name="P35">3</text:p>
          </table:table-cell>
          <table:table-cell table:style-name="Tabla10.A1" office:value-type="float" office:value="2">
            <text:p text:style-name="P35">2</text:p>
          </table:table-cell>
          <table:table-cell table:style-name="Tabla10.A1" office:value-type="float" office:value="1">
            <text:p text:style-name="P35">1</text:p>
          </table:table-cell>
          <table:table-cell table:style-name="Tabla10.A1" office:value-type="float" office:value="0">
            <text:p text:style-name="P35">0</text:p>
          </table:table-cell>
        </table:table-row>
        <table:table-row>
          <table:table-cell table:style-name="Tabla10.A2" office:value-type="string">
            <text:p text:style-name="P25">T0H</text:p>
          </table:table-cell>
          <table:table-cell table:style-name="Tabla10.B2" table:number-columns-spanned="8" office:value-type="string">
            <text:p text:style-name="P23">Counter register value, bits 15..8</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7">reset</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row>
        <table:table-row>
          <table:table-cell table:style-name="Tabla10.A2" office:value-type="string">
            <text:p text:style-name="P35"/>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row>
        <table:table-row>
          <table:table-cell table:style-name="Tabla10.A2" office:value-type="string">
            <text:p text:style-name="P35"/>
          </table:table-cell>
          <table:table-cell table:style-name="Tabla10.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1"/>
          </table:table-cell>
          <table:table-cell table:style-name="Tabla10.A2" table:number-columns-spanned="8" office:value-type="string">
            <text:p text:style-name="P3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1"/>
          </table:table-cell>
          <table:table-cell table:style-name="Tabla10.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0.A2" office:value-type="string">
            <text:p text:style-name="P15">T0H:T0L</text:p>
          </table:table-cell>
          <table:table-cell table:style-name="Tabla10.A2" table:number-columns-spanned="8" office:value-type="string">
            <text:p text:style-name="P12">This is the current value of the counter register. Will be reset to zero when T0CEN=0.</text:p>
            <text:p text:style-name="P12"/>
            <text:p text:style-name="P12"/>
          </table:table-cell>
          <table:covered-table-cell/>
          <table:covered-table-cell/>
          <table:covered-table-cell/>
          <table:covered-table-cell/>
          <table:covered-table-cell/>
          <table:covered-table-cell/>
          <table:covered-table-cell/>
        </table:table-row>
      </table:table>
      <text:h text:style-name="P105" text:outline-level="4">Registers TCL,TCH</text:h>
      <table:table table:name="Tabla11" table:style-name="Tabla11">
        <table:table-column table:style-name="Tabla11.A"/>
        <table:table-column table:style-name="Tabla11.B" table:number-columns-repeated="7"/>
        <table:table-column table:style-name="Tabla11.I"/>
        <table:table-row>
          <table:table-cell table:style-name="Tabla11.A1">
            <text:p text:style-name="P35"/>
          </table:table-cell>
          <table:table-cell table:style-name="Tabla11.A1" office:value-type="float" office:value="7">
            <text:p text:style-name="P35">7</text:p>
          </table:table-cell>
          <table:table-cell table:style-name="Tabla11.A1" office:value-type="float" office:value="6">
            <text:p text:style-name="P35">6</text:p>
          </table:table-cell>
          <table:table-cell table:style-name="Tabla11.A1" office:value-type="float" office:value="5">
            <text:p text:style-name="P35">5</text:p>
          </table:table-cell>
          <table:table-cell table:style-name="Tabla11.A1" office:value-type="float" office:value="4">
            <text:p text:style-name="P35">4</text:p>
          </table:table-cell>
          <table:table-cell table:style-name="Tabla11.A1" office:value-type="float" office:value="3">
            <text:p text:style-name="P35">3</text:p>
          </table:table-cell>
          <table:table-cell table:style-name="Tabla11.A1" office:value-type="float" office:value="2">
            <text:p text:style-name="P35">2</text:p>
          </table:table-cell>
          <table:table-cell table:style-name="Tabla11.A1" office:value-type="float" office:value="1">
            <text:p text:style-name="P35">1</text:p>
          </table:table-cell>
          <table:table-cell table:style-name="Tabla11.A1" office:value-type="float" office:value="0">
            <text:p text:style-name="P35">0</text:p>
          </table:table-cell>
        </table:table-row>
        <table:table-row>
          <table:table-cell table:style-name="Tabla11.A2" office:value-type="string">
            <text:p text:style-name="P25">T0CL</text:p>
          </table:table-cell>
          <table:table-cell table:style-name="Tabla11.B2" table:number-columns-spanned="8" office:value-type="string">
            <text:p text:style-name="P23">Compare register value, bits 7..0</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7">reset</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row>
        <table:table-row>
          <table:table-cell table:style-name="Tabla11.A2" office:value-type="string">
            <text:p text:style-name="P35"/>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row>
        <table:table-row>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row>
        <table:table-row>
          <table:table-cell table:style-name="Tabla11.A1">
            <text:p text:style-name="P35"/>
          </table:table-cell>
          <table:table-cell table:style-name="Tabla11.A1" office:value-type="float" office:value="7">
            <text:p text:style-name="P35">7</text:p>
          </table:table-cell>
          <table:table-cell table:style-name="Tabla11.A1" office:value-type="float" office:value="6">
            <text:p text:style-name="P35">6</text:p>
          </table:table-cell>
          <table:table-cell table:style-name="Tabla11.A1" office:value-type="float" office:value="5">
            <text:p text:style-name="P35">5</text:p>
          </table:table-cell>
          <table:table-cell table:style-name="Tabla11.A1" office:value-type="float" office:value="4">
            <text:p text:style-name="P35">4</text:p>
          </table:table-cell>
          <table:table-cell table:style-name="Tabla11.A1" office:value-type="float" office:value="3">
            <text:p text:style-name="P35">3</text:p>
          </table:table-cell>
          <table:table-cell table:style-name="Tabla11.A1" office:value-type="float" office:value="2">
            <text:p text:style-name="P35">2</text:p>
          </table:table-cell>
          <table:table-cell table:style-name="Tabla11.A1" office:value-type="float" office:value="1">
            <text:p text:style-name="P35">1</text:p>
          </table:table-cell>
          <table:table-cell table:style-name="Tabla11.A1" office:value-type="float" office:value="0">
            <text:p text:style-name="P35">0</text:p>
          </table:table-cell>
        </table:table-row>
        <table:table-row>
          <table:table-cell table:style-name="Tabla11.A2" office:value-type="string">
            <text:p text:style-name="P25">T0CH</text:p>
          </table:table-cell>
          <table:table-cell table:style-name="Tabla11.B2" table:number-columns-spanned="8" office:value-type="string">
            <text:p text:style-name="P23">Compare register value, bits 15..8</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7">reset</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row>
        <table:table-row>
          <table:table-cell table:style-name="Tabla11.A2" office:value-type="string">
            <text:p text:style-name="P35"/>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row>
        <table:table-row>
          <table:table-cell table:style-name="Tabla11.A2" office:value-type="string">
            <text:p text:style-name="P35"/>
          </table:table-cell>
          <table:table-cell table:style-name="Tabla11.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1"/>
          </table:table-cell>
          <table:table-cell table:style-name="Tabla11.A2" table:number-columns-spanned="8" office:value-type="string">
            <text:p text:style-name="P31">Bits marked 'w' can be written to by the CPU but reading them will yield an undefined value.</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1"/>
          </table:table-cell>
          <table:table-cell table:style-name="Tabla11.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1.A2" office:value-type="string">
            <text:p text:style-name="P15">T0CH:T0CL</text:p>
          </table:table-cell>
          <table:table-cell table:style-name="Tabla11.A2" table:number-columns-spanned="8" office:value-type="string">
            <text:p text:style-name="P12">This is the current value of the reload register. </text:p>
          </table:table-cell>
          <table:covered-table-cell/>
          <table:covered-table-cell/>
          <table:covered-table-cell/>
          <table:covered-table-cell/>
          <table:covered-table-cell/>
          <table:covered-table-cell/>
          <table:covered-table-cell/>
        </table:table-row>
      </table:table>
      <text:p text:style-name="P74"/>
      <text:p text:style-name="P64"/>
      <text:h text:style-name="P98" text:outline-level="3">7.3.- Input/Output Ports</text:h>
      <text:p text:style-name="P39"/>
      <text:p text:style-name="P73">The MCU includes 4 8-bit I/O ports. In order to save logic, the ports are hardwired to be either input or output, and are not configurable even at synthesis time -- it is simpler and cheaper to just add or modify whatever port setup is needed in each particular application than trying to provide for all possibilities in advance.</text:p>
      <text:p text:style-name="P73"/>
      <text:p text:style-name="P73">The port SFR addresses are the same as the original P0..P3 port addresses. However, since the ports are strictly input or strictly output, the behavior of the ports is different in a very important way: </text:p>
      <text:p text:style-name="P73">The '<text:span text:style-name="T1">Read-Modify-Write</text:span>' behavior of the MCS51 is <text:span text:style-name="T1">not implemented</text:span>:</text:p>
      <text:list xml:id="list27533009" text:style-name="L5">
        <text:list-item>
          <text:p text:style-name="P102">All instructions reading an input port read the pin regardless of addressing mode.</text:p>
        </text:list-item>
        <text:list-item>
          <text:p text:style-name="P102">All instructions reading an output port read the register regardless of addressing mode.</text:p>
        </text:list-item>
      </text:list>
      <text:p text:style-name="P73"/>
      <text:p text:style-name="P73">In short, writing to an input port will not have any effect. Reading an output port will access the port output registers and NOT the pins, as stated above.</text:p>
      <text:p text:style-name="P73"/>
      <text:p text:style-name="P73">The input ports are NOT registered or otherwise proof against metastability. A read instruction will read the instantaneous value of the input pin; <text:s/>then the value <text:span text:style-name="T8">will</text:span> be registered to internal register T before reaching its destination within the CPU, but there is some amount of logic between the port input and the T register, which means the port inputs have some non-negligible setup time, and not necessarily the same for all lines of the same port.</text:p>
      <text:p text:style-name="P81">Subsequent versions of the core will register the input ports to minimize and equalize setup times.</text:p>
      <text:p text:style-name="P73"/>
      <text:p text:style-name="P39"/>
      <text:p text:style-name="P39"/>
      <text:h text:style-name="P98" text:outline-level="3">7.4.- External Interrupt Inputs</text:h>
      <text:p text:style-name="P39"/>
      <text:p text:style-name="P73">The MCU has 8 external interrupt inputs which, in the current version of the core, are meant mostly for debugging.</text:p>
      <text:p text:style-name="P73">The inputs are registered and level sensitive. As long as input <text:span text:style-name="T2">external_irq[i]</text:span> is high, flag EXTINT[i] will be high and the interrupt request line IRQ0 of the CPU will be asserted.</text:p>
      <text:p text:style-name="P73"/>
      <text:p text:style-name="P81">Subsequent versions of the core will use edge triggering and add a mask register.</text:p>
      <text:p text:style-name="P73"/>
      <text:h text:style-name="P105" text:outline-level="4">Register EXTINT</text:h>
      <text:p text:style-name="Text_20_body"/>
      <text:p text:style-name="P72">This register contains the external interrupt pending flags:</text:p>
      <text:p text:style-name="P72"/>
      <table:table table:name="Tabla13" table:style-name="Tabla13">
        <table:table-column table:style-name="Tabla13.A"/>
        <table:table-column table:style-name="Tabla13.B" table:number-columns-repeated="7"/>
        <table:table-column table:style-name="Tabla13.I"/>
        <table:table-row>
          <table:table-cell table:style-name="Tabla13.A1">
            <text:p text:style-name="P35"/>
          </table:table-cell>
          <table:table-cell table:style-name="Tabla13.A1" office:value-type="float" office:value="7">
            <text:p text:style-name="P35">7</text:p>
          </table:table-cell>
          <table:table-cell table:style-name="Tabla13.A1" office:value-type="float" office:value="6">
            <text:p text:style-name="P35">6</text:p>
          </table:table-cell>
          <table:table-cell table:style-name="Tabla13.A1" office:value-type="float" office:value="5">
            <text:p text:style-name="P35">5</text:p>
          </table:table-cell>
          <table:table-cell table:style-name="Tabla13.A1" office:value-type="float" office:value="4">
            <text:p text:style-name="P35">4</text:p>
          </table:table-cell>
          <table:table-cell table:style-name="Tabla13.A1" office:value-type="float" office:value="3">
            <text:p text:style-name="P35">3</text:p>
          </table:table-cell>
          <table:table-cell table:style-name="Tabla13.A1" office:value-type="float" office:value="2">
            <text:p text:style-name="P35">2</text:p>
          </table:table-cell>
          <table:table-cell table:style-name="Tabla13.A1" office:value-type="float" office:value="1">
            <text:p text:style-name="P35">1</text:p>
          </table:table-cell>
          <table:table-cell table:style-name="Tabla13.A1" office:value-type="float" office:value="0">
            <text:p text:style-name="P35">0</text:p>
          </table:table-cell>
        </table:table-row>
        <table:table-row>
          <table:table-cell table:style-name="Tabla13.A2" office:value-type="string">
            <text:p text:style-name="P25">EXTINT</text:p>
          </table:table-cell>
          <table:table-cell table:style-name="Tabla13.B2" office:value-type="string">
            <text:p text:style-name="P23">EIRQ7</text:p>
          </table:table-cell>
          <table:table-cell table:style-name="Tabla13.B2" office:value-type="string">
            <text:p text:style-name="P23">EIRQ6</text:p>
          </table:table-cell>
          <table:table-cell table:style-name="Tabla13.B2" office:value-type="string">
            <text:p text:style-name="P23">EIRQ5</text:p>
          </table:table-cell>
          <table:table-cell table:style-name="Tabla13.B2" office:value-type="string">
            <text:p text:style-name="P23">EIRQ4</text:p>
          </table:table-cell>
          <table:table-cell table:style-name="Tabla13.B2" office:value-type="string">
            <text:p text:style-name="P23">EIRQ3</text:p>
          </table:table-cell>
          <table:table-cell table:style-name="Tabla13.B2" office:value-type="string">
            <text:p text:style-name="P23">EIRQ2</text:p>
          </table:table-cell>
          <table:table-cell table:style-name="Tabla13.B2" office:value-type="string">
            <text:p text:style-name="P23">EIRQ1</text:p>
          </table:table-cell>
          <table:table-cell table:style-name="Tabla13.I2" office:value-type="string">
            <text:p text:style-name="P23">EIRQ0</text:p>
          </table:table-cell>
        </table:table-row>
        <table:table-row>
          <table:table-cell table:style-name="Tabla13.A2" office:value-type="string">
            <text:p text:style-name="P37">reset</text:p>
          </table:table-cell>
          <table:table-cell table:style-name="Tabla13.A1" office:value-type="float" office:value="0">
            <text:p text:style-name="P38">0</text:p>
          </table:table-cell>
          <table:table-cell table:style-name="Tabla13.A1" office:value-type="float" office:value="0">
            <text:p text:style-name="P38">0</text:p>
          </table:table-cell>
          <table:table-cell table:style-name="Tabla13.A1" office:value-type="float" office:value="0">
            <text:p text:style-name="P38">0</text:p>
          </table:table-cell>
          <table:table-cell table:style-name="Tabla13.A1" office:value-type="float" office:value="0">
            <text:p text:style-name="P38">0</text:p>
          </table:table-cell>
          <table:table-cell table:style-name="Tabla13.A1" office:value-type="float" office:value="0">
            <text:p text:style-name="P38">0</text:p>
          </table:table-cell>
          <table:table-cell table:style-name="Tabla13.A1" office:value-type="float" office:value="0">
            <text:p text:style-name="P38">0</text:p>
          </table:table-cell>
          <table:table-cell table:style-name="Tabla13.A1" office:value-type="float" office:value="0">
            <text:p text:style-name="P38">0</text:p>
          </table:table-cell>
          <table:table-cell table:style-name="Tabla13.A1" office:value-type="float" office:value="0">
            <text:p text:style-name="P38">0</text:p>
          </table:table-cell>
        </table:table-row>
        <table:table-row>
          <table:table-cell table:style-name="Tabla13.A2" office:value-type="string">
            <text:p text:style-name="P35"/>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row>
        <table:table-row>
          <table:table-cell table:style-name="Tabla13.A2" office:value-type="string">
            <text:p text:style-name="P35"/>
          </table:table-cell>
          <table:table-cell table:style-name="Tabla13.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3.A2" office:value-type="string">
            <text:p text:style-name="P31"/>
          </table:table-cell>
          <table:table-cell table:style-name="Tabla13.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13.A2" office:value-type="string">
            <text:p text:style-name="P31"/>
          </table:table-cell>
          <table:table-cell table:style-name="Tabla13.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3.A2" office:value-type="string">
            <text:p text:style-name="P15">EIRQ&lt;i&gt;</text:p>
          </table:table-cell>
          <table:table-cell table:style-name="Tabla13.A2" table:number-columns-spanned="8" office:value-type="string">
            <text:p text:style-name="P12">External interrupt &lt;i&gt; pending service.</text:p>
            <text:p text:style-name="P12">Raised when the core input <text:span text:style-name="T2">external_irq[i] </text:span>is high, cleared by writing 1 to it as long as the input has been cleared too.</text:p>
            <text:p text:style-name="P12"/>
          </table:table-cell>
          <table:covered-table-cell/>
          <table:covered-table-cell/>
          <table:covered-table-cell/>
          <table:covered-table-cell/>
          <table:covered-table-cell/>
          <table:covered-table-cell/>
          <table:covered-table-cell/>
        </table:table-row>
      </table:table>
      <text:p text:style-name="P70"/>
      <text:p text:style-name="P70"/>
      <text:p text:style-name="P70"/>
      <text:h text:style-name="P93" text:outline-level="2">8.- Performance</text:h>
      <table:table table:name="Tabla22" table:style-name="Tabla22">
        <table:table-column table:style-name="Tabla22.A"/>
        <table:table-row table:style-name="Tabla22.1">
          <table:table-cell table:style-name="Tabla22.A1" office:value-type="string">
            <text:p text:style-name="Table_20_Contents"/>
          </table:table-cell>
        </table:table-row>
      </table:table>
      <text:h text:style-name="P94" text:outline-level="3">8.1.- Synthesis Results</text:h>
      <text:p text:style-name="P73">These are the synthesis results for the Dhrystone demo.</text:p>
      <text:p text:style-name="P73"/>
      <text:p text:style-name="P85">Table <text:sequence text:ref-name="refTable4" text:name="Table" text:formula="ooow:Table+1" style:num-format="1">5</text:sequence>: <text:span text:style-name="T1">Synthesis Results for 'Dhrystone' Demo</text:span></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column table:style-name="Tabla24.G"/>
        <table:table-row>
          <table:table-cell table:style-name="Tabla24.A1" office:value-type="string">
            <text:p text:style-name="P32">Target Device</text:p>
          </table:table-cell>
          <table:table-cell table:style-name="Tabla24.A1" office:value-type="string">
            <text:p text:style-name="P32">Synthesis</text:p>
          </table:table-cell>
          <table:table-cell table:style-name="Tabla24.C1" office:value-type="string">
            <text:p text:style-name="P32">F<text:span text:style-name="T15">max</text:span></text:p>
          </table:table-cell>
          <table:table-cell table:style-name="Tabla24.D1" table:number-columns-spanned="4" office:value-type="string">
            <text:p text:style-name="P32">Resources</text:p>
          </table:table-cell>
          <table:covered-table-cell/>
          <table:covered-table-cell/>
          <table:covered-table-cell/>
        </table:table-row>
        <table:table-row>
          <table:table-cell table:style-name="Tabla24.A2" office:value-type="string">
            <text:p text:style-name="P32"/>
          </table:table-cell>
          <table:table-cell table:style-name="Tabla24.A2" office:value-type="string">
            <text:p text:style-name="P32">Type</text:p>
          </table:table-cell>
          <table:table-cell table:style-name="Tabla24.C2" office:value-type="string">
            <text:p text:style-name="P32"/>
          </table:table-cell>
          <table:table-cell table:style-name="Tabla24.D2" office:value-type="string">
            <text:p text:style-name="P32">CPU</text:p>
          </table:table-cell>
          <table:table-cell table:style-name="Tabla24.D2" office:value-type="string">
            <text:p text:style-name="P32">Timer</text:p>
          </table:table-cell>
          <table:table-cell table:style-name="Tabla24.D2" office:value-type="string">
            <text:p text:style-name="P32">UART</text:p>
          </table:table-cell>
          <table:table-cell table:style-name="Tabla24.G2" office:value-type="string">
            <text:p text:style-name="P32">Total for Dhrystone demo</text:p>
          </table:table-cell>
        </table:table-row>
        <table:table-row>
          <table:table-cell table:style-name="Tabla24.A3" office:value-type="string">
            <text:p text:style-name="P32">Cyclone-II -C7</text:p>
          </table:table-cell>
          <table:table-cell table:style-name="Tabla24.A3" office:value-type="string">
            <text:p text:style-name="P32">Balanced</text:p>
          </table:table-cell>
          <table:table-cell table:style-name="Tabla24.A3" office:value-type="string">
            <text:p text:style-name="P32">62 MHz</text:p>
          </table:table-cell>
          <table:table-cell table:style-name="Tabla24.A3" office:value-type="string">
            <text:p text:style-name="P32">948 LEs, 29 M4Ks, 1 MUL9</text:p>
          </table:table-cell>
          <table:table-cell table:style-name="Tabla24.A3" office:value-type="string">
            <text:p text:style-name="P32">88 LEs</text:p>
          </table:table-cell>
          <table:table-cell table:style-name="Tabla24.A3" office:value-type="string">
            <text:p text:style-name="P32">143 LEs</text:p>
          </table:table-cell>
          <table:table-cell table:style-name="Tabla24.G3" office:value-type="string">
            <text:p text:style-name="P32">1291 LEs, 29 M4Ks, 1 MUL9</text:p>
          </table:table-cell>
        </table:table-row>
        <table:table-row>
          <table:table-cell table:style-name="Tabla24.A3" office:value-type="string">
            <text:p text:style-name="P32">Spartan-3 -5</text:p>
          </table:table-cell>
          <table:table-cell table:style-name="Tabla24.A3" office:value-type="string">
            <text:p text:style-name="P32">Speed</text:p>
          </table:table-cell>
          <table:table-cell table:style-name="Tabla24.A3" office:value-type="string">
            <text:p text:style-name="P32">54 MHz</text:p>
          </table:table-cell>
          <table:table-cell table:style-name="Tabla24.A3" office:value-type="string">
            <text:p text:style-name="P32">(*1)</text:p>
          </table:table-cell>
          <table:table-cell table:style-name="Tabla24.A3" office:value-type="string">
            <text:p text:style-name="P32"/>
          </table:table-cell>
          <table:table-cell table:style-name="Tabla24.A3" office:value-type="string">
            <text:p text:style-name="P32"/>
          </table:table-cell>
          <table:table-cell table:style-name="Tabla24.G3" office:value-type="string">
            <text:p text:style-name="P32">1319 LUTs, 10 BRAMs, 1 MUL18</text:p>
          </table:table-cell>
        </table:table-row>
        <table:table-row>
          <table:table-cell table:style-name="Tabla24.A5" table:number-columns-spanned="7" office:value-type="string">
            <text:p text:style-name="P32"><text:span text:style-name="T1">(*1)</text:span> The Spartan results include only the MCU and none of the DE-1 on-board glue logic (7-segment decoders, etc.)</text:p>
          </table:table-cell>
          <table:covered-table-cell/>
          <table:covered-table-cell/>
          <table:covered-table-cell/>
          <table:covered-table-cell/>
          <table:covered-table-cell/>
          <table:covered-table-cell/>
        </table:table-row>
      </table:table>
      <text:p text:style-name="P73"/>
      <text:p text:style-name="P73">The Dhrystone demo includes 12KB of ROM and 2 KB of XRAM, besides the IRAM. On the DE-1 board, it also includes some auxiliary glue logic that is uncluded in the above total count <text:span text:style-name="T8">for the Cyclone-II target only</text:span>. That glue logic accounts for 66LEs.</text:p>
      <text:p text:style-name="P73">Results for Cyclone-II are the the actual synthesis results obtained for the Dhrystone demo on Terasic's DE-1 board (using top file <text:span text:style-name="T14">c2sb_demo.vhdl</text:span>). </text:p>
      <text:p text:style-name="P73">Results for the Spartan-3 core are more speculative because the core has not yet been tested in Xilinx hardware. They include the MCU entity only and not the top entity glue logic.</text:p>
      <text:p text:style-name="P73">In both cases, the synthesized core <text:span text:style-name="T8">does not implement <text:s/>the BCD opcodes</text:span> (DA and XCHD). When implemented, area will increase a bit.</text:p>
      <text:p text:style-name="P73"/>
      <text:p text:style-name="P73">The above results have been obtained with Quartus-2 11.1 sp2 and Xilinx ISE 9.2i. The synthesis has been performed unconstrained and the results must be considered illustrative only. </text:p>
      <text:h text:style-name="P95" text:outline-level="3"/>
      <text:h text:style-name="P99" text:outline-level="3">8.2.- Dhrystone 2.1 Benchmark</text:h>
      <text:p text:style-name="P73">The MCU has executed a version of the Dhrystone 2.1 benchmark, <text:a xlink:type="simple" xlink:href="http://www.ecrostech.com/Other/Resources/Dhrystone.htm">adapted for MCUs by ECROS Technology</text:a> and slightly modified to suit the light52 core. It has been compiled with <text:a xlink:type="simple" xlink:href="http://sdcc.sourceforge.net/">SDCC</text:a>.</text:p>
      <text:p text:style-name="P73">The benchmark has been executed on a DE-1 development board with a Cyclone-II FPGA clocked at 50 MHz using the top module entity <text:span text:style-name="T14">/vhdl/demos/c2sb/c2sb_demo.vhdl</text:span><text:span text:style-name="T16">. The benchmark executes 25000 iterations over the Dhrystone loop and produces the following results:</text:span></text:p>
      <text:p text:style-name="P73"/>
      <table:table table:name="Tabla25" table:style-name="Tabla25">
        <table:table-column table:style-name="Tabla25.A"/>
        <table:table-column table:style-name="Tabla25.B"/>
        <table:table-row>
          <table:table-cell table:style-name="Tabla25.A1" table:number-columns-spanned="2" office:value-type="string">
            <text:p text:style-name="P24">Dhrystone 2.1 Benchmark Results</text:p>
          </table:table-cell>
          <table:covered-table-cell/>
        </table:table-row>
        <table:table-row>
          <table:table-cell table:style-name="Tabla25.A2" office:value-type="float" office:value="1641">
            <text:p text:style-name="P26">1641</text:p>
          </table:table-cell>
          <table:table-cell table:style-name="Tabla25.B2" office:value-type="string">
            <text:p text:style-name="P24">Dhrystones per second @ 50 MHz</text:p>
          </table:table-cell>
        </table:table-row>
        <table:table-row>
          <table:table-cell table:style-name="Tabla25.A3" office:value-type="float" office:value="934">
            <text:p text:style-name="P26">0.934</text:p>
          </table:table-cell>
          <table:table-cell table:style-name="Tabla25.B2" office:value-type="string">
            <text:p text:style-name="P24">Dhrystone MIPS (*1)</text:p>
          </table:table-cell>
        </table:table-row>
        <table:table-row>
          <table:table-cell table:style-name="Tabla25.A3" office:value-type="float" office:value="0">
            <text:p text:style-name="P26">0.0187</text:p>
          </table:table-cell>
          <table:table-cell table:style-name="Tabla25.B2" office:value-type="string">
            <text:p text:style-name="P24">Dhrystone MIPS per MHz </text:p>
          </table:table-cell>
        </table:table-row>
        <table:table-row>
          <table:table-cell table:style-name="Tabla25.A5" table:number-columns-spanned="2" office:value-type="string">
            <text:p text:style-name="P13">(*1) 1 Drhystone MIPS = 1757 Drhystones per second</text:p>
          </table:table-cell>
          <table:covered-table-cell/>
        </table:table-row>
      </table:table>
      <text:p text:style-name="P73"/>
      <text:p text:style-name="P73">In order to give some context for this benchmark, the following table compares the results for a few representative cores:</text:p>
      <text:p text:style-name="P73"/>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3">CPU</text:p>
          </table:table-cell>
          <table:table-cell table:style-name="Tabla26.A1" office:value-type="string">
            <text:p text:style-name="P13">DMIPS/MHz</text:p>
          </table:table-cell>
          <table:table-cell table:style-name="Tabla26.A1" office:value-type="string">
            <text:p text:style-name="P13">Advantage vs. light52</text:p>
          </table:table-cell>
          <table:table-cell table:style-name="Tabla26.D1" office:value-type="string">
            <text:p text:style-name="P13">F<text:span text:style-name="T15">max</text:span></text:p>
          </table:table-cell>
        </table:table-row>
        <table:table-row>
          <table:table-cell table:style-name="Tabla26.A2" office:value-type="string">
            <text:p text:style-name="P16">Light52</text:p>
          </table:table-cell>
          <table:table-cell table:style-name="Tabla26.A2" office:value-type="string">
            <text:p text:style-name="P13">0.0187</text:p>
          </table:table-cell>
          <table:table-cell table:style-name="Tabla26.A2" office:value-type="string">
            <text:p text:style-name="P14"/>
          </table:table-cell>
          <table:table-cell table:style-name="Tabla26.D2" office:value-type="string">
            <text:p text:style-name="P13">62 MHz</text:p>
          </table:table-cell>
        </table:table-row>
        <table:table-row>
          <table:table-cell table:style-name="Tabla26.A2" office:value-type="string">
            <text:p text:style-name="P16">Intel MCS51</text:p>
          </table:table-cell>
          <table:table-cell table:style-name="Tabla26.A2" office:value-type="string">
            <text:p text:style-name="P13">0.0094</text:p>
          </table:table-cell>
          <table:table-cell table:style-name="Tabla26.A2" office:value-type="string">
            <text:p text:style-name="P14">x0.5</text:p>
          </table:table-cell>
          <table:table-cell table:style-name="Tabla26.D2" office:value-type="string">
            <text:p text:style-name="P13">12 MHz</text:p>
          </table:table-cell>
        </table:table-row>
        <table:table-row>
          <table:table-cell table:style-name="Tabla26.A2" office:value-type="string">
            <text:p text:style-name="P16">CAST R8051XC-2 AF</text:p>
          </table:table-cell>
          <table:table-cell table:style-name="Tabla26.A2" office:value-type="string">
            <text:p text:style-name="P13">0.0883</text:p>
          </table:table-cell>
          <table:table-cell table:style-name="Tabla26.A2" office:value-type="string">
            <text:p text:style-name="P14">x4.7</text:p>
          </table:table-cell>
          <table:table-cell table:style-name="Tabla26.D2" office:value-type="string">
            <text:p text:style-name="P13">35 MHz</text:p>
          </table:table-cell>
        </table:table-row>
        <table:table-row>
          <table:table-cell table:style-name="Tabla26.A5" table:number-columns-spanned="4" office:value-type="string">
            <text:p text:style-name="P13">(*1) F<text:span text:style-name="T15">max</text:span> on a Cyclone-II FPGA </text:p>
          </table:table-cell>
          <table:covered-table-cell/>
          <table:covered-table-cell/>
          <table:covered-table-cell/>
        </table:table-row>
      </table:table>
      <text:p text:style-name="P73"/>
      <text:p text:style-name="P73">As can be seen below, this core is about twice as fast as a 12-clocker at the same clock rate and therefore can be characterized as a 6-clocker, even if the clock count per instruction is not linearly scalable from the original.</text:p>
      <text:p text:style-name="P73"/>
      <text:p text:style-name="P82"><text:span text:style-name="T10">The single-clocker </text:span><text:a xlink:type="simple" xlink:href="http://www.cast-inc.com/ip-cores/8051s/r8051xc2/index.html"><text:span text:style-name="T10">CAST's R8051XC-2 AF</text:span></text:a><text:span text:style-name="T10"> has been selected because its feature set is not far ahead of light52's. </text:span></text:p>
      <text:p text:style-name="P73">Note that the area performance of light52 is way better than the selected commercial core, <text:s/>which is amongst the smallest 8051 commercial cores. A detailed comparison would need to account for the many optional modules available in any commercial core (OCD, dual DPTR, etc.), of which R8051XC-2 AF has few.</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style style:name="Table_20__28_user_29_" style:display-name="Table (user)"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Condense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ainHeaderFrame" style:family="table">
      <style:table-properties style:width="16.999cm" fo:margin-top="0cm" fo:margin-bottom="0cm" table:align="margins"/>
    </style:style>
    <style:style style:name="MainHeaderFrame.A" style:family="table-column">
      <style:table-column-properties style:column-width="8.498cm" style:rel-column-width="32767*"/>
    </style:style>
    <style:style style:name="MainHeaderFrame.B" style:family="table-column">
      <style:table-column-properties style:column-width="8.5cm" style:rel-column-width="32768*"/>
    </style:style>
    <style:style style:name="MainHeaderFrame.A1" style:family="table-cell">
      <style:table-cell-properties style:vertical-align="" fo:background-color="transparent" fo:padding="0cm" fo:border="none">
        <style:background-image/>
      </style:table-cell-properties>
    </style:style>
    <style:style style:name="MainHeaderFrame.B1" style:family="table-cell">
      <style:table-cell-properties style:vertical-align="" fo:padding="0cm" fo:border="none"/>
    </style:style>
    <style:style style:name="MainHeaderFrame.2" style:family="table-row">
      <style:table-row-properties style:row-height="0.079cm"/>
    </style:style>
    <style:style style:name="MainHeaderFrame.A2" style:family="table-cell">
      <style:table-cell-properties fo:background-color="#00ae00" fo:padding="0cm" fo:border="none">
        <style:background-image/>
      </style:table-cell-properties>
    </style:style>
    <style:style style:name="Tabla3" style:family="table">
      <style:table-properties style:width="16.999cm" table:align="margins"/>
    </style:style>
    <style:style style:name="Tabla3.A" style:family="table-column">
      <style:table-column-properties style:column-width="5.666cm" style:rel-column-width="21842*"/>
    </style:style>
    <style:style style:name="Tabla3.C" style:family="table-column">
      <style:table-column-properties style:column-width="5.667cm" style:rel-column-width="21851*"/>
    </style:style>
    <style:style style:name="Tabla3.1" style:family="table-row">
      <style:table-row-properties style:row-height="0.049cm"/>
    </style:style>
    <style:style style:name="Tabla3.A1" style:family="table-cell">
      <style:table-cell-properties fo:background-color="#00ae00" fo:padding="0.097cm" fo:border="none">
        <style:background-image/>
      </style:table-cell-properties>
    </style:style>
    <style:style style:name="Tabla3.A2" style:family="table-cell">
      <style:table-cell-properties fo:padding="0.097cm" fo:border="none"/>
    </style:style>
    <style:style style:name="FrontHeaderFrame" style:family="table">
      <style:table-properties style:width="17cm" table:align="margins"/>
    </style:style>
    <style:style style:name="FrontHeaderFrame.A" style:family="table-column">
      <style:table-column-properties style:column-width="8.5cm" style:rel-column-width="32767*"/>
    </style:style>
    <style:style style:name="FrontHeaderFrame.B" style:family="table-column">
      <style:table-column-properties style:column-width="8.5cm" style:rel-column-width="32768*"/>
    </style:style>
    <style:style style:name="FrontHeaderFrame.1" style:family="table-row">
      <style:table-row-properties style:row-height="0.079cm"/>
    </style:style>
    <style:style style:name="FrontHeaderFrame.A1" style:family="table-cell">
      <style:table-cell-properties fo:background-color="#00ae00" fo:padding="0.097cm" fo:border="none">
        <style:background-image/>
      </style:table-cell-properties>
    </style:style>
    <style:style style:name="FrontHeaderFrame.2" style:family="table-row">
      <style:table-row-properties style:min-row-height="1.035cm"/>
    </style:style>
    <style:style style:name="FrontHeaderFrame.A2" style:family="table-cell">
      <style:table-cell-properties fo:padding="0.097cm" fo:border="none"/>
    </style:style>
    <style:style style:name="FrontHeaderFrame.3" style:family="table-row">
      <style:table-row-properties style:row-height="0.03cm"/>
    </style:style>
    <style:style style:name="MainFooterFrame" style:family="table">
      <style:table-properties style:width="17cm" table:align="margins"/>
    </style:style>
    <style:style style:name="MainFooterFrame.A" style:family="table-column">
      <style:table-column-properties style:column-width="5.667cm" style:rel-column-width="21845*"/>
    </style:style>
    <style:style style:name="MainFooterFrame.1" style:family="table-row">
      <style:table-row-properties style:row-height="0.049cm"/>
    </style:style>
    <style:style style:name="MainFooterFrame.A1" style:family="table-cell">
      <style:table-cell-properties fo:background-color="#00ae00" fo:padding="0.097cm" fo:border="none">
        <style:background-image/>
      </style:table-cell-properties>
    </style:style>
    <style:style style:name="MainFooterFrame.A2" style:family="table-cell">
      <style:table-cell-properties fo:padding="0.097cm" fo:border="none"/>
    </style:style>
    <style:style style:name="MP1" style:family="paragraph" style:parent-style-name="Table_20_Contents">
      <style:paragraph-properties fo:margin-top="0.199cm" fo:margin-bottom="0.101cm"/>
      <style:text-properties style:font-name="DejaVu Sans Condensed" fo:font-size="10pt" style:font-size-asian="10pt" style:font-size-complex="10pt"/>
    </style:style>
    <style:style style:name="MP2"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MP3" style:family="paragraph" style:parent-style-name="Table_20_Contents">
      <style:text-properties style:font-name="DejaVu Sans Condensed1"/>
    </style:style>
    <style:style style:name="MP4" style:family="paragraph" style:parent-style-name="Table_20_Contents">
      <style:paragraph-properties fo:text-align="center" style:justify-single-word="false"/>
      <style:text-properties style:font-name="DejaVu Sans Condensed1"/>
    </style:style>
    <style:style style:name="MP5" style:family="paragraph" style:parent-style-name="Table_20_Contents">
      <style:paragraph-properties fo:text-align="end" style:justify-single-word="false"/>
      <style:text-properties style:font-name="DejaVu Sans Condensed1"/>
    </style:style>
    <style:style style:name="MP6"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MP7" style:family="paragraph" style:parent-style-name="Table_20_Contents">
      <style:text-properties style:font-name="DejaVu Sans Condensed" fo:font-size="10pt" style:font-size-asian="10pt" style:font-size-complex="10pt"/>
    </style:style>
    <style:style style:name="MP8" style:family="paragraph" style:parent-style-name="Table_20_Contents">
      <style:paragraph-properties fo:text-align="end" style:justify-single-word="false"/>
      <style:text-properties style:font-name="DejaVu Sans Condensed" fo:font-size="10pt" style:font-size-asian="10pt" style:font-size-complex="10pt"/>
    </style:style>
    <style:style style:name="MP9" style:family="paragraph" style:parent-style-name="Table_20_Contents">
      <style:paragraph-properties fo:margin-top="0.199cm" fo:margin-bottom="0.101cm" fo:text-align="center" style:justify-single-word="false"/>
      <style:text-properties style:font-name="DejaVu Sans Condensed" fo:font-size="10pt" style:font-size-asian="10pt" style:font-size-complex="10pt"/>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5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able:table table:name="MainHeaderFrame" table:style-name="MainHeaderFrame">
          <table:table-column table:style-name="MainHeaderFrame.A"/>
          <table:table-column table:style-name="MainHeaderFrame.B"/>
          <table:table-row>
            <table:table-cell table:style-name="MainHeaderFrame.A1" office:value-type="string">
              <text:p text:style-name="MP1"/>
            </table:table-cell>
            <table:table-cell table:style-name="MainHeaderFrame.B1" office:value-type="string">
              <text:p text:style-name="MP2">Light52 MCS51 IP Core v1.0</text:p>
            </table:table-cell>
          </table:table-row>
          <table:table-row table:style-name="MainHeaderFrame.2">
            <table:table-cell table:style-name="MainHeaderFrame.A2" table:number-columns-spanned="2" office:value-type="string">
              <text:p text:style-name="Table_20_Contents"/>
            </table:table-cell>
            <table:covered-table-cell/>
          </table:table-row>
        </table:table>
        <text:p text:style-name="Standard"/>
      </style:header>
      <style:footer>
        <table:table table:name="Tabla3" table:style-name="Tabla3">
          <table:table-column table:style-name="Tabla3.A" table:number-columns-repeated="2"/>
          <table:table-column table:style-name="Tabla3.C"/>
          <table:table-row table:style-name="Tabla3.1">
            <table:table-cell table:style-name="Tabla3.A1" table:number-columns-spanned="3" office:value-type="string">
              <text:p text:style-name="Table_20_Contents"/>
            </table:table-cell>
            <table:covered-table-cell/>
            <table:covered-table-cell/>
          </table:table-row>
          <table:table-row>
            <table:table-cell table:style-name="Tabla3.A2" office:value-type="string">
              <text:p text:style-name="MP3"><text:date style:data-style-name="N5076" text:date-value="2012-10-02T07:41:05.56">October 2, 2012</text:date></text:p>
            </table:table-cell>
            <table:table-cell table:style-name="Tabla3.A2" office:value-type="string">
              <text:p text:style-name="MP4"><text:a xlink:type="simple" xlink:href="https://github.com/jaruiz/light52">github.com/jaruiz/light52</text:a></text:p>
            </table:table-cell>
            <table:table-cell table:style-name="Tabla3.A2" office:value-type="string">
              <text:p text:style-name="MP5"><text:page-number text:select-page="current">1</text:page-number></text:p>
            </table:table-cell>
          </table:table-row>
        </table:table>
        <text:p text:style-name="Standard"/>
      </style:footer>
    </style:master-page>
    <style:master-page style:name="First_20_Page" style:display-name="First Page" style:page-layout-name="Mpm2" style:next-style-name="Standard">
      <style:header>
        <table:table table:name="FrontHeaderFrame" table:style-name="FrontHeaderFrame">
          <table:table-column table:style-name="FrontHeaderFrame.A"/>
          <table:table-column table:style-name="FrontHeaderFrame.B"/>
          <table:table-row table:style-name="FrontHeaderFrame.1">
            <table:table-cell table:style-name="FrontHeaderFrame.A1" table:number-columns-spanned="2" office:value-type="string">
              <text:p text:style-name="Table_20_Contents"/>
            </table:table-cell>
            <table:covered-table-cell/>
          </table:table-row>
          <table:table-row table:style-name="FrontHeaderFrame.2">
            <table:table-cell table:style-name="FrontHeaderFrame.A2" table:number-columns-spanned="2" office:value-type="string">
              <text:p text:style-name="MP6">Light52 -- free, open source MCS51 compatible CPU core</text:p>
            </table:table-cell>
            <table:covered-table-cell/>
          </table:table-row>
          <table:table-row table:style-name="FrontHeaderFrame.3">
            <table:table-cell table:style-name="FrontHeaderFrame.A1" table:number-columns-spanned="2" office:value-type="string">
              <text:p text:style-name="Table_20_Contents"/>
            </table:table-cell>
            <table:covered-table-cell/>
          </table:table-row>
          <table:table-row>
            <table:table-cell table:style-name="FrontHeaderFrame.A2" office:value-type="string">
              <text:p text:style-name="MP7">Revision <text:user-defined text:name="Version">3</text:user-defined> - <text:date style:data-style-name="N5076" text:date-value="2012-10-02T07:41:05.73">October 2, 2012</text:date></text:p>
            </table:table-cell>
            <table:table-cell table:style-name="FrontHeaderFrame.A2" office:value-type="string">
              <text:p text:style-name="MP8">Core Datasheet</text:p>
            </table:table-cell>
          </table:table-row>
          <table:table-row table:style-name="FrontHeaderFrame.1">
            <table:table-cell table:style-name="FrontHeaderFrame.A1" table:number-columns-spanned="2" office:value-type="string">
              <text:p text:style-name="Table_20_Contents"/>
            </table:table-cell>
            <table:covered-table-cell/>
          </table:table-row>
        </table:table>
        <text:p text:style-name="MP9">© José A. Ruiz 2012</text:p>
      </style:header>
      <style:footer>
        <table:table table:name="MainFooterFrame" table:style-name="MainFooterFrame">
          <table:table-column table:style-name="MainFooterFrame.A" table:number-columns-repeated="3"/>
          <table:table-row table:style-name="MainFooterFrame.1">
            <table:table-cell table:style-name="MainFooterFrame.A1" table:number-columns-spanned="3" office:value-type="string">
              <text:p text:style-name="Table_20_Contents"/>
            </table:table-cell>
            <table:covered-table-cell/>
            <table:covered-table-cell/>
          </table:table-row>
          <table:table-row>
            <table:table-cell table:style-name="MainFooterFrame.A2" office:value-type="string">
              <text:p text:style-name="MP3"><text:date style:data-style-name="N5076" text:date-value="2012-10-02T07:41:05.73">October 2, 2012</text:date></text:p>
            </table:table-cell>
            <table:table-cell table:style-name="MainFooterFrame.A2" office:value-type="string">
              <text:p text:style-name="MP4"><text:a xlink:type="simple" xlink:href="https://github.com/jaruiz/light52">github.com/jaruiz/light52</text:a></text:p>
            </table:table-cell>
            <table:table-cell table:style-name="MainFooterFrame.A2" office:value-type="string">
              <text:p text:style-name="MP5"><text:page-number text:select-page="current">1</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9-26T15:43:59</meta:creation-date>
    <meta:editing-duration>PT00H00M00S</meta:editing-duration>
    <meta:editing-cycles>1</meta:editing-cycles>
    <meta:generator>OpenOffice.org/3.1$Win32 OpenOffice.org_project/310m11$Build-9399</meta:generator>
    <dc:title>Light52 CPU Core Datasheet</dc:title>
    <meta:document-statistic meta:table-count="30" meta:image-count="0" meta:object-count="0" meta:page-count="18" meta:paragraph-count="801" meta:word-count="4021" meta:character-count="22246"/>
    <meta:user-defined meta:name="Version" meta:value-type="float">3</meta:user-defined>
  </office:meta>
</office:document-meta>
</file>